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co15" style:family="table-column">
      <style:table-column-properties fo:break-before="auto" style:column-width="19.0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33.39mm"/>
    </style:style>
    <style:style style:name="co7" style:family="table-column">
      <style:table-column-properties fo:break-before="auto" style:column-width="21.2mm"/>
    </style:style>
    <style:style style:name="co8" style:family="table-column">
      <style:table-column-properties fo:break-before="auto" style:column-width="22.79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4.59mm"/>
    </style:style>
    <style:style style:name="co11" style:family="table-column">
      <style:table-column-properties fo:break-before="auto" style:column-width="43.73mm"/>
    </style:style>
    <style:style style:name="co12" style:family="table-column">
      <style:table-column-properties fo:break-before="auto" style:column-width="19.61mm"/>
    </style:style>
    <style:style style:name="co13" style:family="table-column">
      <style:table-column-properties fo:break-before="auto" style:column-width="12.52mm"/>
    </style:style>
    <style:style style:name="co14" style:family="table-column">
      <style:table-column-properties fo:break-before="auto" style:column-width="41.87mm"/>
    </style:style>
    <style:style style:name="co19" style:family="table-column">
      <style:table-column-properties fo:break-before="auto" style:column-width="11.92mm"/>
    </style:style>
    <style:style style:name="co20" style:family="table-column">
      <style:table-column-properties fo:break-before="auto" style:column-width="18.29mm"/>
    </style:style>
    <style:style style:name="co21" style:family="table-column">
      <style:table-column-properties fo:break-before="auto" style:column-width="126.95mm"/>
    </style:style>
    <style:style style:name="co22" style:family="table-column">
      <style:table-column-properties fo:break-before="auto" style:column-width="29.56mm"/>
    </style:style>
    <style:style style:name="ro7" style:family="table-row">
      <style:table-row-properties style:row-height="7.94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style:style style:name="ta5" style:family="table" style:master-page-name="PageStyle_5f_卡牌">
      <style:table-properties table:display="true" style:writing-mode="lr-tb" tableooo:tab-color="#c0c0c0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3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4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5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6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7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8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9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103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" fo:font-size="16pt" fo:font-style="normal" fo:text-shadow="none" style:text-underline-style="none" fo:font-weight="normal" style:font-name-asian="微软雅黑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奖励&quot;;&quot;纳克萨玛斯&quot;;&quot;地精大战侏儒&quot;;&quot;黑石山的火焰&quot;;&quot;冠军的试练&quot;;&quot;探险者协会&quot;;&quot;上古之神&quot;;&quot;卡拉赞&quot;;&quot;加基森&quot;)" table:allow-empty-cell="true" table:display-list="unsorted" table:base-cell-address="当前标准天梯主流.B984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)" table:allow-empty-cell="true" table:display-list="unsorted" table:base-cell-address="当前标准天梯主流.I1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</table:content-validations>
      <table:table table:name="卡牌" table:style-name="ta5">
        <office:forms form:automatic-focus="false" form:apply-design-mode="false"/>
        <table:table-column-group table:display="false">
          <table:table-column table:style-name="co5" table:visibility="collapse" table:default-cell-style-name="ce61"/>
          <table:table-column table:style-name="co6" table:visibility="collapse" table:default-cell-style-name="ce2"/>
        </table:table-column-group>
        <table:table-column table:style-name="co7" table:default-cell-style-name="ce3"/>
        <table:table-column-group table:display="false">
          <table:table-column table:style-name="co8" table:visibility="collapse" table:default-cell-style-name="ce2"/>
          <table:table-column table:style-name="co9" table:visibility="collapse" table:default-cell-style-name="ce2"/>
        </table:table-column-group>
        <table:table-column table:style-name="co10" table:default-cell-style-name="ce3"/>
        <table:table-column-group table:display="false">
          <table:table-column table:style-name="co10" table:visibility="collapse" table:default-cell-style-name="ce2"/>
        </table:table-column-group>
        <table:table-column table:style-name="co11" table:default-cell-style-name="ce3"/>
        <table:table-column table:style-name="co12" table:default-cell-style-name="ce2"/>
        <table:table-column-group>
          <table:table-column table:style-name="co13" table:number-columns-repeated="5" table:default-cell-style-name="ce2"/>
        </table:table-column-group>
        <table:table-column table:style-name="co14" table:default-cell-style-name="ce69"/>
        <table:table-column-group>
          <table:table-column table:style-name="co19" table:default-cell-style-name="ce14"/>
          <table:table-column table:style-name="co19" table:default-cell-style-name="ce12"/>
        </table:table-column-group>
        <table:table-column table:style-name="co20" table:number-columns-repeated="2" table:default-cell-style-name="ce12"/>
        <table:table-column table:style-name="co20" table:default-cell-style-name="ce14"/>
        <table:table-column table:style-name="co20" table:default-cell-style-name="ce12"/>
        <table:table-column table:style-name="co21" table:default-cell-style-name="ce22"/>
        <table:table-column table:style-name="co22" table:default-cell-style-name="Default"/>
        <table:table-column table:style-name="co15" table:number-columns-repeated="1001" table:default-cell-style-name="Default"/>
        <table:table-row table:style-name="ro4">
          <table:table-cell table:content-validation-name="val1" office:value-type="string" calcext:value-type="string">
            <text:p>发布时间</text:p>
          </table:table-cell>
          <table:table-cell table:style-name="ce63" table:content-validation-name="val3" office:value-type="string" calcext:value-type="string">
            <text:p>系列</text:p>
          </table:table-cell>
          <table:table-cell table:style-name="ce65" table:content-validation-name="val1" office:value-type="string" calcext:value-type="string">
            <text:p>职业</text:p>
          </table:table-cell>
          <table:table-cell table:style-name="ce63" office:value-type="string" calcext:value-type="string">
            <text:p>攻击力 </text:p>
          </table:table-cell>
          <table:table-cell table:style-name="ce63" office:value-type="string" calcext:value-type="string">
            <text:p>生命值</text:p>
          </table:table-cell>
          <table:table-cell table:style-name="ce65" office:value-type="string" calcext:value-type="string">
            <text:p>费用</text:p>
          </table:table-cell>
          <table:table-cell table:style-name="ce63" table:content-validation-name="val5" office:value-type="string" calcext:value-type="string">
            <text:p>类型</text:p>
          </table:table-cell>
          <table:table-cell table:style-name="ce65" table:content-validation-name="val6" office:value-type="string" calcext:value-type="string">
            <text:p>卡牌名称</text:p>
          </table:table-cell>
          <table:table-cell table:style-name="ce63" table:content-validation-name="val7" office:value-type="string" calcext:value-type="string">
            <text:p>种族</text:p>
          </table:table-cell>
          <table:table-cell table:style-name="ce68" table:content-validation-name="val8" office:value-type="string" calcext:value-type="string" table:number-columns-spanned="6" table:number-rows-spanned="1">
            <text:p>字段</text:p>
          </table:table-cell>
          <table:covered-table-cell table:number-columns-repeated="4" table:style-name="ce63" table:content-validation-name="val8"/>
          <table:covered-table-cell table:content-validation-name="val1"/>
          <table:table-cell table:style-name="ce63" office:value-type="string" calcext:value-type="string">
            <text:p>场面</text:p>
          </table:table-cell>
          <table:table-cell table:style-name="ce84" office:value-type="string" calcext:value-type="string">
            <text:p>血量</text:p>
          </table:table-cell>
          <table:table-cell table:style-name="ce84" office:value-type="string" calcext:value-type="string">
            <text:p>速攻</text:p>
          </table:table-cell>
          <table:table-cell table:style-name="ce84" office:value-type="string" calcext:value-type="string">
            <text:p>中速</text:p>
          </table:table-cell>
          <table:table-cell table:style-name="ce63" office:value-type="string" calcext:value-type="string">
            <text:p>控制</text:p>
          </table:table-cell>
          <table:table-cell table:style-name="ce84" office:value-type="string" calcext:value-type="string">
            <text:p>奇迹</text:p>
          </table:table-cell>
          <table:table-cell table:style-name="ce84" office:value-type="string" calcext:value-type="string">
            <text:p>搭配</text:p>
          </table:table-cell>
          <table:table-cell table:style-name="ce63" office:value-type="string" calcext:value-type="string">
            <text:p>相近卡</text:p>
          </table:table-cell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激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:.N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月火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:.N3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/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冰冻药水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冻结;</text:p>
          </table:table-cell>
          <table:table-cell table:style-name="ce63" table:content-validation-name="val8" table:number-columns-repeated="4"/>
          <table:table-cell table:content-validation-name="val1" table:formula="of:=COM.MICROSOFT.CONCAT([.J4:.N4])" office:value-type="string" office:string-value="冻结;" calcext:value-type="string">
            <text:p>冻结;</text:p>
          </table:table-cell>
          <table:table-cell table:number-columns-repeated="6" table:style-name="ce70" office:value-type="string" calcext:value-type="string">
            <text:p>冻结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禁忌烈焰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:.N5])">
            <text:p/>
          </table:table-cell>
          <table:table-cell table:style-name="ce9" office:value-type="string" calcext:value-type="string">
            <text:p>法伤</text:p>
          </table:table-cell>
          <table:table-cell/>
          <table:table-cell table:number-columns-repeated="2" table:style-name="ce9" office:value-type="string" calcext:value-type="string">
            <text:p>法伤</text:p>
          </table:table-cell>
          <table:table-cell/>
          <table:table-cell table:style-name="ce2" table:number-columns-repeated="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沉默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6:.N6])">
            <text:p/>
          </table:table-cell>
          <table:table-cell table:style-name="ce72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number-columns-repeated="2" table:style-name="ce9" office:value-type="string" calcext:value-type="string">
            <text:p>沉默</text:p>
          </table:table-cell>
          <table:table-cell table:style-name="ce3"/>
          <table:table-cell table:style-name="ce9" office:value-type="string" calcext:value-type="string">
            <text:p>沉默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禁忌畸变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7:.N7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70" office:value-type="string" calcext:value-type="string">
            <text:p>召唤</text:p>
          </table:table-cell>
          <table:table-cell/>
          <table:table-cell table:style-name="ce23"/>
          <table:table-cell table:style-name="ce2" office:value-type="string" calcext:value-type="string">
            <text:p>人品（召唤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治疗之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:.N8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4"/>
          <table:table-cell table:style-name="ce72" office:value-type="string" calcext:value-type="string">
            <text:p>恢复</text:p>
          </table:table-cell>
          <table:table-cell/>
          <table:table-cell table:style-name="ce23"/>
          <table:table-cell table:style-name="ce2" office:value-type="string" calcext:value-type="string">
            <text:p>奥金尼灵魂祭司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影步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:.N9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/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" office:value-type="string" calcext:value-type="string">
            <text:p>减费目标(减费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背刺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:.N10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伺机待发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1:.N11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3" table:style-name="ce70" office:value-type="string" calcext:value-type="string">
            <text:p>减费</text:p>
          </table:table-cell>
          <table:table-cell table:style-name="ce22"/>
          <table:table-cell table:style-name="ce2" office:value-type="string" calcext:value-type="string">
            <text:p>法术(减费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伪造的幸运币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2:.N12])">
            <text:p/>
          </table:table-cell>
          <table:table-cell table:number-columns-repeated="5" table:style-name="ce70" office:value-type="string" calcext:value-type="string">
            <text:p>减费</text:p>
          </table:table-cell>
          <table:table-cell table:number-columns-repeated="1004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图腾之力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3:.N13])">
            <text:p/>
          </table:table-cell>
          <table:table-cell table:style-name="ce11" office:value-type="string" calcext:value-type="string">
            <text:p>增益</text:p>
          </table:table-cell>
          <table:table-cell table:style-name="ce18" office:value-type="string" calcext:value-type="string">
            <text:p>增益</text:p>
          </table:table-cell>
          <table:table-cell table:style-name="ce2" table:number-columns-repeated="2"/>
          <table:table-cell table:style-name="ce11" office:value-type="string" calcext:value-type="string">
            <text:p>增益</text:p>
          </table:table-cell>
          <table:table-cell table:style-name="ce18" office:value-type="string" calcext:value-type="string">
            <text:p>增益</text:p>
          </table:table-cell>
          <table:table-cell table:style-name="ce2" office:value-type="string" calcext:value-type="string">
            <text:p>有攻击的图腾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先祖治疗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14:.N14])" office:value-type="string" office:string-value="嘲讽;" calcext:value-type="string">
            <text:p>嘲讽;</text:p>
          </table:table-cell>
          <table:table-cell table:number-columns-repeated="2" table:style-name="ce11" office:value-type="string" calcext:value-type="string">
            <text:p>恢复</text:p>
          </table:table-cell>
          <table:table-cell table:style-name="ce2" table:number-columns-repeated="2"/>
          <table:table-cell table:style-name="ce11" office:value-type="string" calcext:value-type="string">
            <text:p>恢复</text:p>
          </table:table-cell>
          <table:table-cell table:style-name="ce18" office:value-type="string" calcext:value-type="string">
            <text:p>恢复</text:p>
          </table:table-cell>
          <table:table-cell table:style-name="ce2" office:value-type="string" calcext:value-type="string">
            <text:p>搭配牌(增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禁忌治疗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5:.N15])">
            <text:p/>
          </table:table-cell>
          <table:table-cell table:style-name="ce72" office:value-type="string" calcext:value-type="string">
            <text:p>恢复</text:p>
          </table:table-cell>
          <table:table-cell table:number-columns-repeated="3"/>
          <table:table-cell table:number-columns-repeated="2" table:style-name="ce70" office:value-type="string" calcext:value-type="string">
            <text:p>恢复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禁忌仪式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6:.N16])">
            <text:p/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9" office:value-type="string" calcext:value-type="string">
            <text:p>召唤</text:p>
          </table:table-cell>
          <table:table-cell/>
          <table:table-cell table:style-name="ce13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牺牲契约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7:.N17])">
            <text:p/>
          </table:table-cell>
          <table:table-cell table:style-name="ce72" office:value-type="string" calcext:value-type="string">
            <text:p>恢复</text:p>
          </table:table-cell>
          <table:table-cell table:style-name="ce9" office:value-type="string" calcext:value-type="string">
            <text:p>恢复</text:p>
          </table:table-cell>
          <table:table-cell table:style-name="ce2"/>
          <table:table-cell table:style-name="ce9" office:value-type="string" calcext:value-type="string">
            <text:p>消灭</text:p>
          </table:table-cell>
          <table:table-cell table:style-name="ce72" office:value-type="string" calcext:value-type="string">
            <text:p>恢复</text:p>
          </table:table-cell>
          <table:table-cell/>
          <table:table-cell table:style-name="ce2" office:value-type="string" calcext:value-type="string">
            <text:p>恶魔(恢复需求):空灵召唤者;环境(消灭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怒火中烧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8:.N18])">
            <text:p/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2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office:value-type="string" calcext:value-type="string">
            <text:p>恐怖的奴隶主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活动假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19:.N19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 table:style-name="ce23" table:number-columns-repeated="3"/>
          <table:table-cell table:style-name="ce72" office:value-type="string" calcext:value-type="string">
            <text:p>嘲讽</text:p>
          </table:table-cell>
          <table:table-cell table:style-name="ce23"/>
          <table:table-cell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精灵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0:.N20])">
            <text:p/>
          </table:table-cell>
          <table:table-cell table:style-name="ce2"/>
          <table:table-cell table:style-name="ce22" table:number-columns-repeated="3"/>
          <table:table-cell table:style-name="ce2"/>
          <table:table-cell table:style-name="ce22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宝宝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table:number-columns-repeated="5"/>
          <table:table-cell table:content-validation-name="val1" table:formula="of:=COM.MICROSOFT.CONCAT([.J21:.N21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种族</text:p>
          </table:table-cell>
          <table:table-cell table:style-name="ce2"/>
          <table:table-cell table:style-name="ce22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活体根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2:.N22])">
            <text:p/>
          </table:table-cell>
          <table:table-cell table:style-name="ce70" office:value-type="string" calcext:value-type="string">
            <text:p>抉择</text:p>
          </table:table-cell>
          <table:table-cell table:number-columns-repeated="2" table:style-name="ce13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禁忌古树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3:.N23])" office:value-type="string" office:string-value="战吼;" calcext:value-type="string">
            <text:p>战吼;</text:p>
          </table:table-cell>
          <table:table-cell table:style-name="ce12"/>
          <table:table-cell table:style-name="ce70" office:value-type="string" calcext:value-type="string">
            <text:p>战吼</text:p>
          </table:table-cell>
          <table:table-cell/>
          <table:table-cell table:style-name="ce70" office:value-type="string" calcext:value-type="string">
            <text:p>战吼</text:p>
          </table:table-cell>
          <table:table-cell/>
          <table:table-cell table:style-name="ce14"/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魔法乌鸦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24:.N24])">
            <text:p/>
          </table:table-cell>
          <table:table-cell table:style-name="ce12"/>
          <table:table-cell/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青玉护符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4"/>
          <table:table-cell table:content-validation-name="val1" table:formula="of:=COM.MICROSOFT.CONCAT([.J25:.N25])" office:value-type="string" office:string-value="青玉魔像;" calcext:value-type="string">
            <text:p>青玉魔像;</text:p>
          </table:table-cell>
          <table:table-cell table:number-columns-repeated="6" table:style-name="ce70" office:value-type="string" calcext:value-type="string">
            <text:p>召唤</text:p>
          </table:table-cell>
          <table:table-cell office:value-type="string" calcext:value-type="string">
            <text:p>青玉魔像（召唤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乌鸦神像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抉择;</text:p>
          </table:table-cell>
          <table:table-cell table:style-name="ce63" table:content-validation-name="val8" table:number-columns-repeated="4"/>
          <table:table-cell table:content-validation-name="val1" table:formula="of:=COM.MICROSOFT.CONCAT([.J26:.N26])" office:value-type="string" office:string-value="抉择;" calcext:value-type="string">
            <text:p>抉择;</text:p>
          </table:table-cell>
          <table:table-cell table:number-columns-repeated="2" table:style-name="ce13" office:value-type="string" calcext:value-type="string">
            <text:p>发现</text:p>
          </table:table-cell>
          <table:table-cell table:number-columns-repeated="2" table:style-name="ce9" office:value-type="string" calcext:value-type="string">
            <text:p>发现</text:p>
          </table:table-cell>
          <table:table-cell table:number-columns-repeated="2" table:style-name="ce13" office:value-type="string" calcext:value-type="string">
            <text:p>发现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野蛮之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:.N27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70" office:value-type="string" calcext:value-type="string">
            <text:p>法伤</text:p>
          </table:table-cell>
          <table:table-cell/>
          <table:table-cell table:style-name="ce72" office:value-type="string" calcext:value-type="string">
            <text:p>法伤</text:p>
          </table:table-cell>
          <table:table-cell table:style-name="ce2" office:value-type="string" calcext:value-type="string">
            <text:p>攻击增益（法伤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玉莲印记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8:.N28])">
            <text:p/>
          </table:table-cell>
          <table:table-cell table:number-columns-repeated="3" table:style-name="ce70" office:value-type="string" calcext:value-type="string">
            <text:p>增益</text:p>
          </table:table-cell>
          <table:table-cell/>
          <table:table-cell table:style-name="ce72" office:value-type="string" calcext:value-type="string">
            <text:p>法伤</text:p>
          </table:table-cell>
          <table:table-cell table:number-columns-repeated="1004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爪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9:.N29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攻击</text:p>
          </table:table-cell>
          <table:table-cell table:style-name="ce70" office:value-type="string" calcext:value-type="string">
            <text:p>攻击</text:p>
          </table:table-cell>
          <table:table-cell table:style-name="ce9" office:value-type="string" calcext:value-type="string">
            <text:p>攻击</text:p>
          </table:table-cell>
          <table:table-cell table:style-name="ce72" office:value-type="string" calcext:value-type="string">
            <text:p>恢复</text:p>
          </table:table-cell>
          <table:table-cell table:style-name="ce9" office:value-type="string" calcext:value-type="string">
            <text:p>攻击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自然平衡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0:.N30])">
            <text:p/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" office:value-type="string" calcext:value-type="string">
            <text:p>搭配牌(法伤需求):爪击;撕咬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金教侍从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3"/>
          <table:table-cell table:content-validation-name="val1" table:formula="of:=COM.MICROSOFT.CONCAT([.J31:.N31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number-columns-repeated="2"/>
          <table:table-cell table:style-name="ce72" office:value-type="string" calcext:value-type="string">
            <text:p>战吼</text:p>
          </table:table-cell>
          <table:table-cell table:number-columns-repeated="1004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奥术冲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3" table:content-validation-name="val8" table:number-columns-repeated="4"/>
          <table:table-cell table:content-validation-name="val1" table:formula="of:=COM.MICROSOFT.CONCAT([.J32:.N32])" office:value-type="string" office:string-value="法术伤害;" calcext:value-type="string">
            <text:p>法术伤害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/>
          <table:table-cell table:style-name="ce9" office:value-type="string" calcext:value-type="string">
            <text:p>法伤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法强(触发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奥术飞弹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3:.N33])">
            <text:p/>
          </table:table-cell>
          <table:table-cell table:style-name="ce72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冰枪术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冻结;</text:p>
          </table:table-cell>
          <table:table-cell table:style-name="ce63" table:content-validation-name="val8" table:number-columns-repeated="4"/>
          <table:table-cell table:content-validation-name="val1" table:formula="of:=COM.MICROSOFT.CONCAT([.J34:.N34])" office:value-type="string" office:string-value="冻结;" calcext:value-type="string">
            <text:p>冻结;</text:p>
          </table:table-cell>
          <table:table-cell table:style-name="ce72" office:value-type="string" calcext:value-type="string">
            <text:p>冻结</text:p>
          </table:table-cell>
          <table:table-cell table:number-columns-repeated="2" table:style-name="ce13" office:value-type="string" calcext:value-type="string">
            <text:p>法伤</text:p>
          </table:table-cell>
          <table:table-cell/>
          <table:table-cell table:number-columns-repeated="2" table:style-name="ce72" office:value-type="string" calcext:value-type="string">
            <text:p>冻结</text:p>
          </table:table-cell>
          <table:table-cell table:style-name="ce2" office:value-type="string" calcext:value-type="string">
            <text:p>冻结(法伤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法力浮龙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5:.N3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镜像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36:.N36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/>
          <table:table-cell table:style-name="ce9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/>
          <table:table-cell table:style-name="ce2" office:value-type="string" calcext:value-type="string">
            <text:p>麦迪文的残影;飞刀杂耍者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呓语魔典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37:.N37])" office:value-type="string" office:string-value="战吼;" calcext:value-type="string">
            <text:p>战吼;</text:p>
          </table:table-cell>
          <table:table-cell table:number-columns-repeated="2" table:style-name="ce72" office:value-type="string" calcext:value-type="string">
            <text:p>战吼</text:p>
          </table:table-cell>
          <table:table-cell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/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奥术射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8:.N38])">
            <text:p/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3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炽炎蝙蝠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39:.N39])" office:value-type="string" office:string-value="亡语;" calcext:value-type="string">
            <text:p>亡语;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"/>
          <table:table-cell table:style-name="ce9" office:value-type="string" calcext:value-type="string">
            <text:p>亡语</text:p>
          </table:table-cell>
          <table:table-cell table:style-name="ce2" office:value-type="string" calcext:value-type="string">
            <text:p>不带第二张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结网蛛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40:.N4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狂野怒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免疫;</text:p>
          </table:table-cell>
          <table:table-cell table:style-name="ce63" table:content-validation-name="val8" table:number-columns-repeated="4"/>
          <table:table-cell table:content-validation-name="val1" table:formula="of:=COM.MICROSOFT.CONCAT([.J41:.N41])" office:value-type="string" office:string-value="免疫;" calcext:value-type="string">
            <text:p>免疫;</text:p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2"/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野兽(增益目标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猎人印记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2:.N4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4" table:style-name="ce70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森林狼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43:.N43])">
            <text:p/>
          </table:table-cell>
          <table:table-cell table:style-name="ce70" office:value-type="string" calcext:value-type="string">
            <text:p>光环</text:p>
          </table:table-cell>
          <table:table-cell table:style-name="ce9" office:value-type="string" calcext:value-type="string">
            <text:p>光环</text:p>
          </table:table-cell>
          <table:table-cell table:style-name="ce22" table:number-columns-repeated="2"/>
          <table:table-cell table:style-name="ce2"/>
          <table:table-cell table:style-name="ce72" office:value-type="string" calcext:value-type="string">
            <text:p>光环</text:p>
          </table:table-cell>
          <table:table-cell table:style-name="ce2" office:value-type="string" calcext:value-type="string">
            <text:p>野兽(光环目标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神勇弓箭手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4:.N44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激励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table:style-name="ce2"/>
          <table:table-cell table:style-name="ce61"/>
          <table:table-cell table:number-columns-repeated="1001"/>
        </table:table-row>
        <table:table-row table:style-name="ro9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搜寻猎物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5:.N45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4"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雄斑虎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46:.N46])" office:value-type="string" office:string-value="战吼;" calcext:value-type="string">
            <text:p>战吼;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/>
          <table:table-cell table:style-name="ce2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追踪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7:.N47])">
            <text:p/>
          </table:table-cell>
          <table:table-cell table:style-name="ce70" office:value-type="string" calcext:value-type="string">
            <text:p>抽牌</text:p>
          </table:table-cell>
          <table:table-cell table:number-columns-repeated="2"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走私货物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8:.N48])">
            <text:p/>
          </table:table-cell>
          <table:table-cell table:number-columns-repeated="2" table:style-name="ce70" office:value-type="string" calcext:value-type="string">
            <text:p>增益</text:p>
          </table:table-cell>
          <table:table-cell table:number-columns-repeated="2" table:style-name="ce72" office:value-type="string" calcext:value-type="string">
            <text:p>增益</text:p>
          </table:table-cell>
          <table:table-cell table:number-columns-repeated="2" table:style-name="ce70" office:value-type="string" calcext:value-type="string">
            <text:p>增益</text:p>
          </table:table-cell>
          <table:table-cell office:value-type="string" calcext:value-type="string">
            <text:p>野兽（增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影投弹手</text:p>
          </table:table-cell>
          <table:table-cell table:style-name="ce63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49:.N4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4" table:number-columns-repeated="2"/>
          <table:table-cell table:style-name="ce2"/>
          <table:table-cell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北郡牧师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0:.N50])">
            <text:p/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 </text:p>
          </table:table-cell>
          <table:table-cell table:number-columns-repeated="2" table:style-name="ce9" office:value-type="string" calcext:value-type="string">
            <text:p>触发 </text:p>
          </table:table-cell>
          <table:table-cell table:style-name="ce2" office:value-type="string" calcext:value-type="string">
            <text:p>恢复（触发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疯狂药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1:.N51])">
            <text:p/>
          </table:table-cell>
          <table:table-cell table:number-columns-repeated="3" table:style-name="ce13" office:value-type="string" calcext:value-type="string">
            <text:p>特殊</text:p>
          </table:table-cell>
          <table:table-cell table:style-name="ce24"/>
          <table:table-cell table:style-name="ce9" office:value-type="string" calcext:value-type="string">
            <text:p>特殊</text:p>
          </table:table-cell>
          <table:table-cell table:style-name="ce24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快速治疗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2:.N52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4" table:number-columns-repeated="2"/>
          <table:table-cell table:style-name="ce72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雏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53:.N5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4" table:number-columns-repeated="2"/>
          <table:table-cell table:style-name="ce2" office:value-type="string" calcext:value-type="string">
            <text:p>龙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纳鲁之光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4:.N54])">
            <text:p/>
          </table:table-cell>
          <table:table-cell table:style-name="ce70" office:value-type="string" calcext:value-type="string">
            <text:p>恢复</text:p>
          </table:table-cell>
          <table:table-cell table:number-columns-repeated="2" table:style-name="ce9" office:value-type="string" calcext:value-type="string">
            <text:p>召唤</text:p>
          </table:table-cell>
          <table:table-cell table:style-name="ce13" office:value-type="string" calcext:value-type="string">
            <text:p>恢复</text:p>
          </table:table-cell>
          <table:table-cell/>
          <table:table-cell table:style-name="ce24"/>
          <table:table-cell table:style-name="ce2" office:value-type="string" calcext:value-type="string">
            <text:p>奥金尼灵魂祭司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圣惩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5:.N5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缩小药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6:.N56])">
            <text:p/>
          </table:table-cell>
          <table:table-cell table:style-name="ce13" office:value-type="string" calcext:value-type="string">
            <text:p>恢复</text:p>
          </table:table-cell>
          <table:table-cell/>
          <table:table-cell table:style-name="ce24" table:number-columns-repeated="2"/>
          <table:table-cell table:style-name="ce9" office:value-type="string" calcext:value-type="string">
            <text:p>特殊</text:p>
          </table:table-cell>
          <table:table-cell table:style-name="ce24"/>
          <table:table-cell office:value-type="string" calcext:value-type="string">
            <text:p>搭配卡（特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心灵视界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7:.N57])">
            <text:p/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4" table:number-columns-repeated="2"/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心灵之火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8:.N58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24"/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血攻差2点及以上的牌;神圣之灵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真言术：盾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9:.N59])">
            <text:p/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增益</text:p>
          </table:table-cell>
          <table:table-cell table:style-name="ce24"/>
          <table:table-cell table:style-name="ce13" office:value-type="string" calcext:value-type="string">
            <text:p>增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抽卡</text:p>
          </table:table-cell>
          <table:table-cell table:style-name="ce2" office:value-type="string" calcext:value-type="string">
            <text:p>炎术士（法术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真言术：耀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60:.N60])">
            <text:p/>
          </table:table-cell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恢复</text:p>
          </table:table-cell>
          <table:table-cell table:style-name="ce24" table:number-columns-repeated="2"/>
          <table:table-cell table:style-name="ce72" office:value-type="string" calcext:value-type="string">
            <text:p>恢复</text:p>
          </table:table-cell>
          <table:table-cell table:style-name="ce24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吹嘘海盗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61:.N61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冷血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连击;</text:p>
          </table:table-cell>
          <table:table-cell table:style-name="ce63" table:content-validation-name="val8" table:number-columns-repeated="4"/>
          <table:table-cell table:content-validation-name="val1" table:formula="of:=COM.MICROSOFT.CONCAT([.J62:.N62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9" office:value-type="string" calcext:value-type="string">
            <text:p>增益</text:p>
          </table:table-cell>
          <table:table-cell table:style-name="ce2"/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深渊巨蟒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63:.N63])">
            <text:p/>
          </table:table-cell>
          <table:table-cell table:style-name="ce70" office:value-type="string" calcext:value-type="string">
            <text:p>毒伤</text:p>
          </table:table-cell>
          <table:table-cell table:style-name="ce22" table:number-columns-repeated="3"/>
          <table:table-cell table:style-name="ce70" office:value-type="string" calcext:value-type="string">
            <text:p>毒伤</text:p>
          </table:table-cell>
          <table:table-cell table:style-name="ce2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深渊探险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发现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64:.N64])" office:value-type="string" office:string-value="发现;亡语;" calcext:value-type="string">
            <text:p>发现;亡语;</text:p>
          </table:table-cell>
          <table:table-cell table:number-columns-repeated="2" table:style-name="ce70" office:value-type="string" calcext:value-type="string">
            <text:p>发现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发现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锈水海盗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5:.N6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隐藏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66:.N66])">
            <text:p/>
          </table:table-cell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table:number-columns-repeated="3"/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隐藏目标(特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影袭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67:.N67])">
            <text:p/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2" table:number-columns-repeated="2"/>
          <table:table-cell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执刀教徒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连击;</text:p>
          </table:table-cell>
          <table:table-cell table:style-name="ce63" table:content-validation-name="val8" table:number-columns-repeated="4"/>
          <table:table-cell table:content-validation-name="val1" table:formula="of:=COM.MICROSOFT.CONCAT([.J68:.N6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连击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致命药膏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69:.N69])">
            <text:p/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style-name="ce2" table:number-columns-repeated="3"/>
          <table:table-cell table:style-name="ce13" office:value-type="string" calcext:value-type="string">
            <text:p>攻击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冰霜震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冻结;</text:p>
          </table:table-cell>
          <table:table-cell table:style-name="ce63" table:content-validation-name="val8" table:number-columns-repeated="4"/>
          <table:table-cell table:content-validation-name="val1" table:formula="of:=COM.MICROSOFT.CONCAT([.J70:.N70])" office:value-type="string" office:string-value="冻结;" calcext:value-type="string">
            <text:p>冻结;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2" table:number-columns-repeated="3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叉状闪电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71:.N71])" office:value-type="string" office:string-value="过载;" calcext:value-type="string">
            <text:p>过载;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尘魔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72:.N72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15"/>
          <table:table-cell table:style-name="ce22"/>
          <table:table-cell table:style-name="ce2" office:value-type="string" calcext:value-type="string">
            <text:p>需求场面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大地震击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沉默;</text:p>
          </table:table-cell>
          <table:table-cell table:style-name="ce61" table:content-validation-name="val8" table:number-columns-repeated="4"/>
          <table:table-cell table:content-validation-name="val1" table:formula="of:=COM.MICROSOFT.CONCAT([.J73:.N73])" office:value-type="string" office:string-value="沉默;" calcext:value-type="string">
            <text:p>沉默;</text:p>
          </table:table-cell>
          <table:table-cell table:style-name="ce70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number-columns-repeated="2" table:style-name="ce72" office:value-type="string" calcext:value-type="string">
            <text:p>沉默</text:p>
          </table:table-cell>
          <table:table-cell table:style-name="ce70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进化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74:.N74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人品(特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坑道穴居人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75:.N75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过载(触发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闪电箭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76:.N76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1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先到先得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发现;</text:p>
          </table:table-cell>
          <table:table-cell table:style-name="ce63" table:content-validation-name="val8" table:number-columns-repeated="4"/>
          <table:table-cell table:content-validation-name="val1" table:formula="of:=COM.MICROSOFT.CONCAT([.J77:.N77])" office:value-type="string" office:string-value="发现;" calcext:value-type="string">
            <text:p>发现;</text:p>
          </table:table-cell>
          <table:table-cell table:number-columns-repeated="6" table:style-name="ce70" office:value-type="string" calcext:value-type="string">
            <text:p>发现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幽灵之爪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3" table:content-validation-name="val8" table:number-columns-repeated="4"/>
          <table:table-cell table:content-validation-name="val1" table:formula="of:=COM.MICROSOFT.CONCAT([.J78:.N78])" office:value-type="string" office:string-value="法术伤害;" calcext:value-type="string">
            <text:p>法术伤害;</text:p>
          </table:table-cell>
          <table:table-cell table:number-columns-repeated="2" table:style-name="ce70" office:value-type="string" calcext:value-type="string">
            <text:p>武器</text:p>
          </table:table-cell>
          <table:table-cell table:number-columns-repeated="2"/>
          <table:table-cell table:style-name="ce70" office:value-type="string" calcext:value-type="string">
            <text:p>触发</text:p>
          </table:table-cell>
          <table:table-cell table:style-name="ce70" office:value-type="string" calcext:value-type="string">
            <text:p>武器</text:p>
          </table:table-cell>
          <table:table-cell table:style-name="ce2" office:value-type="string" calcext:value-type="string">
            <text:p>法术伤害（触发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原始融合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79:.N79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保护之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table:number-columns-repeated="4"/>
          <table:table-cell table:content-validation-name="val1" table:formula="of:=COM.MICROSOFT.CONCAT([.J80:.N80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增益</text:p>
          </table:table-cell>
          <table:table-cell table:style-name="ce22"/>
          <table:table-cell table:number-columns-repeated="2"/>
          <table:table-cell table:number-columns-repeated="2" table:style-name="ce70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忏悔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1:.N81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特殊</text:p>
          </table:table-cell>
          <table:table-cell table:number-columns-repeated="2"/>
          <table:table-cell table:style-name="ce81" office:value-type="string" calcext:value-type="string">
            <text:p>特殊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崇高牺牲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2:.N82])">
            <text:p/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奥秘</text:p>
          </table:table-cell>
          <table:table-cell table:number-columns-repeated="2" table:style-name="ce72" office:value-type="string" calcext:value-type="string">
            <text:p>奥秘</text:p>
          </table:table-cell>
          <table:table-cell table:style-name="ce70" office:value-type="string" calcext:value-type="string">
            <text:p>恢复</text:p>
          </table:table-cell>
          <table:table-cell table:style-name="ce70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9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风驰电掣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3:.N83])">
            <text:p/>
          </table:table-cell>
          <table:table-cell table:number-columns-repeated="6" table:style-name="ce13" office:value-type="string" calcext:value-type="string">
            <text:p>增益</text:p>
          </table:table-cell>
          <table:table-cell office:value-type="string" calcext:value-type="string">
            <text:p>搭配卡组（增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复仇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4:.N84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0" office:value-type="string" calcext:value-type="string">
            <text:p>增益</text:p>
          </table:table-cell>
          <table:table-cell table:style-name="ce70" office:value-type="string" calcext:value-type="string">
            <text:p>奥秘</text:p>
          </table:table-cell>
          <table:table-cell table:style-name="ce2" office:value-type="string" calcext:value-type="string">
            <text:p>圣盾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海象人执法官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85:.N85])" office:value-type="string" office:string-value="亡语;" calcext:value-type="string">
            <text:p>亡语;</text:p>
          </table:table-cell>
          <table:table-cell table:style-name="ce13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亡语</text:p>
          </table:table-cell>
          <table:table-cell office:value-type="string" calcext:value-type="string">
            <text:p>增益（亡语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救赎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6:.N86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召唤</text:p>
          </table:table-cell>
          <table:table-cell table:number-columns-repeated="2" table:style-name="ce72" office:value-type="string" calcext:value-type="string">
            <text:p>奥秘</text:p>
          </table:table-cell>
          <table:table-cell table:style-name="ce72" office:value-type="string" calcext:value-type="string">
            <text:p>召唤</text:p>
          </table:table-cell>
          <table:table-cell table:style-name="ce72" office:value-type="string" calcext:value-type="string">
            <text:p>奥秘</text:p>
          </table:table-cell>
          <table:table-cell table:style-name="ce2" office:value-type="string" calcext:value-type="string">
            <text:p>召唤目标(召唤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力量祝福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7:.N87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61" table:number-columns-repeated="2"/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谦逊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8:.N88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number-columns-repeated="2" table:style-name="ce72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2" office:value-type="string" calcext:value-type="string">
            <text:p>狂奔科多兽;生命不小于3的牌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圣之力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9:.N89])">
            <text:p/>
          </table:table-cell>
          <table:table-cell table:number-columns-repeated="2" table:style-name="ce70" office:value-type="string" calcext:value-type="string">
            <text:p>增益</text:p>
          </table:table-cell>
          <table:table-cell table:style-name="ce61" table:number-columns-repeated="2"/>
          <table:table-cell table:style-name="ce72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审判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0:.N90])">
            <text:p/>
          </table:table-cell>
          <table:table-cell table:style-name="ce70" office:value-type="string" calcext:value-type="string">
            <text:p>奥秘</text:p>
          </table:table-cell>
          <table:table-cell table:number-columns-repeated="3" table:style-name="ce9" office:value-type="string" calcext:value-type="string">
            <text:p>奥秘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圣光的正义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1:.N91])">
            <text:p/>
          </table:table-cell>
          <table:table-cell table:style-name="ce2"/>
          <table:table-cell table:style-name="ce13" office:value-type="string" calcext:value-type="string">
            <text:p>武器</text:p>
          </table:table-cell>
          <table:table-cell table:style-name="ce2" table:number-columns-repeated="3"/>
          <table:table-cell table:style-name="ce9" office:value-type="string" calcext:value-type="string">
            <text:p>武器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鳞劫掠者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2:.N92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鱼人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无私的英雄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table:number-columns-repeated="3"/>
          <table:table-cell table:content-validation-name="val1" table:formula="of:=COM.MICROSOFT.CONCAT([.J93:.N93])" office:value-type="string" office:string-value="亡语;圣盾;" calcext:value-type="string">
            <text:p>亡语;圣盾;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鳍审判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4:.N94])" office:value-type="string" office:string-value="战吼;" calcext:value-type="string">
            <text:p>战吼;</text:p>
          </table:table-cell>
          <table:table-cell/>
          <table:table-cell table:style-name="ce13" office:value-type="string" calcext:value-type="string">
            <text:p>身材</text:p>
          </table:table-cell>
          <table:table-cell table:number-columns-repeated="3"/>
          <table:table-cell table:style-name="ce70" office:value-type="string" calcext:value-type="string">
            <text:p>战吼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以眼还眼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5:.N95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法伤</text:p>
          </table:table-cell>
          <table:table-cell table:number-columns-repeated="2"/>
          <table:table-cell table:style-name="ce2"/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战术撤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96:.N96])" office:value-type="string" office:string-value="奥秘;" calcext:value-type="string">
            <text:p>奥秘;</text:p>
          </table:table-cell>
          <table:table-cell table:number-columns-repeated="2" table:style-name="ce13" office:value-type="string" calcext:value-type="string">
            <text:p>奥秘</text:p>
          </table:table-cell>
          <table:table-cell table:number-columns-repeated="2" table:style-name="ce9" office:value-type="string" calcext:value-type="string">
            <text:p>奥秘</text:p>
          </table:table-cell>
          <table:table-cell table:number-columns-repeated="2" table:style-name="ce13" office:value-type="string" calcext:value-type="string">
            <text:p>奥秘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争强好胜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7:.N97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2" office:value-type="string" calcext:value-type="string">
            <text:p>增益</text:p>
          </table:table-cell>
          <table:table-cell table:style-name="ce70" office:value-type="string" calcext:value-type="string">
            <text:p>奥秘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智慧祝福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8:.N98])">
            <text:p/>
          </table:table-cell>
          <table:table-cell table:style-name="ce70" office:value-type="string" calcext:value-type="string">
            <text:p>抽卡</text:p>
          </table:table-cell>
          <table:table-cell table:style-name="ce9" office:value-type="string" calcext:value-type="string">
            <text:p>抽卡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抽卡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腐蚀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9:.N99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3" table:style-name="ce17" office:value-type="string" calcext:value-type="string">
            <text:p>特殊</text:p>
          </table:table-cell>
          <table:table-cell table:style-name="ce81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力量的代价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0:.N100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9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烈焰小鬼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1:.N1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灵魂之火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2:.N10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马克扎尔的小鬼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3:.N103])">
            <text:p/>
          </table:table-cell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2" office:value-type="string" calcext:value-type="string">
            <text:p>弃牌效果（触发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死亡缠绕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4:.N104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17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鲜血小鬼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5:.N105])">
            <text:p/>
          </table:table-cell>
          <table:table-cell table:style-name="ce70" office:value-type="string" calcext:value-type="string">
            <text:p>持续</text:p>
          </table:table-cell>
          <table:table-cell table:style-name="ce22" table:number-columns-repeated="3"/>
          <table:table-cell table:number-columns-repeated="2" table:style-name="ce72" office:value-type="string" calcext:value-type="string">
            <text:p>持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空行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106:.N106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嘲讽</text:p>
          </table:table-cell>
          <table:table-cell table:number-columns-repeated="2" table:style-name="ce72" office:value-type="string" calcext:value-type="string">
            <text:p>身材</text:p>
          </table:table-cell>
          <table:table-cell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遗物搜寻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7:.N107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61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搭配卡组(战吼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着魔村民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08:.N108])" office:value-type="string" office:string-value="亡语;" calcext:value-type="string">
            <text:p>亡语;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3"/>
          <table:table-cell table:style-name="ce9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冲锋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9:.N109])">
            <text:p/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2" table:number-columns-repeated="2"/>
          <table:table-cell table:style-name="ce9" office:value-type="string" calcext:value-type="string">
            <text:p>增益</text:p>
          </table:table-cell>
          <table:table-cell table:style-name="ce2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盾牌猛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10:.N110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22"/>
          <table:table-cell table:style-name="ce9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office:value-type="string" calcext:value-type="string">
            <text:p>护甲(法伤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恩佐斯的副官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11:.N111])" office:value-type="string" office:string-value="战吼;" calcext:value-type="string">
            <text:p>战吼;</text:p>
          </table:table-cell>
          <table:table-cell table:style-name="ce15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化血为脓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12:.N112])">
            <text:p/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15"/>
          <table:table-cell table:style-name="ce9" office:value-type="string" calcext:value-type="string">
            <text:p>身材</text:p>
          </table:table-cell>
          <table:table-cell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升级！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13:.N113])">
            <text:p/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style-name="ce22" table:number-columns-repeated="2"/>
          <table:table-cell table:style-name="ce9" office:value-type="string" calcext:value-type="string">
            <text:p>增益</text:p>
          </table:table-cell>
          <table:table-cell office:value-type="string" calcext:value-type="string">
            <text:p>武器(特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盛气凌人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发现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3"/>
          <table:table-cell table:content-validation-name="val1" table:formula="of:=COM.MICROSOFT.CONCAT([.J114:.N114])" office:value-type="string" office:string-value="发现;嘲讽;" calcext:value-type="string">
            <text:p>发现;嘲讽;</text:p>
          </table:table-cell>
          <table:table-cell table:number-columns-repeated="2" table:style-name="ce70" office:value-type="string" calcext:value-type="string">
            <text:p>发现</text:p>
          </table:table-cell>
          <table:table-cell table:number-columns-repeated="2" table:style-name="ce72" office:value-type="string" calcext:value-type="string">
            <text:p>发现</text:p>
          </table:table-cell>
          <table:table-cell table:style-name="ce70" office:value-type="string" calcext:value-type="string">
            <text:p>发现</text:p>
          </table:table-cell>
          <table:table-cell table:style-name="ce72" office:value-type="string" calcext:value-type="string">
            <text:p>发现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旋风斩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15:.N115])">
            <text:p/>
          </table:table-cell>
          <table:table-cell table:style-name="ce2"/>
          <table:table-cell table:style-name="ce22" table:number-columns-repeated="2"/>
          <table:table-cell table:number-columns-repeated="2"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战斗机器人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激怒;</text:p>
          </table:table-cell>
          <table:table-cell table:style-name="ce63" table:content-validation-name="val8" table:number-columns-repeated="4"/>
          <table:table-cell table:content-validation-name="val1" table:formula="of:=COM.MICROSOFT.CONCAT([.J116:.N116])" office:value-type="string" office:string-value="激怒;" calcext:value-type="string">
            <text:p>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激怒</text:p>
          </table:table-cell>
          <table:table-cell table:style-name="ce70" office:value-type="string" calcext:value-type="string">
            <text:p>激怒</text:p>
          </table:table-cell>
          <table:table-cell table:style-name="ce9" office:value-type="string" calcext:value-type="string">
            <text:p>激怒</text:p>
          </table:table-cell>
          <table:table-cell office:value-type="string" calcext:value-type="string">
            <text:p>激怒相关:严酷的监工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诅咒之刃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17:.N117])">
            <text:p/>
          </table:table-cell>
          <table:table-cell table:style-name="ce72" office:value-type="string" calcext:value-type="string">
            <text:p>武器</text:p>
          </table:table-cell>
          <table:table-cell table:style-name="ce9" office:value-type="string" calcext:value-type="string">
            <text:p>武器</text:p>
          </table:table-cell>
          <table:table-cell table:style-name="ce72" office:value-type="string" calcext:value-type="string">
            <text:p>武器</text:p>
          </table:table-cell>
          <table:table-cell table:style-name="ce22" table:number-columns-repeated="3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鳞先知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table:number-columns-repeated="5"/>
          <table:table-cell table:content-validation-name="val1" table:formula="of:=COM.MICROSOFT.CONCAT([.J118:.N118])">
            <text:p/>
          </table:table-cell>
          <table:table-cell table:style-name="ce72" office:value-type="string" calcext:value-type="string">
            <text:p>光环</text:p>
          </table:table-cell>
          <table:table-cell table:number-columns-repeated="2" table:style-name="ce13" office:value-type="string" calcext:value-type="string">
            <text:p>光环</text:p>
          </table:table-cell>
          <table:table-cell table:style-name="ce9" office:value-type="string" calcext:value-type="string">
            <text:p>光环</text:p>
          </table:table-cell>
          <table:table-cell table:style-name="ce2"/>
          <table:table-cell/>
          <table:table-cell office:value-type="string" calcext:value-type="string">
            <text:p>鱼人（光环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秘守护者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19:.N119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奥秘（触发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术畸体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20:.N120])">
            <text:p/>
          </table:table-cell>
          <table:table-cell/>
          <table:table-cell table:style-name="ce70" office:value-type="string" calcext:value-type="string">
            <text:p>持续</text:p>
          </table:table-cell>
          <table:table-cell table:number-columns-repeated="2"/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搭配卡组（持续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百变泽鲁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21:.N121])">
            <text:p/>
          </table:table-cell>
          <table:table-cell table:number-columns-repeated="2"/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2"/>
          <table:table-cell office:value-type="string" calcext:value-type="string">
            <text:p>人品（特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蹩脚海盗</text:p>
          </table:table-cell>
          <table:table-cell table:style-name="ce63" table:content-validation-name="val7" office:value-type="string" calcext:value-type="string">
            <text:p>海盗</text:p>
          </table:table-cell>
          <table:table-cell table:style-name="ce63" table:content-validation-name="val8" table:number-columns-repeated="5"/>
          <table:table-cell table:content-validation-name="val1" table:formula="of:=COM.MICROSOFT.CONCAT([.J122:.N122])">
            <text:p/>
          </table:table-cell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/>
          <table:table-cell table:style-name="ce2" office:value-type="string" calcext:value-type="string">
            <text:p>武器（触发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持盾卫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123:.N12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table:number-columns-repeated="2"/>
          <table:table-cell table:style-name="ce9" office:value-type="string" calcext:value-type="string">
            <text:p>嘲讽</text:p>
          </table:table-cell>
          <table:table-cell/>
          <table:table-cell office:value-type="string" calcext:value-type="string">
            <text:p>永续增益</text:p>
          </table:table-cell>
          <table:table-cell table:number-columns-repeated="1002"/>
        </table:table-row>
        <table:table-row table:style-name="ro9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齿轮大师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24:.N12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机械</text:p>
          </table:table-cell>
          <table:table-cell table:number-columns-repeated="1002"/>
        </table:table-row>
        <table:table-row table:style-name="ro9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低阶侍从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励;</text:p>
          </table:table-cell>
          <table:table-cell table:style-name="ce61" table:content-validation-name="val8" table:number-columns-repeated="4"/>
          <table:table-cell table:content-validation-name="val1" table:formula="of:=COM.MICROSOFT.CONCAT([.J125:.N125])" office:value-type="string" office:string-value="激励;" calcext:value-type="string">
            <text:p>激励;</text:p>
          </table:table-cell>
          <table:table-cell table:style-name="ce72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激励</text:p>
          </table:table-cell>
          <table:table-cell table:style-name="ce81" office:value-type="string" calcext:value-type="string">
            <text:p>激励</text:p>
          </table:table-cell>
          <table:table-cell table:style-name="ce12"/>
          <table:table-cell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恩佐斯的触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26:.N126])" office:value-type="string" office:string-value="亡语;" calcext:value-type="string">
            <text:p>亡语;</text:p>
          </table:table-cell>
          <table:table-cell table:style-name="ce2"/>
          <table:table-cell table:style-name="ce22"/>
          <table:table-cell table:number-columns-repeated="2" table:style-name="ce9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发条侏儒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27:.N12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style-name="ce22" table:number-columns-repeated="2"/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芬利·莫格顿爵士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发现;</text:p>
          </table:table-cell>
          <table:table-cell table:style-name="ce63" table:content-validation-name="val8" table:number-columns-repeated="3"/>
          <table:table-cell table:content-validation-name="val1" table:formula="of:=COM.MICROSOFT.CONCAT([.J128:.N128])" office:value-type="string" office:string-value="战吼;发现;" calcext:value-type="string">
            <text:p>战吼;发现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搭配卡组（特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愤怒的小鸡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激怒;</text:p>
          </table:table-cell>
          <table:table-cell table:style-name="ce63" table:content-validation-name="val8" table:number-columns-repeated="4"/>
          <table:table-cell table:content-validation-name="val1" table:formula="of:=COM.MICROSOFT.CONCAT([.J129:.N129])" office:value-type="string" office:string-value="激怒;" calcext:value-type="string">
            <text:p>激怒;</text:p>
          </table:table-cell>
          <table:table-cell table:style-name="ce2"/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大胖;战歌指挥官+阿古斯防御者+怒火中烧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符文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30:.N130])" office:value-type="string" office:string-value="亡语;" calcext:value-type="string">
            <text:p>亡语;</text:p>
          </table:table-cell>
          <table:table-cell table:number-columns-repeated="5"/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海盗帕奇斯</text:p>
          </table:table-cell>
          <table:table-cell table:style-name="ce63" table:content-validation-name="val7" office:value-type="string" calcext:value-type="string">
            <text:p>海盗</text:p>
          </table:table-cell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table:number-columns-repeated="4"/>
          <table:table-cell table:content-validation-name="val1" table:formula="of:=COM.MICROSOFT.CONCAT([.J131:.N131])" office:value-type="string" office:string-value="冲锋;" calcext:value-type="string">
            <text:p>冲锋;</text:p>
          </table:table-cell>
          <table:table-cell table:style-name="ce13" office:value-type="string" calcext:value-type="string">
            <text:p>特殊</text:p>
          </table:table-cell>
          <table:table-cell table:style-name="ce13" office:value-type="string" calcext:value-type="string">
            <text:p>冲锋</text:p>
          </table:table-cell>
          <table:table-cell table:style-name="ce13" office:value-type="string" calcext:value-type="string">
            <text:p>特殊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海盗（特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基森枪骑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32:.N13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/>
          <table:table-cell table:style-name="ce22"/>
          <table:table-cell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叫嚣的中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33:.N133])" office:value-type="string" office:string-value="战吼;" calcext:value-type="string">
            <text:p>战吼;</text:p>
          </table:table-cell>
          <table:table-cell table:style-name="ce16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精灵弓箭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34:.N134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激怒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狂热的新兵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35:.N135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22" table:number-columns-repeated="3"/>
          <table:table-cell table:style-name="ce72" office:value-type="string" calcext:value-type="string">
            <text:p>亡语</text:p>
          </table:table-cell>
          <table:table-cell table:number-columns-repeated="1004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浪人渗透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4"/>
          <table:table-cell table:content-validation-name="val1" table:formula="of:=COM.MICROSOFT.CONCAT([.J136:.N136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潜行</text:p>
          </table:table-cell>
          <table:table-cell table:number-columns-repeated="2" table:style-name="ce9" office:value-type="string" calcext:value-type="string">
            <text:p>潜行</text:p>
          </table:table-cell>
          <table:table-cell table:style-name="ce72" office:value-type="string" calcext:value-type="string">
            <text:p>潜行</text:p>
          </table:table-cell>
          <table:table-cell table:style-name="ce9" office:value-type="string" calcext:value-type="string">
            <text:p>亡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龙蛋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37:.N137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/>
          <table:table-cell table:style-name="ce9" office:value-type="string" calcext:value-type="string">
            <text:p>亡语</text:p>
          </table:table-cell>
          <table:table-cell table:style-name="ce72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搭配牌（触发需求）;严酷的监工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麻疯侏儒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38:.N13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亡语</text:p>
          </table:table-cell>
          <table:table-cell/>
          <table:table-cell table:style-name="ce22"/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南海船工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table:number-columns-repeated="4"/>
          <table:table-cell table:content-validation-name="val1" table:formula="of:=COM.MICROSOFT.CONCAT([.J139:.N139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number-columns-repeated="3" table:style-name="ce9" office:value-type="string" calcext:value-type="string">
            <text:p>冲锋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年轻的女祭司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40:.N140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增益目标（持续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肉用僵尸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41:.N141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office:value-type="string" calcext:value-type="string">
            <text:p>奥金尼灵魂祭司;永续增益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赛场观众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142:.N142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style-name="ce9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2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闪金镇步兵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143:.N14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81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office:value-type="string" calcext:value-type="string">
            <text:p>永续增益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圣光护卫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44:.N144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恢复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石牙野猪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145:.N145])">
            <text:p/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22"/>
          <table:table-cell table:style-name="ce2"/>
          <table:table-cell table:style-name="ce9" office:value-type="string" calcext:value-type="string">
            <text:p>冲锋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受伤的克瓦迪尔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146:.N14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2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恢复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送葬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47:.N14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触发</text:p>
          </table:table-cell>
          <table:table-cell table:style-name="ce22" table:number-columns-repeated="3"/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亡语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亡灵药剂师</text:p>
          </table:table-cell>
          <table:table-cell table:style-name="ce61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48:.N148])" office:value-type="string" office:string-value="亡语;" calcext:value-type="string">
            <text:p>亡语;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亡语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巫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49:.N14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帆海盗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50:.N15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72" office:value-type="string" calcext:value-type="string">
            <text:p>战吼</text:p>
          </table:table-cell>
          <table:table-cell office:value-type="string" calcext:value-type="string">
            <text:p>海盗相关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色侍从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table:number-columns-repeated="4"/>
          <table:table-cell table:content-validation-name="val1" table:formula="of:=COM.MICROSOFT.CONCAT([.J151:.N151])" office:value-type="string" office:string-value="圣盾;" calcext:value-type="string">
            <text:p>圣盾;</text:p>
          </table:table-cell>
          <table:table-cell/>
          <table:table-cell table:style-name="ce13" office:value-type="string" calcext:value-type="string">
            <text:p>圣盾</text:p>
          </table:table-cell>
          <table:table-cell table:number-columns-repeated="2" table:style-name="ce9" office:value-type="string" calcext:value-type="string">
            <text:p>圣盾</text:p>
          </table:table-cell>
          <table:table-cell table:style-name="ce2" table:number-columns-repeated="2"/>
          <table:table-cell office:value-type="string" calcext:value-type="string">
            <text:p>永续增益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幼龙鹰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152:.N152])">
            <text:p/>
          </table:table-cell>
          <table:table-cell table:style-name="ce2"/>
          <table:table-cell table:style-name="ce22"/>
          <table:table-cell table:number-columns-repeated="2"/>
          <table:table-cell table:style-name="ce2"/>
          <table:table-cell table:style-name="ce13" office:value-type="string" calcext:value-type="string">
            <text:p>风怒</text:p>
          </table:table-cell>
          <table:table-cell office:value-type="string" calcext:value-type="string">
            <text:p>野兽相关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鼬鼠挖掘工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53:.N153])" office:value-type="string" office:string-value="亡语;" calcext:value-type="string">
            <text:p>亡语;</text:p>
          </table:table-cell>
          <table:table-cell table:number-columns-repeated="4"/>
          <table:table-cell table:style-name="ce2"/>
          <table:table-cell table:style-name="ce9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杀手蟹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54:.N15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/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袭击者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table:number-columns-repeated="5"/>
          <table:table-cell table:content-validation-name="val1" table:formula="of:=COM.MICROSOFT.CONCAT([.J155:.N155])">
            <text:p/>
          </table:table-cell>
          <table:table-cell table:style-name="ce72" office:value-type="string" calcext:value-type="string">
            <text:p>身材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鱼人相关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招潮者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table:number-columns-repeated="5"/>
          <table:table-cell table:content-validation-name="val1" table:formula="of:=COM.MICROSOFT.CONCAT([.J156:.N156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81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鱼人（触发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达纳苏斯豹骑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157:.N157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61" office:value-type="string" calcext:value-type="string">
            <text:p>不要带第二张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电镀机械熊仔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抉择;</text:p>
          </table:table-cell>
          <table:table-cell table:style-name="ce63" table:content-validation-name="val8" table:number-columns-repeated="3"/>
          <table:table-cell table:content-validation-name="val1" table:formula="of:=COM.MICROSOFT.CONCAT([.J158:.N158])" office:value-type="string" office:string-value="嘲讽;抉择;" calcext:value-type="string">
            <text:p>嘲讽;抉择;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嘲讽</text:p>
          </table:table-cell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愤怒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59:.N159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抽卡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刃牙德鲁伊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60:.N160])">
            <text:p/>
          </table:table-cell>
          <table:table-cell table:style-name="ce70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style-name="ce13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亚煞极印记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61:.N161])">
            <text:p/>
          </table:table-cell>
          <table:table-cell table:number-columns-repeated="4" table:style-name="ce13" office:value-type="string" calcext:value-type="string">
            <text:p>增益</text:p>
          </table:table-cell>
          <table:table-cell table:style-name="ce2"/>
          <table:table-cell table:style-name="ce9" office:value-type="string" calcext:value-type="string">
            <text:p>抽卡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野性成长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62:.N162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野性印记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163:.N163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9" office:value-type="string" calcext:value-type="string">
            <text:p>增益</text:p>
          </table:table-cell>
          <table:table-cell table:style-name="ce22"/>
          <table:table-cell table:number-columns-repeated="2" table:style-name="ce9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野性之力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64:.N164])">
            <text:p/>
          </table:table-cell>
          <table:table-cell table:style-name="ce70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72" office:value-type="string" calcext:value-type="string">
            <text:p>增益</text:p>
          </table:table-cell>
          <table:table-cell table:style-name="ce2"/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冰爆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冻结;</text:p>
          </table:table-cell>
          <table:table-cell table:style-name="ce63" table:content-validation-name="val8" table:number-columns-repeated="4"/>
          <table:table-cell table:content-validation-name="val1" table:formula="of:=COM.MICROSOFT.CONCAT([.J165:.N165])" office:value-type="string" office:string-value="冻结;" calcext:value-type="string">
            <text:p>冻结;</text:p>
          </table:table-cell>
          <table:table-cell table:number-columns-repeated="6" table:style-name="ce9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不稳定的传送门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66:.N166])">
            <text:p/>
          </table:table-cell>
          <table:table-cell table:style-name="ce70" office:value-type="string" calcext:value-type="string">
            <text:p>减费</text:p>
          </table:table-cell>
          <table:table-cell table:number-columns-repeated="3"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寒冰箭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冻结;</text:p>
          </table:table-cell>
          <table:table-cell table:style-name="ce61" table:content-validation-name="val8" table:number-columns-repeated="4"/>
          <table:table-cell table:content-validation-name="val1" table:formula="of:=COM.MICROSOFT.CONCAT([.J167:.N167])" office:value-type="string" office:string-value="冻结;" calcext:value-type="string">
            <text:p>冻结;</text:p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0" office:value-type="string" calcext:value-type="string">
            <text:p>冻结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烈焰轰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68:.N168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style-name="ce2" office:value-type="string" calcext:value-type="string">
            <text:p>环境(血量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麦迪文的男仆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3"/>
          <table:table-cell table:content-validation-name="val1" table:formula="of:=COM.MICROSOFT.CONCAT([.J169:.N169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" office:value-type="string" calcext:value-type="string">
            <text:p>奥秘(战吼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魔爆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70:.N170])">
            <text:p/>
          </table:table-cell>
          <table:table-cell table:style-name="ce2"/>
          <table:table-cell table:style-name="ce22"/>
          <table:table-cell table:style-name="ce2"/>
          <table:table-cell table:number-columns-repeated="2" table:style-name="ce72" office:value-type="string" calcext:value-type="string">
            <text:p>法伤</text:p>
          </table:table-cell>
          <table:table-cell table:style-name="ce2" table:number-columns-repeated="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碎雪机器人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冻结;</text:p>
          </table:table-cell>
          <table:table-cell table:style-name="ce61" table:content-validation-name="val8" table:number-columns-repeated="4"/>
          <table:table-cell table:content-validation-name="val1" table:formula="of:=COM.MICROSOFT.CONCAT([.J171:.N171])" office:value-type="string" office:string-value="冻结;" calcext:value-type="string">
            <text:p>冻结;</text:p>
          </table:table-cell>
          <table:table-cell table:style-name="ce2"/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冻结</text:p>
          </table:table-cell>
          <table:table-cell table:style-name="ce2" table:number-columns-repeated="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巫师学徒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72:.N172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减费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减费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教女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3" table:content-validation-name="val8" table:number-columns-repeated="4"/>
          <table:table-cell table:content-validation-name="val1" table:formula="of:=COM.MICROSOFT.CONCAT([.J173:.N173])" office:value-type="string" office:string-value="法术伤害;" calcext:value-type="string">
            <text:p>法术伤害;</text:p>
          </table:table-cell>
          <table:table-cell table:style-name="ce12"/>
          <table:table-cell/>
          <table:table-cell table:number-columns-repeated="2" table:style-name="ce9" office:value-type="string" calcext:value-type="string">
            <text:p>法强</text:p>
          </table:table-cell>
          <table:table-cell/>
          <table:table-cell table:style-name="ce9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英雄之魂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74:.N174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激励</text:p>
          </table:table-cell>
          <table:table-cell table:style-name="ce72" office:value-type="string" calcext:value-type="string">
            <text:p>激励</text:p>
          </table:table-cell>
          <table:table-cell/>
          <table:table-cell table:style-name="ce70" office:value-type="string" calcext:value-type="string">
            <text:p>激励</text:p>
          </table:table-cell>
          <table:table-cell table:style-name="ce14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豹子戏法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3"/>
          <table:table-cell table:content-validation-name="val1" table:formula="of:=COM.MICROSOFT.CONCAT([.J175:.N175])" office:value-type="string" office:string-value="奥秘;潜行;" calcext:value-type="string">
            <text:p>奥秘;潜行;</text:p>
          </table:table-cell>
          <table:table-cell table:number-columns-repeated="4" table:style-name="ce70" office:value-type="string" calcext:value-type="string">
            <text:p>奥秘</text:p>
          </table:table-cell>
          <table:table-cell/>
          <table:table-cell table:style-name="ce14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爆炸陷阱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176:.N176])" office:value-type="string" office:string-value="奥秘;" calcext:value-type="string">
            <text:p>奥秘;</text:p>
          </table:table-cell>
          <table:table-cell table:number-columns-repeated="3" table:style-name="ce70" office:value-type="string" calcext:value-type="string">
            <text:p>奥秘</text:p>
          </table:table-cell>
          <table:table-cell table:style-name="ce72" office:value-type="string" calcext:value-type="string">
            <text:p>奥秘</text:p>
          </table:table-cell>
          <table:table-cell table:style-name="ce70" office:value-type="string" calcext:value-type="string">
            <text:p>奥秘</text:p>
          </table:table-cell>
          <table:table-cell table:style-name="ce14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冰冻陷阱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177:.N177])" office:value-type="string" office:string-value="奥秘;" calcext:value-type="string">
            <text:p>奥秘;</text:p>
          </table:table-cell>
          <table:table-cell table:style-name="ce72" office:value-type="string" calcext:value-type="string">
            <text:p>奥秘</text:p>
          </table:table-cell>
          <table:table-cell table:style-name="ce17" office:value-type="string" calcext:value-type="string">
            <text:p>特殊</text:p>
          </table:table-cell>
          <table:table-cell table:style-name="ce2"/>
          <table:table-cell table:style-name="ce72" office:value-type="string" calcext:value-type="string">
            <text:p>回手</text:p>
          </table:table-cell>
          <table:table-cell table:style-name="ce70" office:value-type="string" calcext:value-type="string">
            <text:p>奥秘</text:p>
          </table:table-cell>
          <table:table-cell table:style-name="ce70" office:value-type="string" calcext:value-type="string">
            <text:p>回手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捕熊陷阱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178:.N178])" office:value-type="string" office:string-value="奥秘;嘲讽;" calcext:value-type="string">
            <text:p>奥秘;嘲讽;</text:p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70" office:value-type="string" calcext:value-type="string">
            <text:p>奥秘</text:p>
          </table:table-cell>
          <table:table-cell table:style-name="ce2" table:number-columns-repeated="3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慈祥的外婆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79:.N179])" office:value-type="string" office:string-value="亡语;" calcext:value-type="string">
            <text:p>亡语;</text:p>
          </table:table-cell>
          <table:table-cell table:number-columns-repeated="3"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 table:number-columns-repeated="3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毒镖陷阱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180:.N180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法伤</text:p>
          </table:table-cell>
          <table:table-cell table:number-columns-repeated="2" table:style-name="ce81" office:value-type="string" calcext:value-type="string">
            <text:p>奥秘</text:p>
          </table:table-cell>
          <table:table-cell table:style-name="ce72" office:value-type="string" calcext:value-type="string">
            <text:p>法伤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毒蛇陷阱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181:.N181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召唤</text:p>
          </table:table-cell>
          <table:table-cell table:number-columns-repeated="2" table:style-name="ce72" office:value-type="string" calcext:value-type="string">
            <text:p>奥秘</text:p>
          </table:table-cell>
          <table:table-cell table:style-name="ce81" office:value-type="string" calcext:value-type="string">
            <text:p>召唤</text:p>
          </table:table-cell>
          <table:table-cell table:style-name="ce70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皇家雷象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182:.N18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 office:value-type="string" calcext:value-type="string">
            <text:p>人品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假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83:.N18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狙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184:.N184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81" office:value-type="string" calcext:value-type="string">
            <text:p>奥秘</text:p>
          </table:table-cell>
          <table:table-cell table:style-name="ce72" office:value-type="string" calcext:value-type="string">
            <text:p>特殊</text:p>
          </table:table-cell>
          <table:table-cell table:style-name="ce72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军备宝箱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185:.N185])" office:value-type="string" office:string-value="奥秘;" calcext:value-type="string">
            <text:p>奥秘;</text:p>
          </table:table-cell>
          <table:table-cell table:style-name="ce72" office:value-type="string" calcext:value-type="string">
            <text:p>奥秘</text:p>
          </table:table-cell>
          <table:table-cell/>
          <table:table-cell table:number-columns-repeated="2" table:style-name="ce72" office:value-type="string" calcext:value-type="string">
            <text:p>奥秘</text:p>
          </table:table-cell>
          <table:table-cell table:style-name="ce69"/>
          <table:table-cell table:style-name="ce72" office:value-type="string" calcext:value-type="string">
            <text:p>奥秘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快速射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86:.N186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5"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热砂港狙击手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87:.N187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食腐土狼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188:.N188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/>
          <table:table-cell table:style-name="ce72" office:value-type="string" calcext:value-type="string">
            <text:p>触发</text:p>
          </table:table-cell>
          <table:table-cell table:style-name="ce69" table:number-columns-repeated="2"/>
          <table:table-cell table:style-name="ce2" office:value-type="string" calcext:value-type="string">
            <text:p>搭配野兽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探险帽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89:.N189])" office:value-type="string" office:string-value="亡语;" calcext:value-type="string">
            <text:p>亡语;</text:p>
          </table:table-cell>
          <table:table-cell table:style-name="ce17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17" office:value-type="string" calcext:value-type="string">
            <text:p>增益</text:p>
          </table:table-cell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误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90:.N190])">
            <text:p/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特殊</text:p>
          </table:table-cell>
          <table:table-cell table:style-name="ce72" office:value-type="string" calcext:value-type="string">
            <text:p>奥秘</text:p>
          </table:table-cell>
          <table:table-cell table:style-name="ce70" office:value-type="string" calcext:value-type="string">
            <text:p>奥秘</text:p>
          </table:table-cell>
          <table:table-cell table:style-name="ce72" office:value-type="string" calcext:value-type="string">
            <text:p>特殊</text:p>
          </table:table-cell>
          <table:table-cell table:style-name="ce24"/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穴居人驯兽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91:.N191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身材</text:p>
          </table:table-cell>
          <table:table-cell table:number-columns-repeated="4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野兽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召唤宠物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92:.N192])">
            <text:p/>
          </table:table-cell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number-columns-repeated="2" table:style-name="ce72" office:value-type="string" calcext:value-type="string">
            <text:p>减费</text:p>
          </table:table-cell>
          <table:table-cell table:number-columns-repeated="2" table:style-name="ce70" office:value-type="string" calcext:value-type="string">
            <text:p>减费</text:p>
          </table:table-cell>
          <table:table-cell table:style-name="ce2" office:value-type="string" calcext:value-type="string">
            <text:p>人品、野兽(减费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照明弹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3"/>
          <table:table-cell table:content-validation-name="val1" table:formula="of:=COM.MICROSOFT.CONCAT([.J193:.N193])" office:value-type="string" office:string-value="奥秘;潜行;" calcext:value-type="string">
            <text:p>奥秘;潜行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70" office:value-type="string" calcext:value-type="string">
            <text:p>抽牌</text:p>
          </table:table-cell>
          <table:table-cell table:style-name="ce72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重型刀弩</text:p>
          </table:table-cell>
          <table:table-cell table:style-name="ce63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94:.N19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增益</text:p>
          </table:table-cell>
          <table:table-cell table:number-columns-repeated="3" table:style-name="ce9" office:value-type="string" calcext:value-type="string">
            <text:p>增益</text:p>
          </table:table-cell>
          <table:table-cell table:style-name="ce70" office:value-type="string" calcext:value-type="string">
            <text:p>武器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子弹上膛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95:.N195])">
            <text:p/>
          </table:table-cell>
          <table:table-cell table:style-name="ce72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4" table:number-columns-repeated="2"/>
          <table:table-cell table:number-columns-repeated="2" table:style-name="ce70" office:value-type="string" calcext:value-type="string">
            <text:p>抽牌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言术：痛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96:.N196])">
            <text:p/>
          </table:table-cell>
          <table:table-cell table:style-name="ce70" office:value-type="string" calcext:value-type="string">
            <text:p>消灭</text:p>
          </table:table-cell>
          <table:table-cell table:number-columns-repeated="3" table:style-name="ce13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4"/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影打击装甲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197:.N197])">
            <text:p/>
          </table:table-cell>
          <table:table-cell table:style-name="ce18" office:value-type="string" calcext:value-type="string">
            <text:p>触发</text:p>
          </table:table-cell>
          <table:table-cell table:style-name="ce11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1" office:value-type="string" calcext:value-type="string">
            <text:p>触发</text:p>
          </table:table-cell>
          <table:table-cell table:number-columns-repeated="2" table:style-name="ce18" office:value-type="string" calcext:value-type="string">
            <text:p>触发</text:p>
          </table:table-cell>
          <table:table-cell table:style-name="ce2" office:value-type="string" calcext:value-type="string">
            <text:p>恢复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影之握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98:.N198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搭配卡（特殊需求）:快速治疗…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博物馆馆长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199:.N199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策反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00:.N200])">
            <text:p/>
          </table:table-cell>
          <table:table-cell table:style-name="ce2"/>
          <table:table-cell table:style-name="ce22" table:number-columns-repeated="3"/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法力晶簇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01:.N201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复活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02:.N202])">
            <text:p/>
          </table:table-cell>
          <table:table-cell table:number-columns-repeated="2" table:style-name="ce11" office:value-type="string" calcext:value-type="string">
            <text:p>召唤</text:p>
          </table:table-cell>
          <table:table-cell table:style-name="ce22"/>
          <table:table-cell table:style-name="ce11" office:value-type="string" calcext:value-type="string">
            <text:p>召唤</text:p>
          </table:table-cell>
          <table:table-cell table:style-name="ce18" office:value-type="string" calcext:value-type="string">
            <text:p>召唤</text:p>
          </table:table-cell>
          <table:table-cell table:style-name="ce22"/>
          <table:table-cell table:style-name="ce2" office:value-type="string" calcext:value-type="string">
            <text:p>搭配卡组（召唤需求）:负伤剑圣…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光明之泉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03:.N203])">
            <text:p/>
          </table:table-cell>
          <table:table-cell table:style-name="ce11" office:value-type="string" calcext:value-type="string">
            <text:p>持续</text:p>
          </table:table-cell>
          <table:table-cell table:style-name="ce22" table:number-columns-repeated="3"/>
          <table:table-cell table:style-name="ce18" office:value-type="string" calcext:value-type="string">
            <text:p>持续</text:p>
          </table:table-cell>
          <table:table-cell table:style-name="ce18" office:value-type="string" calcext:value-type="string">
            <text:p>身材</text:p>
          </table:table-cell>
          <table:table-cell table:style-name="ce2" office:value-type="string" calcext:value-type="string">
            <text:p>心灵之火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净化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04:.N204])">
            <text:p/>
          </table:table-cell>
          <table:table-cell/>
          <table:table-cell table:number-columns-repeated="2" table:style-name="ce9" office:value-type="string" calcext:value-type="string">
            <text:p>沉默</text:p>
          </table:table-cell>
          <table:table-cell table:number-columns-repeated="2"/>
          <table:table-cell table:style-name="ce9" office:value-type="string" calcext:value-type="string">
            <text:p>沉默</text:p>
          </table:table-cell>
          <table:table-cell table:style-name="ce2" office:value-type="string" calcext:value-type="string">
            <text:p>搭配卡组（沉默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龙眠教官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3"/>
          <table:table-cell table:content-validation-name="val1" table:formula="of:=COM.MICROSOFT.CONCAT([.J205:.N205])" office:value-type="string" office:string-value="战吼;嘲讽;" calcext:value-type="string">
            <text:p>战吼;嘲讽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龙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迷乱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06:.N206])">
            <text:p/>
          </table:table-cell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 table:number-columns-repeated="2"/>
          <table:table-cell table:style-name="ce72" office:value-type="string" calcext:value-type="string">
            <text:p>特殊</text:p>
          </table:table-cell>
          <table:table-cell table:style-name="ce17" office:value-type="string" calcext:value-type="string">
            <text:p>特殊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圣之灵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07:.N207])">
            <text:p/>
          </table:table-cell>
          <table:table-cell table:style-name="ce70" office:value-type="string" calcext:value-type="string">
            <text:p>增益</text:p>
          </table:table-cell>
          <table:table-cell table:style-name="ce22" table:number-columns-repeated="3"/>
          <table:table-cell table:style-name="ce2"/>
          <table:table-cell table:style-name="ce70" office:value-type="string" calcext:value-type="string">
            <text:p>增益</text:p>
          </table:table-cell>
          <table:table-cell table:style-name="ce2" office:value-type="string" calcext:value-type="string">
            <text:p>光耀之子;心灵之火;4血以上随从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缩小射线工程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08:.N20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秘教暗影祭司;暗言术：痛;狂奔科多兽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心灵震爆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09:.N209])">
            <text:p/>
          </table:table-cell>
          <table:table-cell table:style-name="ce2"/>
          <table:table-cell table:number-columns-repeated="2" table:style-name="ce13" office:value-type="string" calcext:value-type="string">
            <text:p>法伤</text:p>
          </table:table-cell>
          <table:table-cell table:style-name="ce22"/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背叛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10:.N21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3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刺骨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连击;</text:p>
          </table:table-cell>
          <table:table-cell table:style-name="ce63" table:content-validation-name="val8" table:number-columns-repeated="4"/>
          <table:table-cell table:content-validation-name="val1" table:formula="of:=COM.MICROSOFT.CONCAT([.J211:.N211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连击</text:p>
          </table:table-cell>
          <table:table-cell table:style-name="ce2"/>
          <table:table-cell table:style-name="ce13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迪菲亚头目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212:.N212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number-columns-repeated="3" table:style-name="ce9" office:value-type="string" calcext:value-type="string">
            <text:p>连击</text:p>
          </table:table-cell>
          <table:table-cell table:style-name="ce2"/>
          <table:table-cell table:style-name="ce9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地精自动理发装置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13:.N21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毒刃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14:.N214])">
            <text:p/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独眼欺诈者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15:.N215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触发</text:p>
          </table:table-cell>
          <table:table-cell table:style-name="ce2" office:value-type="string" calcext:value-type="string">
            <text:p>海盗(触发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基森摆渡人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连击;</text:p>
          </table:table-cell>
          <table:table-cell table:style-name="ce63" table:content-validation-name="val8" table:number-columns-repeated="4"/>
          <table:table-cell table:content-validation-name="val1" table:formula="of:=COM.MICROSOFT.CONCAT([.J216:.N216])" office:value-type="string" office:string-value="连击;" calcext:value-type="string">
            <text:p>连击;</text:p>
          </table:table-cell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number-columns-repeated="2"/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连击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闷棍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17:.N217])">
            <text:p/>
          </table:table-cell>
          <table:table-cell table:style-name="ce70" office:value-type="string" calcext:value-type="string">
            <text:p>回手</text:p>
          </table:table-cell>
          <table:table-cell table:number-columns-repeated="3" table:style-name="ce13" office:value-type="string" calcext:value-type="string">
            <text:p>回手</text:p>
          </table:table-cell>
          <table:table-cell table:style-name="ce72" office:value-type="string" calcext:value-type="string">
            <text:p>回手</text:p>
          </table:table-cell>
          <table:table-cell table:style-name="ce13" office:value-type="string" calcext:value-type="string">
            <text:p>回手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耐心的刺客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18:.N218])">
            <text:p/>
          </table:table-cell>
          <table:table-cell table:style-name="ce70" office:value-type="string" calcext:value-type="string">
            <text:p>毒伤</text:p>
          </table:table-cell>
          <table:table-cell table:style-name="ce9" office:value-type="string" calcext:value-type="string">
            <text:p>潜行</text:p>
          </table:table-cell>
          <table:table-cell table:style-name="ce22" table:number-columns-repeated="2"/>
          <table:table-cell table:style-name="ce70" office:value-type="string" calcext:value-type="string">
            <text:p>毒伤</text:p>
          </table:table-cell>
          <table:table-cell table:style-name="ce72" office:value-type="string" calcext:value-type="string">
            <text:p>毒伤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窃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19:.N219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style-name="ce2"/>
          <table:table-cell table:style-name="ce9" office:value-type="string" calcext:value-type="string">
            <text:p>特殊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青玉飞镖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连击;</text:p>
          </table:table-cell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3"/>
          <table:table-cell table:content-validation-name="val1" table:formula="of:=COM.MICROSOFT.CONCAT([.J220:.N220])" office:value-type="string" office:string-value="连击;青玉魔像;" calcext:value-type="string">
            <text:p>连击;青玉魔像;</text:p>
          </table:table-cell>
          <table:table-cell table:style-name="ce70" office:value-type="string" calcext:value-type="string">
            <text:p>连击</text:p>
          </table:table-cell>
          <table:table-cell table:number-columns-repeated="3" table:style-name="ce70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连击</text:p>
          </table:table-cell>
          <table:table-cell office:value-type="string" calcext:value-type="string">
            <text:p>青玉魔像（连击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青玉游荡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2"/>
          <table:table-cell table:content-validation-name="val1" table:formula="of:=COM.MICROSOFT.CONCAT([.J221:.N221])" office:value-type="string" office:string-value="潜行;亡语;青玉魔像;" calcext:value-type="string">
            <text:p>潜行;亡语;青玉魔像;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2"/>
          <table:table-cell table:number-columns-repeated="2" table:style-name="ce70" office:value-type="string" calcext:value-type="string">
            <text:p>亡语</text:p>
          </table:table-cell>
          <table:table-cell office:value-type="string" calcext:value-type="string">
            <text:p>青玉魔像（亡语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夜幕奇袭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22:.N222])">
            <text:p/>
          </table:table-cell>
          <table:table-cell table:style-name="ce2"/>
          <table:table-cell table:style-name="ce22" table:number-columns-repeated="3"/>
          <table:table-cell table:style-name="ce81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幽暗城商贩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223:.N223])" office:value-type="string" office:string-value="亡语;" calcext:value-type="string">
            <text:p>亡语;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2"/>
          <table:table-cell table:number-columns-repeated="2" table:style-name="ce70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幽暗城勇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224:.N224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连击</text:p>
          </table:table-cell>
          <table:table-cell table:style-name="ce2"/>
          <table:table-cell table:style-name="ce22"/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大漩涡传送门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25:.N22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召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2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风怒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风怒;</text:p>
          </table:table-cell>
          <table:table-cell table:style-name="ce63" table:content-validation-name="val8" table:number-columns-repeated="4"/>
          <table:table-cell table:content-validation-name="val1" table:formula="of:=COM.MICROSOFT.CONCAT([.J226:.N226])" office:value-type="string" office:string-value="风怒;" calcext:value-type="string">
            <text:p>风怒;</text:p>
          </table:table-cell>
          <table:table-cell table:number-columns-repeated="2" table:style-name="ce11" office:value-type="string" calcext:value-type="string">
            <text:p>增益</text:p>
          </table:table-cell>
          <table:table-cell table:number-columns-repeated="2"/>
          <table:table-cell table:style-name="ce2"/>
          <table:table-cell table:style-name="ce11" office:value-type="string" calcext:value-type="string">
            <text:p>增益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活力图腾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27:.N227])">
            <text:p/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number-columns-repeated="2" table:style-name="ce17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舌图腾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28:.N228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number-columns-repeated="2"/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style-name="ce2" office:value-type="string" calcext:value-type="string">
            <text:p>搭配卡(战吼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雷暴术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229:.N229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雷铸战斧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230:.N230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武器</text:p>
          </table:table-cell>
          <table:table-cell table:number-columns-repeated="3" table:style-name="ce9" office:value-type="string" calcext:value-type="string">
            <text:p>武器</text:p>
          </table:table-cell>
          <table:table-cell table:number-columns-repeated="2" table:style-name="ce70" office:value-type="string" calcext:value-type="string">
            <text:p>武器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连环爆裂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231:.N231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2"/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青玉之爪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2"/>
          <table:table-cell table:content-validation-name="val1" table:formula="of:=COM.MICROSOFT.CONCAT([.J232:.N232])" office:value-type="string" office:string-value="战吼;青玉魔像;过载;" calcext:value-type="string">
            <text:p>战吼;青玉魔像;过载;</text:p>
          </table:table-cell>
          <table:table-cell table:number-columns-repeated="4" table:style-name="ce70" office:value-type="string" calcext:value-type="string">
            <text:p>战吼</text:p>
          </table:table-cell>
          <table:table-cell table:style-name="ce12"/>
          <table:table-cell table:style-name="ce70" office:value-type="string" calcext:value-type="string">
            <text:p>战吼</text:p>
          </table:table-cell>
          <table:table-cell office:value-type="string" calcext:value-type="string">
            <text:p>青玉魔像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熔岩震击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233:.N233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number-columns-repeated="3" table:style-name="ce72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过载(特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石化武器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34:.N234])">
            <text:p/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number-columns-repeated="2" table:style-name="ce17" office:value-type="string" calcext:value-type="string">
            <text:p>攻击</text:p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style-name="ce2" office:value-type="string" calcext:value-type="string">
            <text:p>搭配牌(增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图腾魔像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235:.N235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退化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36:.N236])">
            <text:p/>
          </table:table-cell>
          <table:table-cell table:style-name="ce70" office:value-type="string" calcext:value-type="string">
            <text:p>特殊</text:p>
          </table:table-cell>
          <table:table-cell/>
          <table:table-cell table:number-columns-repeated="3"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office:value-type="string" calcext:value-type="string">
            <text:p>人品（特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先祖之魂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237:.N23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增益</text:p>
          </table:table-cell>
          <table:table-cell table:style-name="ce2" office:value-type="string" calcext:value-type="string">
            <text:p>价值大于2/2白板的牌(召唤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先祖知识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238:.N238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抽牌</text:p>
          </table:table-cell>
          <table:table-cell table:number-columns-repeated="3" table:style-name="ce9" office:value-type="string" calcext:value-type="string">
            <text:p>抽牌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永恒哨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3"/>
          <table:table-cell table:content-validation-name="val1" table:formula="of:=COM.MICROSOFT.CONCAT([.J239:.N239])" office:value-type="string" office:string-value="战吼;过载;" calcext:value-type="string">
            <text:p>战吼;过载;</text:p>
          </table:table-cell>
          <table:table-cell table:style-name="ce70" office:value-type="string" calcext:value-type="string">
            <text:p>身材</text:p>
          </table:table-cell>
          <table:table-cell table:number-columns-repeated="5" table:style-name="ce13" office:value-type="string" calcext:value-type="string">
            <text:p>战吼</text:p>
          </table:table-cell>
          <table:table-cell table:style-name="ce2" office:value-type="string" calcext:value-type="string">
            <text:p>过载(战吼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转生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40:.N240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9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自动漩涡打击装置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风怒;</text:p>
          </table:table-cell>
          <table:table-cell table:style-name="ce63" table:content-validation-name="val8" table:number-columns-repeated="4"/>
          <table:table-cell table:content-validation-name="val1" table:formula="of:=COM.MICROSOFT.CONCAT([.J241:.N241])" office:value-type="string" office:string-value="风怒;" calcext:value-type="string">
            <text:p>风怒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风怒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2"/>
          <table:table-cell table:style-name="ce9" office:value-type="string" calcext:value-type="string">
            <text:p>风怒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白银之枪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42:.N24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武器</text:p>
          </table:table-cell>
          <table:table-cell table:style-name="ce2" office:value-type="string" calcext:value-type="string">
            <text:p>搭配套牌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光明圣印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43:.N243])">
            <text:p/>
          </table:table-cell>
          <table:table-cell table:style-name="ce70" office:value-type="string" calcext:value-type="string">
            <text:p>攻击</text:p>
          </table:table-cell>
          <table:table-cell table:number-columns-repeated="3" table:style-name="ce9" office:value-type="string" calcext:value-type="string">
            <text:p>攻击</text:p>
          </table:table-cell>
          <table:table-cell table:style-name="ce2"/>
          <table:table-cell table:style-name="ce61"/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暗曙光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44:.N244])">
            <text:p/>
          </table:table-cell>
          <table:table-cell table:style-name="ce70" office:value-type="string" calcext:value-type="string">
            <text:p>发现</text:p>
          </table:table-cell>
          <table:table-cell table:style-name="ce72" office:value-type="string" calcext:value-type="string">
            <text:p>发现</text:p>
          </table:table-cell>
          <table:table-cell table:style-name="ce61" table:number-columns-repeated="2"/>
          <table:table-cell table:number-columns-repeated="2" table:style-name="ce70" office:value-type="string" calcext:value-type="string">
            <text:p>发现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护盾机器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245:.N245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圣盾</text:p>
          </table:table-cell>
          <table:table-cell table:style-name="ce13" office:value-type="string" calcext:value-type="string">
            <text:p>圣盾</text:p>
          </table:table-cell>
          <table:table-cell table:number-columns-repeated="2" table:style-name="ce9" office:value-type="string" calcext:value-type="string">
            <text:p>圣盾</text:p>
          </table:table-cell>
          <table:table-cell table:style-name="ce70" office:value-type="string" calcext:value-type="string">
            <text:p>圣盾</text:p>
          </table:table-cell>
          <table:table-cell table:style-name="ce13" office:value-type="string" calcext:value-type="string">
            <text:p>圣盾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生而平等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46:.N246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13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圣光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47:.N247])">
            <text:p/>
          </table:table-cell>
          <table:table-cell table:style-name="ce70" office:value-type="string" calcext:value-type="string">
            <text:p>治疗</text:p>
          </table:table-cell>
          <table:table-cell table:style-name="ce22" table:number-columns-repeated="3"/>
          <table:table-cell table:style-name="ce70" office:value-type="string" calcext:value-type="string">
            <text:p>治疗</text:p>
          </table:table-cell>
          <table:table-cell table:style-name="ce72" office:value-type="string" calcext:value-type="string">
            <text:p>治疗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手街供货商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48:.N248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搭配卡组（增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色保卫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table:number-columns-repeated="3"/>
          <table:table-cell table:content-validation-name="val1" table:formula="of:=COM.MICROSOFT.CONCAT([.J249:.N249])" office:value-type="string" office:string-value="战吼;圣盾;" calcext:value-type="string">
            <text:p>战吼;圣盾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色炸弹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50:.N25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恶魔融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51:.N251])">
            <text:p/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61" table:number-columns-repeated="2"/>
          <table:table-cell table:style-name="ce2"/>
          <table:table-cell table:style-name="ce72" office:value-type="string" calcext:value-type="string">
            <text:p>增益</text:p>
          </table:table-cell>
          <table:table-cell table:style-name="ce2" office:value-type="string" calcext:value-type="string">
            <text:p>恶魔(增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恶魔之火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52:.N252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17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恶魔(增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愤怒卫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53:.N253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市摊贩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254:.N254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拉法姆的诅咒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55:.N25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/>
          <table:table-cell table:style-name="ce15"/>
          <table:table-cell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魅魔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56:.N256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 office:value-type="string" calcext:value-type="string">
            <text:p>搭配卡(战吼需求)；人品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弃暗投明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57:.N257])">
            <text:p/>
          </table:table-cell>
          <table:table-cell table:number-columns-repeated="2" table:style-name="ce13" office:value-type="string" calcext:value-type="string">
            <text:p>特殊</text:p>
          </table:table-cell>
          <table:table-cell table:style-name="ce2" table:number-columns-repeated="2"/>
          <table:table-cell table:number-columns-repeated="2" table:style-name="ce13" office:value-type="string" calcext:value-type="string">
            <text:p>特殊</text:p>
          </table:table-cell>
          <table:table-cell table:style-name="ce2" office:value-type="string" calcext:value-type="string">
            <text:p>人品（特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痛苦女王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58:.N258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鬼骑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59:.N259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81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弃牌效果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夜色镇图书管理员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260:.N260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莱克丝塔萨的勇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61:.N26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龙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炽炎战斧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62:.N262])">
            <text:p/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number-columns-repeated="3" table:style-name="ce70" office:value-type="string" calcext:value-type="string">
            <text:p>武器</text:p>
          </table:table-cell>
          <table:table-cell table:style-name="ce2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复仇打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63:.N263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2"/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office:value-type="string" calcext:value-type="string">
            <text:p>环境(法伤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格斗陪练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264:.N264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公辩律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265:.N265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/>
          <table:table-cell table:style-name="ce22" table:number-columns-repeated="2"/>
          <table:table-cell table:number-columns-repeated="2" table:style-name="ce70" office:value-type="string" calcext:value-type="string">
            <text:p>嘲讽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霍巴特·钩锤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66:.N266])" office:value-type="string" office:string-value="战吼;" calcext:value-type="string">
            <text:p>战吼;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22"/>
          <table:table-cell table:style-name="ce2"/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加固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267:.N267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72" office:value-type="string" calcext:value-type="string">
            <text:p>增益</text:p>
          </table:table-cell>
          <table:table-cell table:style-name="ce2"/>
          <table:table-cell table:style-name="ce9" office:value-type="string" calcext:value-type="string">
            <text:p>增益</text:p>
          </table:table-cell>
          <table:table-cell office:value-type="string" calcext:value-type="string">
            <text:p>嘲讽随从(增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狂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68:.N268])">
            <text:p/>
          </table:table-cell>
          <table:table-cell table:style-name="ce70" office:value-type="string" calcext:value-type="string">
            <text:p>增益</text:p>
          </table:table-cell>
          <table:table-cell table:number-columns-repeated="2" table:style-name="ce13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style-name="ce2"/>
          <table:table-cell table:style-name="ce9" office:value-type="string" calcext:value-type="string">
            <text:p>增益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猛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69:.N269])">
            <text:p/>
          </table:table-cell>
          <table:table-cell table:style-name="ce70" office:value-type="string" calcext:value-type="string">
            <text:p>抽卡</text:p>
          </table:table-cell>
          <table:table-cell table:style-name="ce22" table:number-columns-repeated="2"/>
          <table:table-cell table:style-name="ce70" office:value-type="string" calcext:value-type="string">
            <text:p>法伤</text:p>
          </table:table-cell>
          <table:table-cell table:style-name="ce2"/>
          <table:table-cell table:style-name="ce9" office:value-type="string" calcext:value-type="string">
            <text:p>抽卡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命令怒吼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0:.N270])">
            <text:p/>
          </table:table-cell>
          <table:table-cell table:style-name="ce72" office:value-type="string" calcext:value-type="string">
            <text:p>增益</text:p>
          </table:table-cell>
          <table:table-cell table:style-name="ce22" table:number-columns-repeated="2"/>
          <table:table-cell table:style-name="ce70" office:value-type="string" calcext:value-type="string">
            <text:p>抽卡</text:p>
          </table:table-cell>
          <table:table-cell table:style-name="ce70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失窃物资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271:.N271])" office:value-type="string" office:string-value="嘲讽;" calcext:value-type="string">
            <text:p>嘲讽;</text:p>
          </table:table-cell>
          <table:table-cell table:number-columns-repeated="2" table:style-name="ce70" office:value-type="string" calcext:value-type="string">
            <text:p>增益</text:p>
          </table:table-cell>
          <table:table-cell table:number-columns-repeated="2" table:style-name="ce72" office:value-type="string" calcext:value-type="string">
            <text:p>增益</text:p>
          </table:table-cell>
          <table:table-cell table:style-name="ce22"/>
          <table:table-cell table:style-name="ce72" office:value-type="string" calcext:value-type="string">
            <text:p>增益</text:p>
          </table:table-cell>
          <table:table-cell office:value-type="string" calcext:value-type="string">
            <text:p>嘲讽（增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顺劈斩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2:.N27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/>
          <table:table-cell table:number-columns-repeated="2" table:style-name="ce72" office:value-type="string" calcext:value-type="string">
            <text:p>法伤</text:p>
          </table:table-cell>
          <table:table-cell table:style-name="ce22"/>
          <table:table-cell office:value-type="string" calcext:value-type="string">
            <text:p>法强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严酷的监工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73:.N27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增益目标(战吼需求)激怒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英勇打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4:.N274])">
            <text:p/>
          </table:table-cell>
          <table:table-cell table:style-name="ce70" office:value-type="string" calcext:value-type="string">
            <text:p>攻击</text:p>
          </table:table-cell>
          <table:table-cell table:style-name="ce13" office:value-type="string" calcext:value-type="string">
            <text:p>攻击</text:p>
          </table:table-cell>
          <table:table-cell table:number-columns-repeated="2" table:style-name="ce9" office:value-type="string" calcext:value-type="string">
            <text:p>攻击</text:p>
          </table:table-cell>
          <table:table-cell table:style-name="ce2"/>
          <table:table-cell table:style-name="ce9" office:value-type="string" calcext:value-type="string">
            <text:p>攻击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鱼死网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5:.N275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斩杀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6:.N276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office:value-type="string" calcext:value-type="string">
            <text:p>猛击;严酷的监工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战斗怒火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7:.N277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4" table:number-columns-repeated="2"/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抽牌</text:p>
          </table:table-cell>
          <table:table-cell office:value-type="string" calcext:value-type="string">
            <text:p>搭配牌(抽牌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铸甲师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278:.N278])">
            <text:p/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激怒相关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曼尼狂战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怒;</text:p>
          </table:table-cell>
          <table:table-cell table:style-name="ce61" table:content-validation-name="val8" table:number-columns-repeated="4"/>
          <table:table-cell table:content-validation-name="val1" table:formula="of:=COM.MICROSOFT.CONCAT([.J279:.N279])" office:value-type="string" office:string-value="激怒;" calcext:value-type="string">
            <text:p>激怒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激怒</text:p>
          </table:table-cell>
          <table:table-cell table:style-name="ce70" office:value-type="string" calcext:value-type="string">
            <text:p>激怒</text:p>
          </table:table-cell>
          <table:table-cell table:style-name="ce2" table:number-columns-repeated="2"/>
          <table:table-cell office:value-type="string" calcext:value-type="string">
            <text:p>搭配牌（激怒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白骨卫士军官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80:.N280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宝石甲虫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281:.N281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 table:number-columns-repeated="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卑劣的脏鼠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3"/>
          <table:table-cell table:content-validation-name="val1" table:formula="of:=COM.MICROSOFT.CONCAT([.J282:.N282])" office:value-type="string" office:string-value="嘲讽;战吼;" calcext:value-type="string">
            <text:p>嘲讽;战吼;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身材</text:p>
          </table:table-cell>
          <table:table-cell office:value-type="string" calcext:value-type="string">
            <text:p>人品（身材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吵吵机器人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3"/>
          <table:table-cell table:content-validation-name="val1" table:formula="of:=COM.MICROSOFT.CONCAT([.J283:.N283])" office:value-type="string" office:string-value="嘲讽;圣盾;" calcext:value-type="string">
            <text:p>嘲讽;圣盾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2"/>
          <table:table-cell table:style-name="ce13" office:value-type="string" calcext:value-type="string">
            <text:p>圣盾</text:p>
          </table:table-cell>
          <table:table-cell office:value-type="string" calcext:value-type="string">
            <text:p>临时攻击增益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持枪侍从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84:.N28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3" table:number-columns-repeated="2"/>
          <table:table-cell table:style-name="ce2"/>
          <table:table-cell table:style-name="ce13" office:value-type="string" calcext:value-type="string">
            <text:p>战吼</text:p>
          </table:table-cell>
          <table:table-cell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船载火炮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85:.N28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海盗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奖励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船长的鹦鹉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86:.N286])" office:value-type="string" office:string-value="战吼;" calcext:value-type="string">
            <text:p>战吼;</text:p>
          </table:table-cell>
          <table:table-cell table:style-name="ce2"/>
          <table:table-cell table:style-name="ce23"/>
          <table:table-cell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绿皮船长</text:p>
          </table:table-cell>
          <table:table-cell table:style-name="ce61"/>
          <table:table-cell table:number-columns-repeated="1001"/>
        </table:table-row>
        <table:table-row table:style-name="ro9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吹箭鱼人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287:.N287])" office:value-type="string" office:string-value="战吼;" calcext:value-type="string">
            <text:p>战吼;</text:p>
          </table:table-cell>
          <table:table-cell/>
          <table:table-cell table:number-columns-repeated="3" table:style-name="ce9" office:value-type="string" calcext:value-type="string">
            <text:p>战吼</text:p>
          </table:table-cell>
          <table:table-cell table:number-columns-repeated="1005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淡水鳄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288:.N288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23" table:number-columns-repeated="2"/>
          <table:table-cell table:style-name="ce2"/>
          <table:table-cell table:style-name="ce9" office:value-type="string" calcext:value-type="string">
            <text:p>身材</text:p>
          </table:table-cell>
          <table:table-cell/>
          <table:table-cell table:style-name="ce61"/>
          <table:table-cell table:number-columns-repeated="1001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法力怨魂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89:.N28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2费牌</text:p>
          </table:table-cell>
          <table:table-cell table:style-name="ce61"/>
          <table:table-cell table:number-columns-repeated="1001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飞刀杂耍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90:.N290])">
            <text:p/>
          </table:table-cell>
          <table:table-cell table:style-name="ce72" office:value-type="string" calcext:value-type="string">
            <text:p>触发</text:p>
          </table:table-cell>
          <table:table-cell table:number-columns-repeated="3"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分裂软泥怪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91:.N29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永续增益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疯狂的科学家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3"/>
          <table:table-cell table:content-validation-name="val1" table:formula="of:=COM.MICROSOFT.CONCAT([.J292:.N292])" office:value-type="string" office:string-value="亡语;奥秘;" calcext:value-type="string">
            <text:p>亡语;奥秘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2" table:number-columns-repeated="2"/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奥秘（亡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疯狂的炼金师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93:.N29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疯狂投弹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94:.N29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7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table:style-name="ce25" office:value-type="string" calcext:value-type="string">
            <text:p>人品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工程师学徒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95:.N295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2" table:number-columns-repeated="3"/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狗头人地卜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96:.N296])">
            <text:p/>
          </table:table-cell>
          <table:table-cell table:style-name="ce70" office:value-type="string" calcext:value-type="string">
            <text:p>法强</text:p>
          </table:table-cell>
          <table:table-cell table:style-name="ce9" office:value-type="string" calcext:value-type="string">
            <text:p>法强</text:p>
          </table:table-cell>
          <table:table-cell table:style-name="ce22"/>
          <table:table-cell table:style-name="ce9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office:value-type="string" calcext:value-type="string">
            <text:p>法伤（法强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鬼灵爬行者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297:.N297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81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海地精猎手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298:.N298])">
            <text:p/>
          </table:table-cell>
          <table:table-cell table:style-name="ce70" office:value-type="string" calcext:value-type="string">
            <text:p>潜行</text:p>
          </table:table-cell>
          <table:table-cell table:number-columns-repeated="3" table:style-name="ce9" office:value-type="string" calcext:value-type="string">
            <text:p>潜行</text:p>
          </table:table-cell>
          <table:table-cell table:style-name="ce72" office:value-type="string" calcext:value-type="string">
            <text:p>潜行</text:p>
          </table:table-cell>
          <table:table-cell table:style-name="ce9" office:value-type="string" calcext:value-type="string">
            <text:p>身材</text:p>
          </table:table-cell>
          <table:table-cell office:value-type="string" calcext:value-type="string">
            <text:p>维纶的恩泽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焰杂耍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299:.N29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2"/>
          <table:table-cell table:style-name="ce81" office:value-type="string" calcext:value-type="string">
            <text:p>战吼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机械跃迁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00:.N300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机械（减费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基森名媛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01:.N301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4" table:style-name="ce9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精灵龙</text:p>
          </table:table-cell>
          <table:table-cell table:style-name="ce61" table:content-validation-name="val7" office:value-type="string" calcext:value-type="string">
            <text:p>龙</text:p>
          </table:table-cell>
          <table:table-cell table:style-name="ce61" table:content-validation-name="val8" table:number-columns-repeated="5"/>
          <table:table-cell table:content-validation-name="val1" table:formula="of:=COM.MICROSOFT.CONCAT([.J302:.N302])">
            <text:p/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魔免</text:p>
          </table:table-cell>
          <table:table-cell table:style-name="ce9" office:value-type="string" calcext:value-type="string">
            <text:p>魔免</text:p>
          </table:table-cell>
          <table:table-cell table:style-name="ce20"/>
          <table:table-cell table:style-name="ce13" office:value-type="string" calcext:value-type="string">
            <text:p>魔免</text:p>
          </table:table-cell>
          <table:table-cell office:value-type="string" calcext:value-type="string">
            <text:p>年轻的女祭司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1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巨型蟾蜍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303:.N30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/>
          <table:table-cell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恐狼前锋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304:.N304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number-columns-repeated="3" table:style-name="ce9" office:value-type="string" calcext:value-type="string">
            <text:p>光环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狂野炎术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05:.N305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搭配法术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蓝腮战士</text:p>
          </table:table-cell>
          <table:table-cell table:style-name="ce61" table:content-validation-name="val7" office:value-type="string" calcext:value-type="string">
            <text:p>鱼人</text:p>
          </table:table-cell>
          <table:table-cell table:style-name="ce61" table:content-validation-name="val8" table:number-columns-repeated="5"/>
          <table:table-cell table:content-validation-name="val1" table:formula="of:=COM.MICROSOFT.CONCAT([.J306:.N306])">
            <text:p/>
          </table:table-cell>
          <table:table-cell table:style-name="ce72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22"/>
          <table:table-cell table:style-name="ce9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米尔豪斯·法力风暴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07:.N307])" office:value-type="string" office:string-value="战吼;" calcext:value-type="string">
            <text:p>战吼;</text:p>
          </table:table-cell>
          <table:table-cell table:style-name="ce81" office:value-type="string" calcext:value-type="string">
            <text:p>减益</text:p>
          </table:table-cell>
          <table:table-cell table:style-name="ce17" office:value-type="string" calcext:value-type="string">
            <text:p>减益</text:p>
          </table:table-cell>
          <table:table-cell table:style-name="ce9" office:value-type="string" calcext:value-type="string">
            <text:p>身材</text:p>
          </table:table-cell>
          <table:table-cell table:style-name="ce22"/>
          <table:table-cell table:style-name="ce2" table:number-columns-repeated="2"/>
          <table:table-cell office:value-type="string" calcext:value-type="string">
            <text:p>人品（身材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魔瘾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08:.N30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法术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末日预言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09:.N30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style-name="ce2"/>
          <table:table-cell table:style-name="ce72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office:value-type="string" calcext:value-type="string">
            <text:p>环境:少沉默（特殊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地卜师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310:.N310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克苏恩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色野猪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311:.N31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81" office:value-type="string" calcext:value-type="string">
            <text:p>身材</text:p>
          </table:table-cell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纳特·帕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12:.N312])">
            <text:p/>
          </table:table-cell>
          <table:table-cell table:style-name="ce20"/>
          <table:table-cell table:style-name="ce22"/>
          <table:table-cell table:number-columns-repeated="2" table:style-name="ce9" office:value-type="string" calcext:value-type="string">
            <text:p>持续</text:p>
          </table:table-cell>
          <table:table-cell table:style-name="ce20"/>
          <table:table-cell table:style-name="ce9" office:value-type="string" calcext:value-type="string">
            <text:p>持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尼鲁巴蛛网领主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13:.N31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身材</text:p>
          </table:table-cell>
          <table:table-cell table:style-name="ce61" table:number-columns-repeated="2"/>
          <table:table-cell table:style-name="ce20"/>
          <table:table-cell table:style-name="ce9" office:value-type="string" calcext:value-type="string">
            <text:p>特殊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年轻的酒仙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14:.N31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61" table:number-columns-repeated="2"/>
          <table:table-cell table:style-name="ce20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回收目标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扭曲的狼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15:.N315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潜行</text:p>
          </table:table-cell>
          <table:table-cell table:style-name="ce61" table:number-columns-repeated="2"/>
          <table:table-cell table:style-name="ce2"/>
          <table:table-cell table:style-name="ce13" office:value-type="string" calcext:value-type="string">
            <text:p>潜行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怒鳍猎潮者</text:p>
          </table:table-cell>
          <table:table-cell table:style-name="ce61" table:content-validation-name="val7" office:value-type="string" calcext:value-type="string">
            <text:p>鱼人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316:.N316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number-columns-repeated="3" table:style-name="ce72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蹒跚的食尸鬼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317:.N317])" office:value-type="string" office:string-value="嘲讽;亡语;" calcext:value-type="string">
            <text:p>嘲讽;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20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热心的酒保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18:.N318])">
            <text:p/>
          </table:table-cell>
          <table:table-cell table:number-columns-repeated="2" table:style-name="ce13" office:value-type="string" calcext:value-type="string">
            <text:p>持续</text:p>
          </table:table-cell>
          <table:table-cell table:number-columns-repeated="4" table:style-name="ce9" office:value-type="string" calcext:value-type="string">
            <text:p>持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日怒保卫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319:.N319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72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office:value-type="string" calcext:value-type="string">
            <text:p>增益目标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上古看守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20:.N320])">
            <text:p/>
          </table:table-cell>
          <table:table-cell table:style-name="ce72" office:value-type="string" calcext:value-type="string">
            <text:p>减益</text:p>
          </table:table-cell>
          <table:table-cell table:style-name="ce9" office:value-type="string" calcext:value-type="string">
            <text:p>减益</text:p>
          </table:table-cell>
          <table:table-cell table:style-name="ce9" office:value-type="string" calcext:value-type="string">
            <text:p>搭配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style-name="ce9" office:value-type="string" calcext:value-type="string">
            <text:p>身材</text:p>
          </table:table-cell>
          <table:table-cell office:value-type="string" calcext:value-type="string">
            <text:p>搭配:沉默;嘲讽增益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霜狼步兵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321:.N321])" office:value-type="string" office:string-value="嘲讽;" calcext:value-type="string">
            <text:p>嘲讽;</text:p>
          </table:table-cell>
          <table:table-cell table:style-name="ce2"/>
          <table:table-cell table:style-name="ce22"/>
          <table:table-cell table:number-columns-repeated="2" table:style-name="ce22" office:value-type="string" calcext:value-type="string">
            <text:p><text:s/></text:p>
          </table:table-cell>
          <table:table-cell table:number-columns-repeated="2" table:style-name="ce81" office:value-type="string" calcext:value-type="string">
            <text:p>嘲讽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酸性沼泽软泥怪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22:.N32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14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碎石穴居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23:.N323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微型战斗机甲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324:.N324])">
            <text:p/>
          </table:table-cell>
          <table:table-cell table:style-name="ce72" office:value-type="string" calcext:value-type="string">
            <text:p>持续</text:p>
          </table:table-cell>
          <table:table-cell table:style-name="ce22" table:number-columns-repeated="3"/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手街情报员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325:.N325])" office:value-type="string" office:string-value="战吼;发现;" calcext:value-type="string">
            <text:p>战吼;发现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14"/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个子召唤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26:.N326])">
            <text:p/>
          </table:table-cell>
          <table:table-cell table:style-name="ce70" office:value-type="string" calcext:value-type="string">
            <text:p>特殊</text:p>
          </table:table-cell>
          <table:table-cell table:style-name="ce22"/>
          <table:table-cell table:number-columns-repeated="2" table:style-name="ce9" office:value-type="string" calcext:value-type="string">
            <text:p>特殊</text:p>
          </table:table-cell>
          <table:table-cell table:style-name="ce2"/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4费牌;6费牌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灵召唤师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27:.N32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克苏恩（特殊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空幽龙史学家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328:.N328])" office:value-type="string" office:string-value="战吼;发现;" calcext:value-type="string">
            <text:p>战吼;发现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61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龙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法师萨尔诺斯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法术伤害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329:.N329])" office:value-type="string" office:string-value="法术伤害;亡语;" calcext:value-type="string">
            <text:p>法术伤害;亡语;</text:p>
          </table:table-cell>
          <table:table-cell table:style-name="ce70" office:value-type="string" calcext:value-type="string">
            <text:p>法强</text:p>
          </table:table-cell>
          <table:table-cell table:style-name="ce13" office:value-type="string" calcext:value-type="string">
            <text:p>法强</text:p>
          </table:table-cell>
          <table:table-cell table:style-name="ce61"/>
          <table:table-cell table:style-name="ce9" office:value-type="string" calcext:value-type="string">
            <text:p>法强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法伤（法强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帆袭击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30:.N33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 table:number-columns-repeated="3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沼迅猛龙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331:.N33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野兽相关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要塞指挥官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32:.N33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特殊</text:p>
          </table:table-cell>
          <table:table-cell table:style-name="ce22"/>
          <table:table-cell table:style-name="ce2"/>
          <table:table-cell table:style-name="ce9" office:value-type="string" calcext:value-type="string">
            <text:p>特殊</text:p>
          </table:table-cell>
          <table:table-cell office:value-type="string" calcext:value-type="string">
            <text:p>搭配卡组（特殊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阴暗渔夫纳特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33:.N333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人品（身材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色警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34:.N334])">
            <text:p/>
          </table:table-cell>
          <table:table-cell table:style-name="ce81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81" office:value-type="string" calcext:value-type="string">
            <text:p>激励</text:p>
          </table:table-cell>
          <table:table-cell table:style-name="ce72" office:value-type="string" calcext:value-type="string">
            <text:p>激励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游学者周卓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35:.N335])">
            <text:p/>
          </table:table-cell>
          <table:table-cell table:style-name="ce72" office:value-type="string" calcext:value-type="string">
            <text:p>特殊</text:p>
          </table:table-cell>
          <table:table-cell table:style-name="ce22" table:number-columns-repeated="3"/>
          <table:table-cell table:style-name="ce2"/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搭配卡组（特殊需求）,维纶的恩泽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淤泥践踏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36:.N33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鱼人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猎潮者</text:p>
          </table:table-cell>
          <table:table-cell table:style-name="ce61" table:content-validation-name="val7" office:value-type="string" calcext:value-type="string">
            <text:p>鱼人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37:.N33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鱼人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战利品贮藏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338:.N33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22"/>
          <table:table-cell table:style-name="ce81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/>
          <table:table-cell table:style-name="ce13" office:value-type="string" calcext:value-type="string">
            <text:p>亡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侏儒变形师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39:.N33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72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高费战吼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蛛魔之卵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340:.N34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 table:number-columns-repeated="2"/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攻击增益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铸剑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41:.N341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81" office:value-type="string" calcext:value-type="string">
            <text:p>持续</text:p>
          </table:table-cell>
          <table:table-cell table:style-name="ce2" table:number-columns-repeated="2"/>
          <table:table-cell office:value-type="string" calcext:value-type="string">
            <text:p>增益目标（持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自爆绵羊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342:.N342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22"/>
          <table:table-cell table:number-columns-repeated="2" table:style-name="ce9" office:value-type="string" calcext:value-type="string">
            <text:p>亡语</text:p>
          </table:table-cell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" calcext:value-type="float">
            <text:p>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自负的演员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343:.N343])" office:value-type="string" office:string-value="嘲讽;" calcext:value-type="string">
            <text:p>嘲讽;</text:p>
          </table:table-cell>
          <table:table-cell table:style-name="ce61" table:number-columns-repeated="3"/>
          <table:table-cell table:number-columns-repeated="3" table:style-name="ce72" office:value-type="string" calcext:value-type="string">
            <text:p>嘲讽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丛林树妖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44:.N344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/>
          <table:table-cell table:style-name="ce70" office:value-type="string" calcext:value-type="string">
            <text:p>特殊</text:p>
          </table:table-cell>
          <table:table-cell/>
          <table:table-cell table:style-name="ce2" office:value-type="string" calcext:value-type="string">
            <text:p>搭配牌(特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腐根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45:.N345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number-columns-repeated="3"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腐化灰熊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346:.N346])">
            <text:p/>
          </table:table-cell>
          <table:table-cell table:style-name="ce12"/>
          <table:table-cell table:number-columns-repeated="4"/>
          <table:table-cell table:style-name="ce13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烈焰德鲁伊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347:.N347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抉择</text:p>
          </table:table-cell>
          <table:table-cell table:style-name="ce2"/>
          <table:table-cell table:style-name="ce22"/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妙手空空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48:.N348])">
            <text:p/>
          </table:table-cell>
          <table:table-cell table:number-columns-repeated="2" table:style-name="ce70" office:value-type="string" calcext:value-type="string">
            <text:p>特殊</text:p>
          </table:table-cell>
          <table:table-cell table:number-columns-repeated="2"/>
          <table:table-cell table:number-columns-repeated="2" table:style-name="ce70" office:value-type="string" calcext:value-type="string">
            <text:p>特殊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骑乘迅猛龙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349:.N349])">
            <text:p/>
          </table:table-cell>
          <table:table-cell table:style-name="ce70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亡语</text:p>
          </table:table-cell>
          <table:table-cell table:style-name="ce22"/>
          <table:table-cell table:style-name="ce72" office:value-type="string" calcext:value-type="string">
            <text:p>亡语</text:p>
          </table:table-cell>
          <table:table-cell table:style-name="ce22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青玉绽放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4"/>
          <table:table-cell table:content-validation-name="val1" table:formula="of:=COM.MICROSOFT.CONCAT([.J350:.N350])" office:value-type="string" office:string-value="青玉魔像;" calcext:value-type="string">
            <text:p>青玉魔像;</text:p>
          </table:table-cell>
          <table:table-cell table:number-columns-repeated="2" table:style-name="ce70" office:value-type="string" calcext:value-type="string">
            <text:p>特殊</text:p>
          </table:table-cell>
          <table:table-cell/>
          <table:table-cell table:number-columns-repeated="2" table:style-name="ce70" office:value-type="string" calcext:value-type="string">
            <text:p>特殊</text:p>
          </table:table-cell>
          <table:table-cell/>
          <table:table-cell office:value-type="string" calcext:value-type="string">
            <text:p>青玉魔像（召唤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天神唤梦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351:.N351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/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野蛮咆哮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52:.N352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2" table:number-columns-repeated="2"/>
          <table:table-cell table:style-name="ce72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2" office:value-type="string" calcext:value-type="string">
            <text:p>增益目标(增益需求):自然之力…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野性之怒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53:.N353])">
            <text:p/>
          </table:table-cell>
          <table:table-cell table:number-columns-repeated="2" table:style-name="ce70" office:value-type="string" calcext:value-type="string">
            <text:p>抉择</text:p>
          </table:table-cell>
          <table:table-cell table:number-columns-repeated="2" table:style-name="ce72" office:value-type="string" calcext:value-type="string">
            <text:p>抉择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治疗之触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54:.N354])">
            <text:p/>
          </table:table-cell>
          <table:table-cell table:style-name="ce70" office:value-type="string" calcext:value-type="string">
            <text:p>恢复</text:p>
          </table:table-cell>
          <table:table-cell table:style-name="ce22" table:number-columns-repeated="3"/>
          <table:table-cell table:number-columns-repeated="2" table:style-name="ce70" office:value-type="string" calcext:value-type="string">
            <text:p>恢复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自然印记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抉择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3"/>
          <table:table-cell table:content-validation-name="val1" table:formula="of:=COM.MICROSOFT.CONCAT([.J355:.N355])" office:value-type="string" office:string-value="抉择;嘲讽;" calcext:value-type="string">
            <text:p>抉择;嘲讽;</text:p>
          </table:table-cell>
          <table:table-cell table:style-name="ce2"/>
          <table:table-cell table:style-name="ce13" office:value-type="string" calcext:value-type="string">
            <text:p>抉择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抉择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奥术智慧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56:.N356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number-columns-repeated="2"/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变形术：野猪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57:.N357])">
            <text:p/>
          </table:table-cell>
          <table:table-cell table:style-name="ce72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number-columns-repeated="2" table:style-name="ce17" office:value-type="string" calcext:value-type="string">
            <text:p>变形</text:p>
          </table:table-cell>
          <table:table-cell table:style-name="ce72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变形药水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358:.N358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72" office:value-type="string" calcext:value-type="string">
            <text:p>奥秘</text:p>
          </table:table-cell>
          <table:table-cell table:style-name="ce61"/>
          <table:table-cell table:style-name="ce13" office:value-type="string" calcext:value-type="string">
            <text:p>变形</text:p>
          </table:table-cell>
          <table:table-cell table:style-name="ce61" table:number-columns-repeated="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冰霜新星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59:.N359])">
            <text:p/>
          </table:table-cell>
          <table:table-cell table:style-name="ce70" office:value-type="string" calcext:value-type="string">
            <text:p>冻结</text:p>
          </table:table-cell>
          <table:table-cell table:style-name="ce13" office:value-type="string" calcext:value-type="string">
            <text:p>冻结</text:p>
          </table:table-cell>
          <table:table-cell table:style-name="ce61" table:number-columns-repeated="2"/>
          <table:table-cell table:style-name="ce70" office:value-type="string" calcext:value-type="string">
            <text:p>冻结</text:p>
          </table:table-cell>
          <table:table-cell table:style-name="ce61"/>
          <table:table-cell table:style-name="ce2" office:value-type="string" calcext:value-type="string">
            <text:p>环境(冻结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法术反制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4"/>
          <table:table-cell table:content-validation-name="val1" table:formula="of:=COM.MICROSOFT.CONCAT([.J360:.N360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22"/>
          <table:table-cell table:style-name="ce61"/>
          <table:table-cell table:style-name="ce70" office:value-type="string" calcext:value-type="string">
            <text:p>特殊</text:p>
          </table:table-cell>
          <table:table-cell table:style-name="ce12"/>
          <table:table-cell table:style-name="ce9" office:value-type="string" calcext:value-type="string">
            <text:p>奥秘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复制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361:.N361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22"/>
          <table:table-cell table:number-columns-repeated="2"/>
          <table:table-cell table:style-name="ce70" office:value-type="string" calcext:value-type="string">
            <text:p>抽卡</text:p>
          </table:table-cell>
          <table:table-cell table:style-name="ce9" office:value-type="string" calcext:value-type="string">
            <text:p>复制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寒冰护体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4"/>
          <table:table-cell table:content-validation-name="val1" table:formula="of:=COM.MICROSOFT.CONCAT([.J362:.N362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恢复</text:p>
          </table:table-cell>
          <table:table-cell table:style-name="ce22"/>
          <table:table-cell table:number-columns-repeated="2"/>
          <table:table-cell table:number-columns-repeated="2" table:style-name="ce70" office:value-type="string" calcext:value-type="string">
            <text:p>免疫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寒冰屏障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4"/>
          <table:table-cell table:content-validation-name="val1" table:formula="of:=COM.MICROSOFT.CONCAT([.J363:.N363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9" office:value-type="string" calcext:value-type="string">
            <text:p>特殊</text:p>
          </table:table-cell>
          <table:table-cell table:number-columns-repeated="2"/>
          <table:table-cell table:number-columns-repeated="2" table:style-name="ce70" office:value-type="string" calcext:value-type="string">
            <text:p>护甲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火山药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64:.N364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/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妖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65:.N365])">
            <text:p/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镜像实体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366:.N366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17" office:value-type="string" calcext:value-type="string">
            <text:p>奥秘</text:p>
          </table:table-cell>
          <table:table-cell table:style-name="ce72" office:value-type="string" calcext:value-type="string">
            <text:p>召唤</text:p>
          </table:table-cell>
          <table:table-cell table:style-name="ce9" office:value-type="string" calcext:value-type="string">
            <text:p>奥秘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肯瑞托法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3"/>
          <table:table-cell table:content-validation-name="val1" table:formula="of:=COM.MICROSOFT.CONCAT([.J367:.N367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 table:style-name="ce9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" office:value-type="string" calcext:value-type="string">
            <text:p>奥秘(减费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狂热铸魂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368:.N36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老旧的火把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69:.N369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13" office:value-type="string" calcext:value-type="string">
            <text:p>特殊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轮回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370:.N370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13" office:value-type="string" calcext:value-type="string">
            <text:p>召唤</text:p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2" table:number-columns-repeated="3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煤烟喷吐装置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3" table:content-validation-name="val8" table:number-columns-repeated="4"/>
          <table:table-cell table:content-validation-name="val1" table:formula="of:=COM.MICROSOFT.CONCAT([.J371:.N371])" office:value-type="string" office:string-value="法术伤害;" calcext:value-type="string">
            <text:p>法术伤害;</text:p>
          </table:table-cell>
          <table:table-cell table:style-name="ce70" office:value-type="string" calcext:value-type="string">
            <text:p>法强</text:p>
          </table:table-cell>
          <table:table-cell table:style-name="ce9" office:value-type="string" calcext:value-type="string">
            <text:p>法强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table:style-name="ce2" office:value-type="string" calcext:value-type="string">
            <text:p>法伤(法强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烈焰召唤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372:.N37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/>
          <table:table-cell table:style-name="ce2" table:number-columns-repeated="2"/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扰咒术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373:.N373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奥秘</text:p>
          </table:table-cell>
          <table:table-cell table:style-name="ce17" office:value-type="string" calcext:value-type="string">
            <text:p>召唤</text:p>
          </table:table-cell>
          <table:table-cell table:style-name="ce2"/>
          <table:table-cell table:style-name="ce13" office:value-type="string" calcext:value-type="string">
            <text:p>奥秘</text:p>
          </table:table-cell>
          <table:table-cell table:style-name="ce2" table:number-columns-repeated="2"/>
          <table:table-cell table:style-name="ce2" office:value-type="string" calcext:value-type="string">
            <text:p>机械雪人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嗜法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374:.N374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number-columns-repeated="2"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 office:value-type="string" calcext:value-type="string">
            <text:p>人品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蒸发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75:.N375])">
            <text:p/>
          </table:table-cell>
          <table:table-cell table:style-name="ce72" office:value-type="string" calcext:value-type="string">
            <text:p>奥秘</text:p>
          </table:table-cell>
          <table:table-cell table:style-name="ce22"/>
          <table:table-cell table:number-columns-repeated="2" table:style-name="ce17" office:value-type="string" calcext:value-type="string">
            <text:p>奥秘</text:p>
          </table:table-cell>
          <table:table-cell table:style-name="ce72" office:value-type="string" calcext:value-type="string">
            <text:p>消灭</text:p>
          </table:table-cell>
          <table:table-cell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豺狼人土枪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376:.N37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大漠沙驼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377:.N377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4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1费随从(战吼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动物伙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78:.N378])">
            <text:p/>
          </table:table-cell>
          <table:table-cell table:style-name="ce72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2" table:style-name="ce9" office:value-type="string" calcext:value-type="string">
            <text:p>召唤</text:p>
          </table:table-cell>
          <table:table-cell table:style-name="ce72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腐肉虫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379:.N379])">
            <text:p/>
          </table:table-cell>
          <table:table-cell table:style-name="ce12"/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关门放狗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table:number-columns-repeated="4"/>
          <table:table-cell table:content-validation-name="val1" table:formula="of:=COM.MICROSOFT.CONCAT([.J380:.N380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召唤</text:p>
          </table:table-cell>
          <table:table-cell table:number-columns-repeated="2" table:style-name="ce13" office:value-type="string" calcext:value-type="string">
            <text:p>召唤</text:p>
          </table:table-cell>
          <table:table-cell table:number-columns-repeated="2" table:style-name="ce9" office:value-type="string" calcext:value-type="string">
            <text:p>召唤</text:p>
          </table:table-cell>
          <table:table-cell table:style-name="ce14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寄生感染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381:.N381])" office:value-type="string" office:string-value="亡语;" calcext:value-type="string">
            <text:p>亡语;</text:p>
          </table:table-cell>
          <table:table-cell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/>
          <table:table-cell table:number-columns-repeated="2" table:style-name="ce13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角鹰弓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82:.N38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number-columns-repeated="2" table:style-name="ce9" office:value-type="string" calcext:value-type="string">
            <text:p>武器</text:p>
          </table:table-cell>
          <table:table-cell table:style-name="ce2"/>
          <table:table-cell table:style-name="ce2" office:value-type="string" calcext:value-type="string">
            <text:p>奥秘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金刚刀牙兽</text:p>
          </table:table-cell>
          <table:table-cell table:style-name="ce63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383:.N383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 office:value-type="string" calcext:value-type="string">
            <text:p>机械(战吼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恐鳞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384:.N384])">
            <text:p/>
          </table:table-cell>
          <table:table-cell table:style-name="ce70" office:value-type="string" calcext:value-type="string">
            <text:p>持续</text:p>
          </table:table-cell>
          <table:table-cell table:style-name="ce22"/>
          <table:table-cell table:number-columns-repeated="2" table:style-name="ce70" office:value-type="string" calcext:value-type="string">
            <text:p>持续</text:p>
          </table:table-cell>
          <table:table-cell table:style-name="ce2"/>
          <table:table-cell table:style-name="ce24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狼人追猎者</text:p>
          </table:table-cell>
          <table:table-cell table:style-name="ce63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385:.N385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2" office:value-type="string" calcext:value-type="string">
            <text:p>亡语(战吼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强风射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86:.N386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/>
          <table:table-cell table:number-columns-repeated="2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杀戮命令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387:.N387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2"/>
          <table:table-cell table:style-name="ce9" office:value-type="string" calcext:value-type="string">
            <text:p>法伤</text:p>
          </table:table-cell>
          <table:table-cell table:style-name="ce2" office:value-type="string" calcext:value-type="string">
            <text:p>野兽(特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神秘女猎手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4"/>
          <table:table-cell table:content-validation-name="val1" table:formula="of:=COM.MICROSOFT.CONCAT([.J388:.N388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减费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70" office:value-type="string" calcext:value-type="string">
            <text:p>减费</text:p>
          </table:table-cell>
          <table:table-cell table:style-name="ce2"/>
          <table:table-cell table:style-name="ce72" office:value-type="string" calcext:value-type="string">
            <text:p>减费</text:p>
          </table:table-cell>
          <table:table-cell table:style-name="ce61" office:value-type="string" calcext:value-type="string">
            <text:p>奥秘（减费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兽栏大师</text:p>
          </table:table-cell>
          <table:table-cell table:style-name="ce63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免疫;</text:p>
          </table:table-cell>
          <table:table-cell table:style-name="ce63" table:content-validation-name="val8" table:number-columns-repeated="3"/>
          <table:table-cell table:content-validation-name="val1" table:formula="of:=COM.MICROSOFT.CONCAT([.J389:.N389])" office:value-type="string" office:string-value="战吼;免疫;" calcext:value-type="string">
            <text:p>战吼;免疫;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2"/>
          <table:table-cell table:style-name="ce70" office:value-type="string" calcext:value-type="string">
            <text:p>战吼</text:p>
          </table:table-cell>
          <table:table-cell table:style-name="ce2"/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野兽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瘟疫鼠群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390:.N390])" office:value-type="string" office:string-value="亡语;" calcext:value-type="string">
            <text:p>亡语;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number-columns-repeated="3"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office:value-type="string" calcext:value-type="string">
            <text:p>搭配卡（亡语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致命射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91:.N391])">
            <text:p/>
          </table:table-cell>
          <table:table-cell table:style-name="ce70" office:value-type="string" calcext:value-type="string">
            <text:p>消灭</text:p>
          </table:table-cell>
          <table:table-cell table:number-columns-repeated="2"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4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金教鸦人祭司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392:.N392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言术：灭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93:.N393])">
            <text:p/>
          </table:table-cell>
          <table:table-cell table:style-name="ce70" office:value-type="string" calcext:value-type="string">
            <text:p>消灭</text:p>
          </table:table-cell>
          <table:table-cell table:number-columns-repeated="2" table:style-name="ce9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影魔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94:.N39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9" office:value-type="string" calcext:value-type="string">
            <text:p>触发</text:p>
          </table:table-cell>
          <table:table-cell table:style-name="ce2" office:value-type="string" calcext:value-type="string">
            <text:p>抽牌（减费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影形态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95:.N395])">
            <text:p/>
          </table:table-cell>
          <table:table-cell table:style-name="ce2"/>
          <table:table-cell table:style-name="ce18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/>
          <table:table-cell table:style-name="ce18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暗教徒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396:.N39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/>
          <table:table-cell table:style-name="ce2" office:value-type="string" calcext:value-type="string">
            <text:p>增益目标（增益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思维窃取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97:.N397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 table:number-columns-repeated="2"/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 office:value-type="string" calcext:value-type="string">
            <text:p>可以打疲劳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维伦的恩泽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398:.N398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70" office:value-type="string" calcext:value-type="string">
            <text:p>增益</text:p>
          </table:table-cell>
          <table:table-cell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法伤（增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艾德温·范克里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399:.N399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style-name="ce22" table:number-columns-repeated="2"/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影打击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00:.N400])">
            <text:p/>
          </table:table-cell>
          <table:table-cell table:style-name="ce70" office:value-type="string" calcext:value-type="string">
            <text:p>法伤</text:p>
          </table:table-cell>
          <table:table-cell/>
          <table:table-cell table:number-columns-repeated="2" table:style-name="ce72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影大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3"/>
          <table:table-cell table:content-validation-name="val1" table:formula="of:=COM.MICROSOFT.CONCAT([.J401:.N401])" office:value-type="string" office:string-value="战吼;潜行;" calcext:value-type="string">
            <text:p>战吼;潜行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影狂怒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4"/>
          <table:table-cell table:content-validation-name="val1" table:formula="of:=COM.MICROSOFT.CONCAT([.J402:.N402])" office:value-type="string" office:string-value="潜行;" calcext:value-type="string">
            <text:p>潜行;</text:p>
          </table:table-cell>
          <table:table-cell table:number-columns-repeated="2" table:style-name="ce70" office:value-type="string" calcext:value-type="string">
            <text:p>潜行</text:p>
          </table:table-cell>
          <table:table-cell table:number-columns-repeated="2"/>
          <table:table-cell table:style-name="ce72" office:value-type="string" calcext:value-type="string">
            <text:p>潜行</text:p>
          </table:table-cell>
          <table:table-cell table:number-columns-repeated="1004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齿轮大师的扳手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03:.N403])">
            <text:p/>
          </table:table-cell>
          <table:table-cell table:style-name="ce2"/>
          <table:table-cell table:style-name="ce13" office:value-type="string" calcext:value-type="string">
            <text:p>特殊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机械(特殊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刀扇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04:.N404])">
            <text:p/>
          </table:table-cell>
          <table:table-cell table:style-name="ce70" office:value-type="string" calcext:value-type="string">
            <text:p>抽牌</text:p>
          </table:table-cell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钢铁武道家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05:.N405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2" table:style-name="ce81" office:value-type="string" calcext:value-type="string">
            <text:p>持续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" office:value-type="string" calcext:value-type="string">
            <text:p>机械(持续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毁灭之刃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3"/>
          <table:table-cell table:content-validation-name="val1" table:formula="of:=COM.MICROSOFT.CONCAT([.J406:.N406])" office:value-type="string" office:string-value="战吼;连击;" calcext:value-type="string">
            <text:p>战吼;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连击</text:p>
          </table:table-cell>
          <table:table-cell table:style-name="ce9" office:value-type="string" calcext:value-type="string">
            <text:p>连击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军情七处特工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407:.N407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连击</text:p>
          </table:table-cell>
          <table:table-cell table:number-columns-repeated="2" table:style-name="ce70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裂颅之击</text:p>
          </table:table-cell>
          <table:table-cell table:style-name="ce63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3" table:content-validation-name="val8" table:number-columns-repeated="4"/>
          <table:table-cell table:content-validation-name="val1" table:formula="of:=COM.MICROSOFT.CONCAT([.J408:.N40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2" table:number-columns-repeated="2"/>
          <table:table-cell table:style-name="ce2"/>
          <table:table-cell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剽窃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09:.N409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抽牌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石化迅猛龙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410:.N410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亡语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收集者沙库尔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4"/>
          <table:table-cell table:content-validation-name="val1" table:formula="of:=COM.MICROSOFT.CONCAT([.J411:.N411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触发 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 </text:p>
          </table:table-cell>
          <table:table-cell table:number-columns-repeated="2" table:style-name="ce70" office:value-type="string" calcext:value-type="string">
            <text:p>触发 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危机四伏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12:.N41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" office:value-type="string" calcext:value-type="string">
            <text:p>人品(特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致命餐叉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413:.N413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number-columns-repeated="2"/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走私商贩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14:.N41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海盗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动力战锤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415:.N41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武器</text:p>
          </table:table-cell>
          <table:table-cell table:style-name="ce2" office:value-type="string" calcext:value-type="string">
            <text:p>机械（亡语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法力之潮图腾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16:.N416])">
            <text:p/>
          </table:table-cell>
          <table:table-cell table:style-name="ce2"/>
          <table:table-cell table:style-name="ce22" table:number-columns-repeated="3"/>
          <table:table-cell table:style-name="ce2"/>
          <table:table-cell table:style-name="ce13" office:value-type="string" calcext:value-type="string">
            <text:p>持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海象人图腾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17:.N41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熔岩爆发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418:.N418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闪电风暴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419:.N419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/>
          <table:table-cell table:style-name="ce70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视界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20:.N420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2" table:number-columns-repeated="2"/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无羁元素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421:.N421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过载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妖术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422:.N422])" office:value-type="string" office:string-value="嘲讽;" calcext:value-type="string">
            <text:p>嘲讽;</text:p>
          </table:table-cell>
          <table:table-cell table:number-columns-repeated="2" table:style-name="ce13" office:value-type="string" calcext:value-type="string">
            <text:p>变形</text:p>
          </table:table-cell>
          <table:table-cell table:style-name="ce22"/>
          <table:table-cell table:number-columns-repeated="3" table:style-name="ce13" office:value-type="string" calcext:value-type="string">
            <text:p>变形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野性狼魂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3"/>
          <table:table-cell table:content-validation-name="val1" table:formula="of:=COM.MICROSOFT.CONCAT([.J423:.N423])" office:value-type="string" office:string-value="嘲讽;过载;" calcext:value-type="string">
            <text:p>嘲讽;过载;</text:p>
          </table:table-cell>
          <table:table-cell table:style-name="ce15"/>
          <table:table-cell table:number-columns-repeated="3" table:style-name="ce13" office:value-type="string" calcext:value-type="string">
            <text:p>召唤</text:p>
          </table:table-cell>
          <table:table-cell table:style-name="ce22"/>
          <table:table-cell table:style-name="ce9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元素毁灭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424:.N424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2"/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/>
          <table:table-cell table:style-name="ce2" office:value-type="string" calcext:value-type="string">
            <text:p>环境(法伤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治疗波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25:.N425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恢复</text:p>
          </table:table-cell>
          <table:table-cell table:style-name="ce22" table:number-columns-repeated="2"/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恢复</text:p>
          </table:table-cell>
          <table:table-cell table:style-name="ce2" office:value-type="string" calcext:value-type="string">
            <text:p>人品(恢复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尔多卫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26:.N42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number-columns-repeated="3" table:style-name="ce70" office:value-type="string" calcext:value-type="string">
            <text:p>战吼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齿轮光锤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2"/>
          <table:table-cell table:content-validation-name="val1" table:formula="of:=COM.MICROSOFT.CONCAT([.J427:.N427])" office:value-type="string" office:string-value="战吼;圣盾;嘲讽;" calcext:value-type="string">
            <text:p>战吼;圣盾;嘲讽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武器</text:p>
          </table:table-cell>
          <table:table-cell table:style-name="ce61" table:number-columns-repeated="2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机械相关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公正之剑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28:.N42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武器</text:p>
          </table:table-cell>
          <table:table-cell table:style-name="ce61" table:number-columns-repeated="2"/>
          <table:table-cell table:style-name="ce70" office:value-type="string" calcext:value-type="string">
            <text:p>武器</text:p>
          </table:table-cell>
          <table:table-cell table:style-name="ce70" office:value-type="string" calcext:value-type="string">
            <text:p>触发</text:p>
          </table:table-cell>
          <table:table-cell table:style-name="ce2" office:value-type="string" calcext:value-type="string">
            <text:p>增益目标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集结之刃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3"/>
          <table:table-cell table:content-validation-name="val1" table:formula="of:=COM.MICROSOFT.CONCAT([.J429:.N429])" office:value-type="string" office:string-value="战吼;圣盾;" calcext:value-type="string">
            <text:p>战吼;圣盾;</text:p>
          </table:table-cell>
          <table:table-cell table:style-name="ce61"/>
          <table:table-cell table:style-name="ce13" office:value-type="string" calcext:value-type="string">
            <text:p>武器</text:p>
          </table:table-cell>
          <table:table-cell table:number-columns-repeated="2" table:style-name="ce17" office:value-type="string" calcext:value-type="string">
            <text:p>武器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燃鬃·自走炮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430:.N430])" office:value-type="string" office:string-value="圣盾;嘲讽;" calcext:value-type="string">
            <text:p>圣盾;嘲讽;</text:p>
          </table:table-cell>
          <table:table-cell table:style-name="ce13" office:value-type="string" calcext:value-type="string">
            <text:p>嘲讽</text:p>
          </table:table-cell>
          <table:table-cell table:style-name="ce13" office:value-type="string" calcext:value-type="string">
            <text:p>圣盾</text:p>
          </table:table-cell>
          <table:table-cell table:number-columns-repeated="3" table:style-name="ce13" office:value-type="string" calcext:value-type="string">
            <text:p>嘲讽</text:p>
          </table:table-cell>
          <table:table-cell table:style-name="ce13" office:value-type="string" calcext:value-type="string">
            <text:p>圣盾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三教九流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31:.N431])">
            <text:p/>
          </table:table-cell>
          <table:table-cell table:number-columns-repeated="2" table:style-name="ce13" office:value-type="string" calcext:value-type="string">
            <text:p>抽牌</text:p>
          </table:table-cell>
          <table:table-cell table:number-columns-repeated="2" table:style-name="ce9" office:value-type="string" calcext:value-type="string">
            <text:p>抽牌</text:p>
          </table:table-cell>
          <table:table-cell table:number-columns-repeated="2" table:style-name="ce13" office:value-type="string" calcext:value-type="string">
            <text:p>抽牌</text:p>
          </table:table-cell>
          <table:table-cell office:value-type="string" calcext:value-type="string">
            <text:p>搭配卡组（抽牌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恩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32:.N432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61" table:number-columns-repeated="2"/>
          <table:table-cell table:number-columns-repeated="2" table:style-name="ce70" office:value-type="string" calcext:value-type="string">
            <text:p>抽牌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色净化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433:.N433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夜色镇执法官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434:.N434])" office:value-type="string" office:string-value="圣盾;" calcext:value-type="string">
            <text:p>圣盾;</text:p>
          </table:table-cell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2" office:value-type="string" calcext:value-type="string">
            <text:p>1血随从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夜魇骑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35:.N435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61"/>
          <table:table-cell table:style-name="ce13" office:value-type="string" calcext:value-type="string">
            <text:p>战吼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英勇圣印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436:.N436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2" table:number-columns-repeated="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战马训练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37:.N437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2" office:value-type="string" calcext:value-type="string">
            <text:p>搭配卡（光环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作战动员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38:.N438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70" office:value-type="string" calcext:value-type="string">
            <text:p>召唤</text:p>
          </table:table-cell>
          <table:table-cell table:style-name="ce2"/>
          <table:table-cell table:style-name="ce70" office:value-type="string" calcext:value-type="string">
            <text:p>召唤</text:p>
          </table:table-cell>
          <table:table-cell table:style-name="ce2" office:value-type="string" calcext:value-type="string">
            <text:p>飞刀杂耍者;军需官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影箭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39:.N439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2"/>
          <table:table-cell table:style-name="ce25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镀银魔像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40:.N440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 table:number-columns-repeated="2"/>
          <table:table-cell table:style-name="ce2" office:value-type="string" calcext:value-type="string">
            <text:p>弃牌效果(触发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恶魔卫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3"/>
          <table:table-cell table:content-validation-name="val1" table:formula="of:=COM.MICROSOFT.CONCAT([.J441:.N441])" office:value-type="string" office:string-value="嘲讽;战吼;" calcext:value-type="string">
            <text:p>嘲讽;战吼;</text:p>
          </table:table-cell>
          <table:table-cell table:style-name="ce81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恶魔之怒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42:.N44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7" office:value-type="string" calcext:value-type="string">
            <text:p>法伤</text:p>
          </table:table-cell>
          <table:table-cell table:style-name="ce2"/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感知恶魔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43:.N443])">
            <text:p/>
          </table:table-cell>
          <table:table-cell table:style-name="ce2"/>
          <table:table-cell table:style-name="ce22" table:number-columns-repeated="3"/>
          <table:table-cell table:number-columns-repeated="2" table:style-name="ce70" office:value-type="string" calcext:value-type="string">
            <text:p>抽牌</text:p>
          </table:table-cell>
          <table:table-cell table:style-name="ce2" office:value-type="string" calcext:value-type="string">
            <text:p>恶魔(抽牌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狂乱传染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44:.N444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2" table:number-columns-repeated="2"/>
          <table:table-cell table:style-name="ce72" office:value-type="string" calcext:value-type="string">
            <text:p>法伤</text:p>
          </table:table-cell>
          <table:table-cell table:style-name="ce2"/>
          <table:table-cell table:style-name="ce2" office:value-type="string" calcext:value-type="string">
            <text:p>人品（法伤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无证药剂师</text:p>
          </table:table-cell>
          <table:table-cell table:style-name="ce63" table:content-validation-name="val7" office:value-type="string" calcext:value-type="string">
            <text:p>恶魔</text:p>
          </table:table-cell>
          <table:table-cell table:style-name="ce63" table:content-validation-name="val8" table:number-columns-repeated="5"/>
          <table:table-cell table:content-validation-name="val1" table:formula="of:=COM.MICROSOFT.CONCAT([.J445:.N445])">
            <text:p/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吸取生命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46:.N446])">
            <text:p/>
          </table:table-cell>
          <table:table-cell table:style-name="ce2"/>
          <table:table-cell table:number-columns-repeated="3" table:style-name="ce9" office:value-type="string" calcext:value-type="string">
            <text:p>法伤</text:p>
          </table:table-cell>
          <table:table-cell table:style-name="ce2"/>
          <table:table-cell table:style-name="ce17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鬼首领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47:.N447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空恐魔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448:.N44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搭配牌(战吼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血怒药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49:.N449])">
            <text:p/>
          </table:table-cell>
          <table:table-cell table:number-columns-repeated="2" table:style-name="ce70" office:value-type="string" calcext:value-type="string">
            <text:p>增益</text:p>
          </table:table-cell>
          <table:table-cell table:number-columns-repeated="2"/>
          <table:table-cell table:number-columns-repeated="2" table:style-name="ce70" office:value-type="string" calcext:value-type="string">
            <text:p>增益</text:p>
          </table:table-cell>
          <table:table-cell office:value-type="string" calcext:value-type="string">
            <text:p>恶魔（增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夜色镇议员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50:.N450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格瑞玛狼骑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51:.N451])">
            <text:p/>
          </table:table-cell>
          <table:table-cell table:style-name="ce2"/>
          <table:table-cell table:style-name="ce9" office:value-type="string" calcext:value-type="string">
            <text:p>激励</text:p>
          </table:table-cell>
          <table:table-cell table:style-name="ce24" table:number-columns-repeated="2"/>
          <table:table-cell table:style-name="ce2"/>
          <table:table-cell table:style-name="ce9" office:value-type="string" calcext:value-type="string">
            <text:p>激励</text:p>
          </table:table-cell>
          <table:table-cell office:value-type="string" calcext:value-type="string">
            <text:p>血吼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保卫国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452:.N452])" office:value-type="string" office:string-value="嘲讽;" calcext:value-type="string">
            <text:p>嘲讽;</text:p>
          </table:table-cell>
          <table:table-cell table:style-name="ce15"/>
          <table:table-cell table:style-name="ce24" table:number-columns-repeated="2"/>
          <table:table-cell table:number-columns-repeated="3" table:style-name="ce9" office:value-type="string" calcext:value-type="string">
            <text:p>嘲讽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暴乱狂战士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53:.N453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搭配牌(触发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暴虐食尸鬼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454:.N45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弹射之刃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55:.N455])">
            <text:p/>
          </table:table-cell>
          <table:table-cell table:style-name="ce72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5" table:number-columns-repeated="2"/>
          <table:table-cell table:style-name="ce9" office:value-type="string" calcext:value-type="string">
            <text:p>法伤</text:p>
          </table:table-cell>
          <table:table-cell table:style-name="ce24"/>
          <table:table-cell office:value-type="string" calcext:value-type="string">
            <text:p>命令怒吼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盾牌格挡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56:.N456])">
            <text:p/>
          </table:table-cell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抽牌</text:p>
          </table:table-cell>
          <table:table-cell table:number-columns-repeated="2" table:style-name="ce72" office:value-type="string" calcext:value-type="string">
            <text:p>恢复</text:p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国王护卫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457:.N457])" office:value-type="string" office:string-value="战吼;嘲讽;" calcext:value-type="string">
            <text:p>战吼;嘲讽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style-name="ce72" office:value-type="string" calcext:value-type="string">
            <text:p>武器</text:p>
          </table:table-cell>
          <table:table-cell table:style-name="ce17" office:value-type="string" calcext:value-type="string">
            <text:p>武器</text:p>
          </table:table-cell>
          <table:table-cell table:style-name="ce15"/>
          <table:table-cell table:style-name="ce25" office:value-type="string" calcext:value-type="string">
            <text:p>战吼（武器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苦战傀儡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58:.N458])">
            <text:p/>
          </table:table-cell>
          <table:table-cell table:style-name="ce15"/>
          <table:table-cell table:style-name="ce13" office:value-type="string" calcext:value-type="string">
            <text:p>抽牌</text:p>
          </table:table-cell>
          <table:table-cell table:style-name="ce15"/>
          <table:table-cell table:style-name="ce9" office:value-type="string" calcext:value-type="string">
            <text:p>抽牌</text:p>
          </table:table-cell>
          <table:table-cell table:style-name="ce15" table:number-columns-repeated="2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怒袭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59:.N459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13" office:value-type="string" calcext:value-type="string">
            <text:p>恢复</text:p>
          </table:table-cell>
          <table:table-cell table:style-name="ce9" office:value-type="string" calcext:value-type="string">
            <text:p>法伤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食人魔战槌</text:p>
          </table:table-cell>
          <table:table-cell table:style-name="ce61" table:content-validation-name="val7"/>
          <table:table-cell table:style-name="ce63" table:content-validation-name="val8" table:number-columns-repeated="5"/>
          <table:table-cell table:content-validation-name="val1" table:formula="of:=COM.MICROSOFT.CONCAT([.J460:.N460])">
            <text:p/>
          </table:table-cell>
          <table:table-cell table:style-name="ce70" office:value-type="string" calcext:value-type="string">
            <text:p>武器</text:p>
          </table:table-cell>
          <table:table-cell table:style-name="ce9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武器</text:p>
          </table:table-cell>
          <table:table-cell table:style-name="ce15"/>
          <table:table-cell table:style-name="ce17" office:value-type="string" calcext:value-type="string">
            <text:p>武器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手街典当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461:.N46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15" table:number-columns-repeated="2"/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凶暴猿猴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462:.N462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帆教徒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463:.N46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海盗(战吼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战歌指挥官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464:.N464])">
            <text:p/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style-name="ce17" office:value-type="string" calcext:value-type="string">
            <text:p>触发</text:p>
          </table:table-cell>
          <table:table-cell table:style-name="ce24"/>
          <table:table-cell/>
          <table:table-cell table:style-name="ce2"/>
          <table:table-cell office:value-type="string" calcext:value-type="string">
            <text:p>冲锋(触发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金教信使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465:.N465])" office:value-type="string" office:string-value="战吼;发现;" calcext:value-type="string">
            <text:p>战吼;发现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术傀儡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66:.N466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22"/>
          <table:table-cell table:style-name="ce25"/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白银之手教官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67:.N467])">
            <text:p/>
          </table:table-cell>
          <table:table-cell table:style-name="ce2"/>
          <table:table-cell table:number-columns-repeated="3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报警机器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68:.N468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特殊</text:p>
          </table:table-cell>
          <table:table-cell table:style-name="ce2"/>
          <table:table-cell table:style-name="ce9" office:value-type="string" calcext:value-type="string">
            <text:p>特殊</text:p>
          </table:table-cell>
          <table:table-cell office:value-type="string" calcext:value-type="string">
            <text:p>4费及以上牌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暴怒的狼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怒;</text:p>
          </table:table-cell>
          <table:table-cell table:style-name="ce61" table:content-validation-name="val8" table:number-columns-repeated="4"/>
          <table:table-cell table:content-validation-name="val1" table:formula="of:=COM.MICROSOFT.CONCAT([.J469:.N469])" office:value-type="string" office:string-value="激怒;" calcext:value-type="string">
            <text:p>激怒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/>
          <table:table-cell table:style-name="ce9" office:value-type="string" calcext:value-type="string">
            <text:p>激怒</text:p>
          </table:table-cell>
          <table:table-cell table:style-name="ce2"/>
          <table:table-cell table:style-name="ce17" office:value-type="string" calcext:value-type="string">
            <text:p>激怒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冰霜暴怒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70:.N470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激怒</text:p>
          </table:table-cell>
          <table:table-cell table:style-name="ce22"/>
          <table:table-cell table:style-name="ce2"/>
          <table:table-cell table:style-name="ce22"/>
          <table:table-cell table:style-name="ce25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1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布莱恩·铜须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71:.N47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13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沉默的骑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潜行;</text:p>
          </table:table-cell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3"/>
          <table:table-cell table:content-validation-name="val1" table:formula="of:=COM.MICROSOFT.CONCAT([.J472:.N472])" office:value-type="string" office:string-value="潜行;圣盾;" calcext:value-type="string">
            <text:p>潜行;圣盾;</text:p>
          </table:table-cell>
          <table:table-cell table:style-name="ce70" office:value-type="string" calcext:value-type="string">
            <text:p>圣盾</text:p>
          </table:table-cell>
          <table:table-cell table:style-name="ce13" office:value-type="string" calcext:value-type="string">
            <text:p>潜行</text:p>
          </table:table-cell>
          <table:table-cell table:style-name="ce22" table:number-columns-repeated="2"/>
          <table:table-cell table:style-name="ce2"/>
          <table:table-cell table:style-name="ce17" office:value-type="string" calcext:value-type="string">
            <text:p>潜行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橱柜蜘蛛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73:.N473])" office:value-type="string" office:string-value="战吼;" calcext:value-type="string">
            <text:p>战吼;</text:p>
          </table:table-cell>
          <table:table-cell table:style-name="ce61"/>
          <table:table-cell table:style-name="ce70" office:value-type="string" calcext:value-type="string">
            <text:p>战吼</text:p>
          </table:table-cell>
          <table:table-cell/>
          <table:table-cell table:style-name="ce61" table:number-columns-repeated="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丛林猎豹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474:.N474])">
            <text:p/>
          </table:table-cell>
          <table:table-cell table:style-name="ce70" office:value-type="string" calcext:value-type="string">
            <text:p>潜行</text:p>
          </table:table-cell>
          <table:table-cell table:style-name="ce13" office:value-type="string" calcext:value-type="string">
            <text:p>潜行</text:p>
          </table:table-cell>
          <table:table-cell table:style-name="ce9" office:value-type="string" calcext:value-type="string">
            <text:p>潜行</text:p>
          </table:table-cell>
          <table:table-cell table:style-name="ce22"/>
          <table:table-cell table:style-name="ce2"/>
          <table:table-cell table:style-name="ce9" office:value-type="string" calcext:value-type="string">
            <text:p>潜行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达拉然法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75:.N475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大地之环先知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76:.N47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17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大富翁比尔杜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77:.N477])">
            <text:p/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触发 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大胖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78:.N47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2" table:number-columns-repeated="2"/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地精工兵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79:.N47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帝王眼镜蛇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480:.N480])">
            <text:p/>
          </table:table-cell>
          <table:table-cell table:style-name="ce70" office:value-type="string" calcext:value-type="string">
            <text:p>毒伤</text:p>
          </table:table-cell>
          <table:table-cell table:style-name="ce22" table:number-columns-repeated="3"/>
          <table:table-cell table:style-name="ce9" office:value-type="string" calcext:value-type="string">
            <text:p>毒伤</text:p>
          </table:table-cell>
          <table:table-cell table:style-name="ce22"/>
          <table:table-cell office:value-type="string" calcext:value-type="string">
            <text:p>野兽相关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毒性污水软泥怪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81:.N481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恩佐斯的子嗣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482:.N482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亡语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飞行器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483:.N483])">
            <text:p/>
          </table:table-cell>
          <table:table-cell table:style-name="ce2"/>
          <table:table-cell table:style-name="ce13" office:value-type="string" calcext:value-type="string">
            <text:p>风怒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风怒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腐肉食尸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84:.N48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负伤剑圣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85:.N485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工匠大师欧沃斯巴克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86:.N48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22"/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工匠镇技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零件;</text:p>
          </table:table-cell>
          <table:table-cell table:style-name="ce61" table:content-validation-name="val8" table:number-columns-repeated="3"/>
          <table:table-cell table:content-validation-name="val1" table:formula="of:=COM.MICROSOFT.CONCAT([.J487:.N487])" office:value-type="string" office:string-value="战吼;零件;" calcext:value-type="string">
            <text:p>战吼;零件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攻城车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488:.N488])">
            <text:p/>
          </table:table-cell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光明邪使菲奥拉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489:.N489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寒光先知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90:.N49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61"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鱼人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寒光智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91:.N49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消失;鱼人;对方抽卡效果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暗邪使艾蒂丝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92:.N49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金大亨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93:.N493])">
            <text:p/>
          </table:table-cell>
          <table:table-cell table:number-columns-repeated="6" table:style-name="ce13" office:value-type="string" calcext:value-type="string">
            <text:p>触发</text:p>
          </table:table-cell>
          <table:table-cell office:value-type="string" calcext:value-type="string">
            <text:p>战吼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翼技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94:.N49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61"/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后街男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495:.N495])" office:value-type="string" office:string-value="亡语;" calcext:value-type="string">
            <text:p>亡语;</text:p>
          </table:table-cell>
          <table:table-cell table:style-name="ce61"/>
          <table:table-cell table:style-name="ce9" office:value-type="string" calcext:value-type="string">
            <text:p>亡语</text:p>
          </table:table-cell>
          <table:table-cell table:style-name="ce61" table:number-columns-repeated="6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击剑教头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96:.N49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number-columns-repeated="2" table:style-name="ce17" office:value-type="string" calcext:value-type="string">
            <text:p>法强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激励;搭配技能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机械动物管理员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97:.N49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角斗场主管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498:.N498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激励</text:p>
          </table:table-cell>
          <table:table-cell table:style-name="ce22"/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精神控制技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499:.N49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克苏恩的信徒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00:.N50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苦痛侍僧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01:.N501])">
            <text:p/>
          </table:table-cell>
          <table:table-cell table:style-name="ce72" office:value-type="string" calcext:value-type="string">
            <text:p>触发</text:p>
          </table:table-cell>
          <table:table-cell table:number-columns-repeated="3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狼骑兵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02:.N502])">
            <text:p/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2"/>
          <table:table-cell table:number-columns-repeated="2" table:style-name="ce9" office:value-type="string" calcext:value-type="string">
            <text:p>冲锋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裂地触须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503:.N50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龙鹰骑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04:.N504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励</text:p>
          </table:table-cell>
          <table:table-cell table:style-name="ce2"/>
          <table:table-cell table:style-name="ce9" office:value-type="string" calcext:value-type="string">
            <text:p>激励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麦田傀儡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505:.N50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明光祭司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06:.N506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奥秘（持续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莫罗斯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潜行;</text:p>
          </table:table-cell>
          <table:table-cell table:style-name="ce61" table:content-validation-name="val8" table:number-columns-repeated="4"/>
          <table:table-cell table:content-validation-name="val1" table:formula="of:=COM.MICROSOFT.CONCAT([.J507:.N507])" office:value-type="string" office:string-value="潜行;" calcext:value-type="string">
            <text:p>潜行;</text:p>
          </table:table-cell>
          <table:table-cell table:style-name="ce81" office:value-type="string" calcext:value-type="string">
            <text:p>持续</text:p>
          </table:table-cell>
          <table:table-cell table:style-name="ce72" office:value-type="string" calcext:value-type="string">
            <text:p>潜行</text:p>
          </table:table-cell>
          <table:table-cell table:style-name="ce9" office:value-type="string" calcext:value-type="string">
            <text:p>持续</text:p>
          </table:table-cell>
          <table:table-cell table:style-name="ce61"/>
          <table:table-cell table:number-columns-repeated="2" table:style-name="ce9" office:value-type="string" calcext:value-type="string">
            <text:p>持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尊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08:.N508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持续</text:p>
          </table:table-cell>
          <table:table-cell office:value-type="string" calcext:value-type="string">
            <text:p>克苏恩（持续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穆克拉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09:.N509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纳克萨玛斯之影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10:.N510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潜行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持续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南海船长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11:.N511])">
            <text:p/>
          </table:table-cell>
          <table:table-cell table:style-name="ce72" office:value-type="string" calcext:value-type="string">
            <text:p>光环</text:p>
          </table:table-cell>
          <table:table-cell table:number-columns-repeated="3" table:style-name="ce9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office:value-type="string" calcext:value-type="string">
            <text:p>海盗（光环需求）;海盗相关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牛头人战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激怒;</text:p>
          </table:table-cell>
          <table:table-cell table:style-name="ce61" table:content-validation-name="val8" table:number-columns-repeated="3"/>
          <table:table-cell table:content-validation-name="val1" table:formula="of:=COM.MICROSOFT.CONCAT([.J512:.N512])" office:value-type="string" office:string-value="嘲讽;激怒;" calcext:value-type="string">
            <text:p>嘲讽;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怒</text:p>
          </table:table-cell>
          <table:table-cell table:style-name="ce2"/>
          <table:table-cell table:style-name="ce22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诺莫瑞根步兵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冲锋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513:.N513])" office:value-type="string" office:string-value="冲锋;嘲讽;" calcext:value-type="string">
            <text:p>冲锋;嘲讽;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number-columns-repeated="2" table:style-name="ce17" office:value-type="string" calcext:value-type="string">
            <text:p>嘲讽</text:p>
          </table:table-cell>
          <table:table-cell table:style-name="ce2"/>
          <table:table-cell table:style-name="ce9" office:value-type="string" calcext:value-type="string">
            <text:p>冲锋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女警萨莉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514:.N514])" office:value-type="string" office:string-value="亡语;" calcext:value-type="string">
            <text:p>亡语;</text:p>
          </table:table-cell>
          <table:table-cell table:style-name="ce9" office:value-type="string" calcext:value-type="string">
            <text:p>亡语</text:p>
          </table:table-cell>
          <table:table-cell table:style-name="ce61"/>
          <table:table-cell table:style-name="ce22"/>
          <table:table-cell table:number-columns-repeated="2" table:style-name="ce9" office:value-type="string" calcext:value-type="string">
            <text:p>亡语</text:p>
          </table:table-cell>
          <table:table-cell table:style-name="ce22"/>
          <table:table-cell office:value-type="string" calcext:value-type="string">
            <text:p>增益（亡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破坏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15:.N51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9" office:value-type="string" calcext:value-type="string">
            <text:p>战吼</text:p>
          </table:table-cell>
          <table:table-cell table:style-name="ce22"/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破碎残阳祭司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16:.N51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17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庆典司仪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3"/>
          <table:table-cell table:content-validation-name="val1" table:formula="of:=COM.MICROSOFT.CONCAT([.J517:.N517])" office:value-type="string" office:string-value="战吼;法术伤害;" calcext:value-type="string">
            <text:p>战吼;法术伤害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法强随从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任务达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18:.N518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 table:number-columns-repeated="2"/>
          <table:table-cell table:style-name="ce72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1费及以下牌（触发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萨尔玛先知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19:.N519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2"/>
          <table:table-cell table:style-name="ce22"/>
          <table:table-cell office:value-type="string" calcext:value-type="string">
            <text:p>临时攻击增益:叫嚣的中士;石化武器;黑铁矮人;…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圣光勇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沉默;</text:p>
          </table:table-cell>
          <table:table-cell table:style-name="ce61" table:content-validation-name="val8" table:number-columns-repeated="3"/>
          <table:table-cell table:content-validation-name="val1" table:formula="of:=COM.MICROSOFT.CONCAT([.J520:.N520])" office:value-type="string" office:string-value="战吼;沉默;" calcext:value-type="string">
            <text:p>战吼;沉默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食人魔步兵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21:.N52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死亡领主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522:.N522])" office:value-type="string" office:string-value="嘲讽;亡语;" calcext:value-type="string">
            <text:p>嘲讽;亡语;</text:p>
          </table:table-cell>
          <table:table-cell table:style-name="ce81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table:style-name="ce61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剃刀猎手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23:.N523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野兽相关;光环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铁喙猫头鹰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沉默;</text:p>
          </table:table-cell>
          <table:table-cell table:style-name="ce61" table:content-validation-name="val8" table:number-columns-repeated="3"/>
          <table:table-cell table:content-validation-name="val1" table:formula="of:=COM.MICROSOFT.CONCAT([.J524:.N524])" office:value-type="string" office:string-value="战吼;沉默;" calcext:value-type="string">
            <text:p>战吼;沉默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17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铁炉堡火枪兵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25:.N525])" office:value-type="string" office:string-value="战吼;" calcext:value-type="string">
            <text:p>战吼;</text:p>
          </table:table-cell>
          <table:table-cell table:style-name="ce2"/>
          <table:table-cell table:style-name="ce17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22"/>
          <table:table-cell office:value-type="string" calcext:value-type="string">
            <text:p>激怒牌:阿曼尼狂战士;…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铁鬃灰熊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526:.N526])" office:value-type="string" office:string-value="嘲讽;" calcext:value-type="string">
            <text:p>嘲讽;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嘲讽</text:p>
          </table:table-cell>
          <table:table-cell table:style-name="ce22"/>
          <table:table-cell office:value-type="string" calcext:value-type="string">
            <text:p>野兽相关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团队领袖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27:.N527])">
            <text:p/>
          </table:table-cell>
          <table:table-cell table:style-name="ce72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光环</text:p>
          </table:table-cell>
          <table:table-cell office:value-type="string" calcext:value-type="string">
            <text:p>增益目标（光环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手街走私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28:.N528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2" table:style-name="ce13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舞动之剑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529:.N529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22"/>
          <table:table-cell office:value-type="string" calcext:value-type="string">
            <text:p>对方抽卡效果;永久增益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个子驱魔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2"/>
          <table:table-cell table:content-validation-name="val1" table:formula="of:=COM.MICROSOFT.CONCAT([.J530:.N530])" office:value-type="string" office:string-value="嘲讽;战吼;亡语;" calcext:value-type="string">
            <text:p>嘲讽;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鬼召唤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31:.N531])">
            <text:p/>
          </table:table-cell>
          <table:table-cell table:style-name="ce2"/>
          <table:table-cell table:style-name="ce13" office:value-type="string" calcext:value-type="string">
            <text:p>持续</text:p>
          </table:table-cell>
          <table:table-cell table:style-name="ce22" table:number-columns-repeated="2"/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飞刀杂耍者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兽人噬魂魔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32:.N532])">
            <text:p/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骑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3"/>
          <table:table-cell table:content-validation-name="val1" table:formula="of:=COM.MICROSOFT.CONCAT([.J533:.N533])" office:value-type="string" office:string-value="战吼;圣盾;" calcext:value-type="string">
            <text:p>战吼;圣盾;</text:p>
          </table:table-cell>
          <table:table-cell table:style-name="ce81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圣盾（战吼需求）;强化机器人</text:p>
          </table:table-cell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色十字军战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534:.N534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圣盾</text:p>
          </table:table-cell>
          <table:table-cell table:number-columns-repeated="3" table:style-name="ce9" office:value-type="string" calcext:value-type="string">
            <text:p>圣盾</text:p>
          </table:table-cell>
          <table:table-cell table:style-name="ce72" office:value-type="string" calcext:value-type="string">
            <text:p>圣盾</text:p>
          </table:table-cell>
          <table:table-cell table:style-name="ce9" office:value-type="string" calcext:value-type="string">
            <text:p>圣盾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岩肤石像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35:.N535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持续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岩浆暴怒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36:.N53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异种群居蝎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537:.N537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搭配卡（身材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背族长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538:.N538])" office:value-type="string" office:string-value="嘲讽;" calcext:value-type="string">
            <text:p>嘲讽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2"/>
          <table:table-cell table:style-name="ce22"/>
          <table:table-cell table:style-name="ce25"/>
          <table:table-cell table:style-name="ce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色骑手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冲锋;</text:p>
          </table:table-cell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3"/>
          <table:table-cell table:content-validation-name="val1" table:formula="of:=COM.MICROSOFT.CONCAT([.J539:.N539])" office:value-type="string" office:string-value="冲锋;圣盾;" calcext:value-type="string">
            <text:p>冲锋;圣盾;</text:p>
          </table:table-cell>
          <table:table-cell table:style-name="ce70" office:value-type="string" calcext:value-type="string">
            <text:p>圣盾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2"/>
          <table:table-cell table:style-name="ce81" office:value-type="string" calcext:value-type="string">
            <text:p>冲锋</text:p>
          </table:table-cell>
          <table:table-cell table:style-name="ce25"/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领军</text:p>
          </table:table-cell>
          <table:table-cell table:style-name="ce61" table:content-validation-name="val7" office:value-type="string" calcext:value-type="string">
            <text:p>鱼人</text:p>
          </table:table-cell>
          <table:table-cell table:style-name="ce61" table:content-validation-name="val8" table:number-columns-repeated="5"/>
          <table:table-cell table:content-validation-name="val1" table:formula="of:=COM.MICROSOFT.CONCAT([.J540:.N540])">
            <text:p/>
          </table:table-cell>
          <table:table-cell table:style-name="ce72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number-columns-repeated="2" table:style-name="ce9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office:value-type="string" calcext:value-type="string">
            <text:p>鱼人（光环需求）</text:p>
          </table:table-cell>
          <table:table-cell table:style-name="ce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怨影狂怒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41:.N541])">
            <text:p/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杂耍小鬼</text:p>
          </table:table-cell>
          <table:table-cell table:style-name="ce63" table:content-validation-name="val7" office:value-type="string" calcext:value-type="string">
            <text:p>恶魔</text:p>
          </table:table-cell>
          <table:table-cell table:style-name="ce63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4"/>
          <table:table-cell table:content-validation-name="val1" table:formula="of:=COM.MICROSOFT.CONCAT([.J542:.N542])" office:value-type="string" office:string-value="法术伤害;" calcext:value-type="string">
            <text:p>法术伤害;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法伤</text:p>
          </table:table-cell>
          <table:table-cell office:value-type="string" calcext:value-type="string">
            <text:p>法术（法伤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蜘蛛坦克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543:.N543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重装佣兵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544:.N544])" office:value-type="string" office:string-value="嘲讽;" calcext:value-type="string">
            <text:p>嘲讽;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81" office:value-type="string" calcext:value-type="string">
            <text:p>嘲讽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侏儒实验技师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45:.N545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22" table:number-columns-repeated="3"/>
          <table:table-cell table:style-name="ce2"/>
          <table:table-cell table:style-name="ce22"/>
          <table:table-cell office:value-type="string" calcext:value-type="string">
            <text:p>连击;尖牙德鲁伊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3" calcext:value-type="float">
            <text:p>3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紫罗兰法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免疫;</text:p>
          </table:table-cell>
          <table:table-cell table:style-name="ce61" table:content-validation-name="val8" table:number-columns-repeated="4"/>
          <table:table-cell table:content-validation-name="val1" table:formula="of:=COM.MICROSOFT.CONCAT([.J546:.N546])" office:value-type="string" office:string-value="免疫;" calcext:value-type="string">
            <text:p>免疫;</text:p>
          </table:table-cell>
          <table:table-cell table:style-name="ce61"/>
          <table:table-cell table:style-name="ce13" office:value-type="string" calcext:value-type="string">
            <text:p>身材</text:p>
          </table:table-cell>
          <table:table-cell table:style-name="ce2" table:number-columns-repeated="3"/>
          <table:table-cell table:style-name="ce72" office:value-type="string" calcext:value-type="string">
            <text:p>免疫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丛林守护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47:.N547])">
            <text:p/>
          </table:table-cell>
          <table:table-cell table:style-name="ce72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number-columns-repeated="4" table:style-name="ce72" office:value-type="string" calcext:value-type="string">
            <text:p>抉择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丛林枭兽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548:.N548])">
            <text:p/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丛林之魂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549:.N549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style-name="ce61" table:number-columns-repeated="2"/>
          <table:table-cell table:style-name="ce2"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范达尔·鹿盔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50:.N550])">
            <text:p/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4" table:style-name="ce13" office:value-type="string" calcext:value-type="string">
            <text:p>触发</text:p>
          </table:table-cell>
          <table:table-cell table:style-name="ce2" office:value-type="string" calcext:value-type="string">
            <text:p>抉择（触发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横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51:.N551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法强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荒野行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52:.N55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2" office:value-type="string" calcext:value-type="string">
            <text:p>野兽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剧毒之种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53:.N553])">
            <text:p/>
          </table:table-cell>
          <table:table-cell table:style-name="ce70" office:value-type="string" calcext:value-type="string">
            <text:p>变形</text:p>
          </table:table-cell>
          <table:table-cell table:style-name="ce22"/>
          <table:table-cell table:number-columns-repeated="2" table:style-name="ce72" office:value-type="string" calcext:value-type="string">
            <text:p>变形</text:p>
          </table:table-cell>
          <table:table-cell table:style-name="ce81" office:value-type="string" calcext:value-type="string">
            <text:p>变形</text:p>
          </table:table-cell>
          <table:table-cell table:style-name="ce72" office:value-type="string" calcext:value-type="string">
            <text:p>变形</text:p>
          </table:table-cell>
          <table:table-cell table:style-name="ce2" office:value-type="string" calcext:value-type="string">
            <text:p>变形目标(变形需求):黑暗低语者…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卡拉克西织珀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54:.N554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" office:value-type="string" calcext:value-type="string">
            <text:p>搭配卡组（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狂野争斗者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555:.N555])">
            <text:p/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激励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激励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泥潭守护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56:.N556])">
            <text:p/>
          </table:table-cell>
          <table:table-cell table:number-columns-repeated="2" table:style-name="ce13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style-name="ce2"/>
          <table:table-cell table:style-name="ce9" office:value-type="string" calcext:value-type="string">
            <text:p>抉择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撕咬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57:.N557])">
            <text:p/>
          </table:table-cell>
          <table:table-cell table:style-name="ce2"/>
          <table:table-cell table:style-name="ce13" office:value-type="string" calcext:value-type="string">
            <text:p>攻击</text:p>
          </table:table-cell>
          <table:table-cell table:number-columns-repeated="2" table:style-name="ce9" office:value-type="string" calcext:value-type="string">
            <text:p>恢复</text:p>
          </table:table-cell>
          <table:table-cell table:style-name="ce2"/>
          <table:table-cell table:style-name="ce9" office:value-type="string" calcext:value-type="string">
            <text:p>攻击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星界沟通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58:.N558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2" table:number-columns-repeated="3"/>
          <table:table-cell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卡组（特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变形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59:.N559])">
            <text:p/>
          </table:table-cell>
          <table:table-cell table:style-name="ce70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style-name="ce9" office:value-type="string" calcext:value-type="string">
            <text:p>变形</text:p>
          </table:table-cell>
          <table:table-cell table:style-name="ce2"/>
          <table:table-cell table:style-name="ce72" office:value-type="string" calcext:value-type="string">
            <text:p>变形</text:p>
          </table:table-cell>
          <table:table-cell table:style-name="ce2" table:number-columns-repeated="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冰锥术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冻结;</text:p>
          </table:table-cell>
          <table:table-cell table:style-name="ce61" table:content-validation-name="val8" table:number-columns-repeated="4"/>
          <table:table-cell table:content-validation-name="val1" table:formula="of:=COM.MICROSOFT.CONCAT([.J560:.N560])" office:value-type="string" office:string-value="冻结;" calcext:value-type="string">
            <text:p>冻结;</text:p>
          </table:table-cell>
          <table:table-cell table:style-name="ce72" office:value-type="string" calcext:value-type="string">
            <text:p>冻结</text:p>
          </table:table-cell>
          <table:table-cell table:style-name="ce9" office:value-type="string" calcext:value-type="string">
            <text:p>冻结</text:p>
          </table:table-cell>
          <table:table-cell table:style-name="ce2" table:number-columns-repeated="2"/>
          <table:table-cell table:style-name="ce72" office:value-type="string" calcext:value-type="string">
            <text:p>冻结</text:p>
          </table:table-cell>
          <table:table-cell table:style-name="ce9" office:value-type="string" calcext:value-type="string">
            <text:p>冻结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达拉然铁骑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激励;</text:p>
          </table:table-cell>
          <table:table-cell table:style-name="ce61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3"/>
          <table:table-cell table:content-validation-name="val1" table:formula="of:=COM.MICROSOFT.CONCAT([.J561:.N561])" office:value-type="string" office:string-value="激励;法术伤害;" calcext:value-type="string">
            <text:p>激励;法术伤害;</text:p>
          </table:table-cell>
          <table:table-cell table:style-name="ce70" office:value-type="string" calcext:value-type="string">
            <text:p>法强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2" office:value-type="string" calcext:value-type="string">
            <text:p>法伤(法强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地精炎术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62:.N56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" office:value-type="string" calcext:value-type="string">
            <text:p>机械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癫狂的唤冰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冻结;</text:p>
          </table:table-cell>
          <table:table-cell table:style-name="ce61" table:content-validation-name="val8" table:number-columns-repeated="4"/>
          <table:table-cell table:content-validation-name="val1" table:formula="of:=COM.MICROSOFT.CONCAT([.J563:.N563])" office:value-type="string" office:string-value="冻结;" calcext:value-type="string">
            <text:p>冻结;</text:p>
          </table:table-cell>
          <table:table-cell table:style-name="ce9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复活的铠甲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64:.N564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2" table:style-name="ce9" office:value-type="string" calcext:value-type="string">
            <text:p>特殊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火球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65:.N565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麦迪文的残影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66:.N566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61" table:number-columns-repeated="2"/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 office:value-type="string" calcext:value-type="string">
            <text:p>熔核巨人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水元素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冻结;</text:p>
          </table:table-cell>
          <table:table-cell table:style-name="ce61" table:content-validation-name="val8" table:number-columns-repeated="4"/>
          <table:table-cell table:content-validation-name="val1" table:formula="of:=COM.MICROSOFT.CONCAT([.J567:.N567])" office:value-type="string" office:string-value="冻结;" calcext:value-type="string">
            <text:p>冻结;</text:p>
          </table:table-cell>
          <table:table-cell table:style-name="ce72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冻结</text:p>
          </table:table-cell>
          <table:table-cell table:style-name="ce2" table:number-columns-repeated="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个子扰咒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68:.N568])">
            <text:p/>
          </table:table-cell>
          <table:table-cell table:style-name="ce70" office:value-type="string" calcext:value-type="string">
            <text:p>光环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光环</text:p>
          </table:table-cell>
          <table:table-cell table:style-name="ce2"/>
          <table:table-cell table:style-name="ce9" office:value-type="string" calcext:value-type="string">
            <text:p>光环</text:p>
          </table:table-cell>
          <table:table-cell table:style-name="ce2" office:value-type="string" calcext:value-type="string">
            <text:p>光环目标(光环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灵奥术师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4"/>
          <table:table-cell table:content-validation-name="val1" table:formula="of:=COM.MICROSOFT.CONCAT([.J569:.N569])" office:value-type="string" office:string-value="奥秘;" calcext:value-type="string">
            <text:p>奥秘;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2" table:style-name="ce70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/>
          <table:table-cell table:style-name="ce2" office:value-type="string" calcext:value-type="string">
            <text:p>奥秘(持续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多重射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70:.N57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寄生恶狼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571:.N571])" office:value-type="string" office:string-value="亡语;" calcext:value-type="string">
            <text:p>亡语;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4" table:number-columns-repeated="2"/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熔火怒犬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72:.N57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驮运科多兽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573:.N573])" office:value-type="string" office:string-value="战吼;" calcext:value-type="string">
            <text:p>战吼;</text:p>
          </table:table-cell>
          <table:table-cell table:number-columns-repeated="4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驯兽师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574:.N574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野兽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言术：骇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75:.N575])">
            <text:p/>
          </table:table-cell>
          <table:table-cell table:style-name="ce2"/>
          <table:table-cell table:style-name="ce13" office:value-type="string" calcext:value-type="string">
            <text:p>消灭</text:p>
          </table:table-cell>
          <table:table-cell table:style-name="ce22" table:number-columns-repeated="2"/>
          <table:table-cell table:style-name="ce9" office:value-type="string" calcext:value-type="string">
            <text:p>消灭</text:p>
          </table:table-cell>
          <table:table-cell table:style-name="ce22"/>
          <table:table-cell table:style-name="ce2" office:value-type="string" calcext:value-type="string">
            <text:p>环境（消灭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影狂乱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76:.N576])">
            <text:p/>
          </table:table-cell>
          <table:table-cell table:number-columns-repeated="2" table:style-name="ce11" office:value-type="string" calcext:value-type="string">
            <text:p>特殊</text:p>
          </table:table-cell>
          <table:table-cell table:style-name="ce18" office:value-type="string" calcext:value-type="string">
            <text:p>特殊</text:p>
          </table:table-cell>
          <table:table-cell table:style-name="ce22"/>
          <table:table-cell table:style-name="ce18" office:value-type="string" calcext:value-type="string">
            <text:p>特殊</text:p>
          </table:table-cell>
          <table:table-cell table:style-name="ce22"/>
          <table:table-cell table:style-name="ce2" office:value-type="string" calcext:value-type="string">
            <text:p>环境（特殊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影子嗣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77:.N577])">
            <text:p/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11" office:value-type="string" calcext:value-type="string">
            <text:p>激励</text:p>
          </table:table-cell>
          <table:table-cell table:style-name="ce18" office:value-type="string" calcext:value-type="string">
            <text:p>身材</text:p>
          </table:table-cell>
          <table:table-cell table:style-name="ce2"/>
          <table:table-cell table:style-name="ce18" office:value-type="string" calcext:value-type="string">
            <text:p>激励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金尼灵魂祭司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78:.N578])">
            <text:p/>
          </table:table-cell>
          <table:table-cell table:style-name="ce18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11" office:value-type="string" calcext:value-type="string">
            <text:p>身材</text:p>
          </table:table-cell>
          <table:table-cell table:style-name="ce11" office:value-type="string" calcext:value-type="string">
            <text:p>特殊</text:p>
          </table:table-cell>
          <table:table-cell table:style-name="ce18" office:value-type="string" calcext:value-type="string">
            <text:p>特殊</text:p>
          </table:table-cell>
          <table:table-cell table:style-name="ce11" office:value-type="string" calcext:value-type="string">
            <text:p>特殊</text:p>
          </table:table-cell>
          <table:table-cell table:style-name="ce2" office:value-type="string" calcext:value-type="string">
            <text:p>治疗（特殊需求）:治疗之环;大地之环先知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变幻之影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579:.N579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2"/>
          <table:table-cell table:number-columns-repeated="2" table:style-name="ce13" office:value-type="string" calcext:value-type="string">
            <text:p>亡语</text:p>
          </table:table-cell>
          <table:table-cell table:style-name="ce61"/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兜帽侍僧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80:.N580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61"/>
          <table:table-cell table:style-name="ce2" office:value-type="string" calcext:value-type="string">
            <text:p>克苏恩（触发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光耀之子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81:.N581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12"/>
          <table:table-cell table:style-name="ce13" office:value-type="string" calcext:value-type="string">
            <text:p>特殊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控心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82:.N582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 table:number-columns-repeated="2" table:style-name="ce72" office:value-type="string" calcext:value-type="string">
            <text:p>召唤</text:p>
          </table:table-cell>
          <table:table-cell/>
          <table:table-cell table:style-name="ce2" office:value-type="string" calcext:value-type="string">
            <text:p>环境（召唤需求）;人品（召唤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强效治疗药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83:.N583])">
            <text:p/>
          </table:table-cell>
          <table:table-cell table:number-columns-repeated="2" table:style-name="ce13" office:value-type="string" calcext:value-type="string">
            <text:p>恢复</text:p>
          </table:table-cell>
          <table:table-cell table:number-columns-repeated="2"/>
          <table:table-cell table:number-columns-repeated="2" table:style-name="ce13" office:value-type="string" calcext:value-type="string">
            <text:p>恢复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群体驱散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84:.N584])">
            <text:p/>
          </table:table-cell>
          <table:table-cell table:style-name="ce72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number-columns-repeated="2"/>
          <table:table-cell table:style-name="ce72" office:value-type="string" calcext:value-type="string">
            <text:p>沉默</text:p>
          </table:table-cell>
          <table:table-cell table:style-name="ce17" office:value-type="string" calcext:value-type="string">
            <text:p>抽卡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神圣勇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85:.N58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style-name="ce2" office:value-type="string" calcext:value-type="string">
            <text:p>搭配卡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宴会牧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86:.N586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table:style-name="ce2" office:value-type="string" calcext:value-type="string">
            <text:p>法术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努巴尔伏击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587:.N587])" office:value-type="string" office:string-value="亡语;" calcext:value-type="string">
            <text:p>亡语;</text:p>
          </table:table-cell>
          <table:table-cell table:style-name="ce81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" office:value-type="string" calcext:value-type="string">
            <text:p>搭配套牌(负面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中破坏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588:.N58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消灭</text:p>
          </table:table-cell>
          <table:table-cell table:style-name="ce17" office:value-type="string" calcext:value-type="string">
            <text:p>消灭</text:p>
          </table:table-cell>
          <table:table-cell table:number-columns-repeated="2" table:style-name="ce72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连击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淬毒利刃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589:.N589])">
            <text:p/>
          </table:table-cell>
          <table:table-cell table:style-name="ce2"/>
          <table:table-cell table:style-name="ce9" office:value-type="string" calcext:value-type="string">
            <text:p>武器</text:p>
          </table:table-cell>
          <table:table-cell table:style-name="ce2" table:number-columns-repeated="3"/>
          <table:table-cell table:style-name="ce9" office:value-type="string" calcext:value-type="string">
            <text:p>武器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盗墓匪贼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590:.N59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毒心者夏克里尔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591:.N591])" office:value-type="string" office:string-value="战吼;亡语;" calcext:value-type="string">
            <text:p>战吼;亡语;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亡语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剑刃乱舞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592:.N592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 table:number-columns-repeated="3"/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 office:value-type="string" calcext:value-type="string">
            <text:p>搭配卡(法伤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南海畸变船长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593:.N593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身材</text:p>
          </table:table-cell>
          <table:table-cell table:number-columns-repeated="2"/>
          <table:table-cell table:number-columns-repeated="2" table:style-name="ce72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伪装大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潜行;</text:p>
          </table:table-cell>
          <table:table-cell table:style-name="ce61" table:content-validation-name="val8" table:number-columns-repeated="3"/>
          <table:table-cell table:content-validation-name="val1" table:formula="of:=COM.MICROSOFT.CONCAT([.J594:.N594])" office:value-type="string" office:string-value="战吼;潜行;" calcext:value-type="string">
            <text:p>战吼;潜行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 table:number-columns-repeated="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office:value-type="string" calcext:value-type="string">
            <text:p>增益目标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修补匠的磨刀油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595:.N595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攻击</text:p>
          </table:table-cell>
          <table:table-cell table:style-name="ce61" table:number-columns-repeated="2"/>
          <table:table-cell table:style-name="ce2"/>
          <table:table-cell table:style-name="ce70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德莱尼图腾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596:.N59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图腾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风语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597:.N59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table:number-columns-repeated="3"/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增益目标(战吼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灌魔之锤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598:.N59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" table:number-columns-repeated="2"/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焰驱逐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3"/>
          <table:table-cell table:content-validation-name="val1" table:formula="of:=COM.MICROSOFT.CONCAT([.J599:.N599])" office:value-type="string" office:string-value="战吼;过载;" calcext:value-type="string">
            <text:p>战吼;过载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锦鱼人水语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3"/>
          <table:table-cell table:content-validation-name="val1" table:formula="of:=COM.MICROSOFT.CONCAT([.J600:.N600])" office:value-type="string" office:string-value="战吼;过载;" calcext:value-type="string">
            <text:p>战吼;过载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进化之主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01:.N6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青玉闪电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4"/>
          <table:table-cell table:content-validation-name="val1" table:formula="of:=COM.MICROSOFT.CONCAT([.J602:.N602])" office:value-type="string" office:string-value="青玉魔像;" calcext:value-type="string">
            <text:p>青玉魔像;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13" office:value-type="string" calcext:value-type="string">
            <text:p>召唤</text:p>
          </table:table-cell>
          <table:table-cell table:style-name="ce2"/>
          <table:table-cell table:style-name="ce13" office:value-type="string" calcext:value-type="string">
            <text:p>召唤</text:p>
          </table:table-cell>
          <table:table-cell office:value-type="string" calcext:value-type="string">
            <text:p>青玉魔像（召唤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沙槌萨满祭司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4"/>
          <table:table-cell table:content-validation-name="val1" table:formula="of:=COM.MICROSOFT.CONCAT([.J603:.N603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风怒</text:p>
          </table:table-cell>
          <table:table-cell table:style-name="ce13" office:value-type="string" calcext:value-type="string">
            <text:p>风怒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2"/>
          <table:table-cell table:style-name="ce9" office:value-type="string" calcext:value-type="string">
            <text:p>风怒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沙鳞灵魂行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604:.N604])" office:value-type="string" office:string-value="过载;" calcext:value-type="string">
            <text:p>过载;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81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鱼人(触发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奇四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05:.N605])">
            <text:p/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3" table:style-name="ce9" office:value-type="string" calcext:value-type="string">
            <text:p>召唤</text:p>
          </table:table-cell>
          <table:table-cell table:style-name="ce61" table:number-columns-repeated="3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投火无面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606:.N606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61"/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顽石元素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07:.N60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战吼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先祖召唤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08:.N608])">
            <text:p/>
          </table:table-cell>
          <table:table-cell table:style-name="ce15"/>
          <table:table-cell table:style-name="ce17" office:value-type="string" calcext:value-type="string">
            <text:p>召唤</text:p>
          </table:table-cell>
          <table:table-cell table:style-name="ce61" table:number-columns-repeated="2"/>
          <table:table-cell table:number-columns-repeated="2" table:style-name="ce70" office:value-type="string" calcext:value-type="string">
            <text:p>召唤</text:p>
          </table:table-cell>
          <table:table-cell table:style-name="ce2" office:value-type="string" calcext:value-type="string">
            <text:p>土元素;玛里苟斯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恶的巫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09:.N609])">
            <text:p/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" office:value-type="string" calcext:value-type="string">
            <text:p>法术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玉莲帮幻术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0:.N610])">
            <text:p/>
          </table:table-cell>
          <table:table-cell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 </text:p>
          </table:table-cell>
          <table:table-cell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达曼守护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11:.N61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愤怒之锤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2:.N612])">
            <text:p/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法伤</text:p>
          </table:table-cell>
          <table:table-cell table:style-name="ce2" table:number-columns-repeated="3"/>
          <table:table-cell table:style-name="ce70" office:value-type="string" calcext:value-type="string">
            <text:p>抽牌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奉献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3:.N613])">
            <text:p/>
          </table:table-cell>
          <table:table-cell table:style-name="ce70" office:value-type="string" calcext:value-type="string">
            <text:p>法伤</text:p>
          </table:table-cell>
          <table:table-cell table:number-columns-repeated="3"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 office:value-type="string" calcext:value-type="string">
            <text:p>法强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王者祝福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4:.N614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61" table:number-columns-repeated="2"/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银月城传送门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5:.N615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61" table:number-columns-repeated="2"/>
          <table:table-cell table:number-columns-repeated="2" table:style-name="ce70" office:value-type="string" calcext:value-type="string">
            <text:p>增益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骑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6:.N616])">
            <text:p/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激励</text:p>
          </table:table-cell>
          <table:table-cell table:number-columns-repeated="2" table:style-name="ce70" office:value-type="string" calcext:value-type="string">
            <text:p>激励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真银圣剑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7:.N617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9" office:value-type="string" calcext:value-type="string">
            <text:p>武器</text:p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武器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暗影烈焰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8:.N618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 table:number-columns-repeated="2"/>
          <table:table-cell table:number-columns-repeated="2" table:style-name="ce70" office:value-type="string" calcext:value-type="string">
            <text:p>法伤</text:p>
          </table:table-cell>
          <table:table-cell table:style-name="ce2" office:value-type="string" calcext:value-type="string">
            <text:p>搭配牌(法伤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爆晶药水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19:.N619])">
            <text:p/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2"/>
          <table:table-cell table:style-name="ce70" office:value-type="string" calcext:value-type="string">
            <text:p>消灭</text:p>
          </table:table-cell>
          <table:table-cell table:style-name="ce72" office:value-type="string" calcext:value-type="string">
            <text:p>消灭</text:p>
          </table:table-cell>
          <table:table-cell table:style-name="ce2"/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地狱烈焰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20:.N620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海魔钉刺者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21:.N621])" office:value-type="string" office:string-value="战吼;" calcext:value-type="string">
            <text:p>战吼;</text:p>
          </table:table-cell>
          <table:table-cell table:number-columns-repeated="6" table:style-name="ce70" office:value-type="string" calcext:value-type="string">
            <text:p>战吼</text:p>
          </table:table-cell>
          <table:table-cell office:value-type="string" calcext:value-type="string">
            <text:p>3费以上鱼人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加拉克苏斯之拳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22:.N62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7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style-name="ce2" office:value-type="string" calcext:value-type="string">
            <text:p>弃牌效果(特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空灵召唤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623:.N62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2"/>
          <table:table-cell/>
          <table:table-cell table:style-name="ce2" office:value-type="string" calcext:value-type="string">
            <text:p>恶魔(亡语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恐惧战马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624:.N624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 table:number-columns-repeated="2"/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魔瘾结晶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25:.N625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恶魔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深渊领主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26:.N626])" office:value-type="string" office:string-value="战吼;" calcext:value-type="string">
            <text:p>战吼;</text:p>
          </table:table-cell>
          <table:table-cell table:style-name="ce2"/>
          <table:table-cell table:style-name="ce17" office:value-type="string" calcext:value-type="string">
            <text:p>身材</text:p>
          </table:table-cell>
          <table:table-cell table:style-name="ce2" table:number-columns-repeated="3"/>
          <table:table-cell table:style-name="ce9" office:value-type="string" calcext:value-type="string">
            <text:p>身材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小鬼爆破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27:.N627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法伤</text:p>
          </table:table-cell>
          <table:table-cell table:style-name="ce72" office:value-type="string" calcext:value-type="string">
            <text:p>召唤</text:p>
          </table:table-cell>
          <table:table-cell/>
          <table:table-cell table:style-name="ce2" office:value-type="string" calcext:value-type="string">
            <text:p>人品(召唤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能火炮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28:.N628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持续</text:p>
          </table:table-cell>
          <table:table-cell table:number-columns-repeated="2" table:style-name="ce72" office:value-type="string" calcext:value-type="string">
            <text:p>持续</text:p>
          </table:table-cell>
          <table:table-cell table:style-name="ce2" office:value-type="string" calcext:value-type="string">
            <text:p>搭配牌(持续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召唤传送门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29:.N629])">
            <text:p/>
          </table:table-cell>
          <table:table-cell table:style-name="ce72" office:value-type="string" calcext:value-type="string">
            <text:p>特殊</text:p>
          </table:table-cell>
          <table:table-cell table:number-columns-repeated="3" table:style-name="ce17" office:value-type="string" calcext:value-type="string">
            <text:p>特殊</text:p>
          </table:table-cell>
          <table:table-cell table:style-name="ce81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2" office:value-type="string" calcext:value-type="string">
            <text:p>减费目标(特殊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拉希武器匠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30:.N63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17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废旧螺栓机甲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31:.N631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4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黄铜指虎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32:.N632])">
            <text:p/>
          </table:table-cell>
          <table:table-cell table:style-name="ce70" office:value-type="string" calcext:value-type="string">
            <text:p>增益</text:p>
          </table:table-cell>
          <table:table-cell table:style-name="ce70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武器</text:p>
          </table:table-cell>
          <table:table-cell table:style-name="ce24" table:number-columns-repeated="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库卡隆精英卫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冲锋;</text:p>
          </table:table-cell>
          <table:table-cell table:style-name="ce61" table:content-validation-name="val8" table:number-columns-repeated="4"/>
          <table:table-cell table:content-validation-name="val1" table:formula="of:=COM.MICROSOFT.CONCAT([.J633:.N633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style-name="ce24"/>
          <table:table-cell table:number-columns-repeated="2" table:style-name="ce9" office:value-type="string" calcext:value-type="string">
            <text:p>冲锋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猛犸人头领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34:.N634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溅射</text:p>
          </table:table-cell>
          <table:table-cell table:style-name="ce72" office:value-type="string" calcext:value-type="string">
            <text:p>溅射</text:p>
          </table:table-cell>
          <table:table-cell table:style-name="ce9" office:value-type="string" calcext:value-type="string">
            <text:p>溅射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死亡之咬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635:.N63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武器</text:p>
          </table:table-cell>
          <table:table-cell table:style-name="ce72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24"/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手玩具商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36:.N636])">
            <text:p/>
          </table:table-cell>
          <table:table-cell table:number-columns-repeated="2" table:style-name="ce70" office:value-type="string" calcext:value-type="string">
            <text:p>持续</text:p>
          </table:table-cell>
          <table:table-cell table:style-name="ce24"/>
          <table:table-cell table:style-name="ce70" office:value-type="string" calcext:value-type="string">
            <text:p>持续</text:p>
          </table:table-cell>
          <table:table-cell table:style-name="ce24"/>
          <table:table-cell table:style-name="ce17" office:value-type="string" calcext:value-type="string">
            <text:p>持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血蹄勇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激怒;</text:p>
          </table:table-cell>
          <table:table-cell table:style-name="ce61" table:content-validation-name="val8" table:number-columns-repeated="3"/>
          <table:table-cell table:content-validation-name="val1" table:formula="of:=COM.MICROSOFT.CONCAT([.J637:.N637])" office:value-type="string" office:string-value="嘲讽;激怒;" calcext:value-type="string">
            <text:p>嘲讽;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激怒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office:value-type="string" calcext:value-type="string">
            <text:p>搭配牌（激怒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致死打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38:.N638])">
            <text:p/>
          </table:table-cell>
          <table:table-cell table:style-name="ce70" office:value-type="string" calcext:value-type="string">
            <text:p>特殊</text:p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office:value-type="string" calcext:value-type="string">
            <text:p>搭配套牌(特殊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掷斧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39:.N639])">
            <text:p/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table:style-name="ce13" office:value-type="string" calcext:value-type="string">
            <text:p>触发 </text:p>
          </table:table-cell>
          <table:table-cell table:style-name="ce2" table:number-columns-repeated="2"/>
          <table:table-cell table:style-name="ce9" office:value-type="string" calcext:value-type="string">
            <text:p>触发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“鲨鱼”加佐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40:.N640])">
            <text:p/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 </text:p>
          </table:table-cell>
          <table:table-cell office:value-type="string" calcext:value-type="string">
            <text:p>搭配卡组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A3型机械金刚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641:.N641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古斯防御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642:.N642])" office:value-type="string" office:string-value="战吼;嘲讽;" calcext:value-type="string">
            <text:p>战吼;嘲讽;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增益目标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哀嚎的灵魂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沉默;</text:p>
          </table:table-cell>
          <table:table-cell table:style-name="ce61" table:content-validation-name="val8" table:number-columns-repeated="3"/>
          <table:table-cell table:content-validation-name="val1" table:formula="of:=COM.MICROSOFT.CONCAT([.J643:.N643])" office:value-type="string" office:string-value="战吼;沉默;" calcext:value-type="string">
            <text:p>战吼;沉默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金教炼金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44:.N644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秘吞噬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3"/>
          <table:table-cell table:content-validation-name="val1" table:formula="of:=COM.MICROSOFT.CONCAT([.J645:.N645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number-columns-repeated="2" table:style-name="ce72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环境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能铁匠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646:.N646])" office:value-type="string" office:string-value="战吼;嘲讽;" calcext:value-type="string">
            <text:p>战吼;嘲讽;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巴内斯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47:.N64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暴风城骑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冲锋;</text:p>
          </table:table-cell>
          <table:table-cell table:style-name="ce61" table:content-validation-name="val8" table:number-columns-repeated="4"/>
          <table:table-cell table:content-validation-name="val1" table:formula="of:=COM.MICROSOFT.CONCAT([.J648:.N648])" office:value-type="string" office:string-value="冲锋;" calcext:value-type="string">
            <text:p>冲锋;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22"/>
          <table:table-cell table:style-name="ce2" table:number-columns-repeated="2"/>
          <table:table-cell office:value-type="string" calcext:value-type="string">
            <text:p>永久增益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被感染的牛头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649:.N649])" office:value-type="string" office:string-value="嘲讽;亡语;" calcext:value-type="string">
            <text:p>嘲讽;亡语;</text:p>
          </table:table-cell>
          <table:table-cell table:style-name="ce2"/>
          <table:table-cell table:number-columns-repeated="2" table:style-name="ce9" office:value-type="string" calcext:value-type="string">
            <text:p>亡语</text:p>
          </table:table-cell>
          <table:table-cell table:style-name="ce22"/>
          <table:table-cell table:number-columns-repeated="2" table:style-name="ce9" office:value-type="string" calcext:value-type="string">
            <text:p>嘲讽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被感染的贮藏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650:.N65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22" table:number-columns-repeated="3"/>
          <table:table-cell table:style-name="ce2"/>
          <table:table-cell table:style-name="ce9" office:value-type="string" calcext:value-type="string">
            <text:p>亡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冰风雪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51:.N651])">
            <text:p/>
          </table:table-cell>
          <table:table-cell table:style-name="ce9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身材</text:p>
          </table:table-cell>
          <table:table-cell table:style-name="ce2" table:number-columns-repeated="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穿刺者戈莫克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52:.N65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诡异的雕像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53:.N653])">
            <text:p/>
          </table:table-cell>
          <table:table-cell table:style-name="ce72" office:value-type="string" calcext:value-type="string">
            <text:p>减益</text:p>
          </table:table-cell>
          <table:table-cell table:style-name="ce9" office:value-type="string" calcext:value-type="string">
            <text:p>减益</text:p>
          </table:table-cell>
          <table:table-cell table:style-name="ce22" table:number-columns-repeated="2"/>
          <table:table-cell table:style-name="ce72" office:value-type="string" calcext:value-type="string">
            <text:p>减益</text:p>
          </table:table-cell>
          <table:table-cell table:style-name="ce9" office:value-type="string" calcext:value-type="string">
            <text:p>身材</text:p>
          </table:table-cell>
          <table:table-cell office:value-type="string" calcext:value-type="string">
            <text:p>沉默;嘲讽增益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水海盗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54:.N654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2" table:number-columns-repeated="2"/>
          <table:table-cell office:value-type="string" calcext:value-type="string">
            <text:p>武器（减费需求）;海盗相关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铁矮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55:.N65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增益目标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后院保镖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56:.N656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" table:number-columns-repeated="2"/>
          <table:table-cell table:style-name="ce9" office:value-type="string" calcext:value-type="string">
            <text:p>触发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猢狲医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57:.N657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61"/>
          <table:table-cell table:style-name="ce9" office:value-type="string" calcext:value-type="string">
            <text:p>战吼</text:p>
          </table:table-cell>
          <table:table-cell table:style-name="ce2" table:number-columns-repeated="2"/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湖之仙女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58:.N658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2" table:number-columns-repeated="2"/>
          <table:table-cell table:style-name="ce72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化学怪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59:.N659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4" table:style-name="ce9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饥饿的巨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60:.N660])" office:value-type="string" office:string-value="战吼;" calcext:value-type="string">
            <text:p>战吼;</text:p>
          </table:table-cell>
          <table:table-cell table:style-name="ce2"/>
          <table:table-cell table:style-name="ce17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机械雪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661:.N661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2"/>
          <table:table-cell office:value-type="string" calcext:value-type="string">
            <text:p>机械相关;亡语相关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机械幼龙技工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62:.N66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基维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63:.N663])">
            <text:p/>
          </table:table-cell>
          <table:table-cell table:style-name="ce72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2" table:number-columns-repeated="3"/>
          <table:table-cell table:style-name="ce72" office:value-type="string" calcext:value-type="string">
            <text:p>持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畸变狂战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怒;</text:p>
          </table:table-cell>
          <table:table-cell table:style-name="ce61" table:content-validation-name="val8" table:number-columns-repeated="4"/>
          <table:table-cell table:content-validation-name="val1" table:formula="of:=COM.MICROSOFT.CONCAT([.J664:.N664])" office:value-type="string" office:string-value="激怒;" calcext:value-type="string">
            <text:p>激怒;</text:p>
          </table:table-cell>
          <table:table-cell table:style-name="ce72" office:value-type="string" calcext:value-type="string">
            <text:p>激怒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2" table:number-columns-repeated="3"/>
          <table:table-cell office:value-type="string" calcext:value-type="string">
            <text:p>搭配牌（激怒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进化的狗头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4"/>
          <table:table-cell table:content-validation-name="val1" table:formula="of:=COM.MICROSOFT.CONCAT([.J665:.N665])" office:value-type="string" office:string-value="法术伤害;" calcext:value-type="string">
            <text:p>法术伤害;</text:p>
          </table:table-cell>
          <table:table-cell table:style-name="ce2"/>
          <table:table-cell table:style-name="ce9" office:value-type="string" calcext:value-type="string">
            <text:p>法伤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法伤</text:p>
          </table:table-cell>
          <table:table-cell office:value-type="string" calcext:value-type="string">
            <text:p>伤害法术（法伤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巨型独眼怪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666:.N666])" office:value-type="string" office:string-value="嘲讽;战吼;" calcext:value-type="string">
            <text:p>嘲讽;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卡扎库斯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67:.N667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科赞秘术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3"/>
          <table:table-cell table:content-validation-name="val1" table:formula="of:=COM.MICROSOFT.CONCAT([.J668:.N668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环境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克苏恩的侍从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669:.N669])" office:value-type="string" office:string-value="圣盾;战吼;" calcext:value-type="string">
            <text:p>圣盾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圣盾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克苏恩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恐怖海盗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670:.N670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number-columns-repeated="3" table:style-name="ce72" office:value-type="string" calcext:value-type="string">
            <text:p>减费</text:p>
          </table:table-cell>
          <table:table-cell office:value-type="string" calcext:value-type="string">
            <text:p>武器（减费需求）;海盗相关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狼人欺诈者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671:.N671])">
            <text:p/>
          </table:table-cell>
          <table:table-cell table:style-name="ce13" office:value-type="string" calcext:value-type="string">
            <text:p>身材</text:p>
          </table:table-cell>
          <table:table-cell/>
          <table:table-cell table:number-columns-repeated="2" table:style-name="ce9" office:value-type="string" calcext:value-type="string">
            <text:p>身材</text:p>
          </table:table-cell>
          <table:table-cell table:number-columns-repeated="1005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奖励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老瞎眼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table:number-columns-repeated="4"/>
          <table:table-cell table:content-validation-name="val1" table:formula="of:=COM.MICROSOFT.CONCAT([.J672:.N672])" office:value-type="string" office:string-value="冲锋;" calcext:value-type="string">
            <text:p>冲锋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17" office:value-type="string" calcext:value-type="string">
            <text:p>冲锋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office:value-type="string" calcext:value-type="string">
            <text:p>鱼人（触发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零食商贩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73:.N67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22"/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龙人巫师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table:number-columns-repeated="5"/>
          <table:table-cell table:content-validation-name="val1" table:formula="of:=COM.MICROSOFT.CONCAT([.J674:.N674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2"/>
          <table:table-cell table:style-name="ce72" office:value-type="string" calcext:value-type="string">
            <text:p>触发</text:p>
          </table:table-cell>
          <table:table-cell office:value-type="string" calcext:value-type="string">
            <text:p>低费增益（触发需求）:零件;圣盾…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绿洲钳嘴龟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675:.N675])">
            <text:p/>
          </table:table-cell>
          <table:table-cell table:style-name="ce2"/>
          <table:table-cell table:number-columns-repeated="2" table:style-name="ce9" office:value-type="string" calcext:value-type="string">
            <text:p>身材</text:p>
          </table:table-cell>
          <table:table-cell table:style-name="ce22"/>
          <table:table-cell table:style-name="ce2" table:number-columns-repeated="2"/>
          <table:table-cell office:value-type="string" calcext:value-type="string">
            <text:p>野兽相关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迷失的陆行鸟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676:.N67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野兽相关:苔原犀牛,…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魔古山守望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677:.N677])" office:value-type="string" office:string-value="嘲讽;" calcext:value-type="string">
            <text:p>嘲讽;</text:p>
          </table:table-cell>
          <table:table-cell table:style-name="ce3"/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2" table:number-columns-repeated="2"/>
          <table:table-cell table:style-name="ce72" office:value-type="string" calcext:value-type="string">
            <text:p>嘲讽</text:p>
          </table:table-cell>
          <table:table-cell office:value-type="string" calcext:value-type="string">
            <text:p>心灵之火,神圣之灵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墓穴蜘蛛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678:.N678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守护者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679:.N679])" office:value-type="string" office:string-value="战吼;嘲讽;" calcext:value-type="string">
            <text:p>战吼;嘲讽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office:value-type="string" calcext:value-type="string">
            <text:p>龙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幼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80:.N68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2" table:number-columns-repeated="2"/>
          <table:table-cell office:value-type="string" calcext:value-type="string">
            <text:p>抽牌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召唤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681:.N681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72" office:value-type="string" calcext:value-type="string">
            <text:p>亡语</text:p>
          </table:table-cell>
          <table:table-cell table:style-name="ce2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纳迦海盗</text:p>
          </table:table-cell>
          <table:table-cell table:style-name="ce63" table:content-validation-name="val7" office:value-type="string" calcext:value-type="string">
            <text:p>海盗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682:.N682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身材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年迈的法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3"/>
          <table:table-cell table:content-validation-name="val1" table:formula="of:=COM.MICROSOFT.CONCAT([.J683:.N683])" office:value-type="string" office:string-value="战吼;法术伤害;" calcext:value-type="string">
            <text:p>战吼;法术伤害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年迈的酒仙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84:.N68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72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回收目标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破法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沉默;</text:p>
          </table:table-cell>
          <table:table-cell table:style-name="ce61" table:content-validation-name="val8" table:number-columns-repeated="3"/>
          <table:table-cell table:content-validation-name="val1" table:formula="of:=COM.MICROSOFT.CONCAT([.J685:.N685])" office:value-type="string" office:string-value="战吼;沉默;" calcext:value-type="string">
            <text:p>战吼;沉默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强化机器人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office:value-type="string" calcext:value-type="string">
            <text:p>风怒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/>
          <table:table-cell table:content-validation-name="val1" table:formula="of:=COM.MICROSOFT.CONCAT([.J686:.N686])" office:value-type="string" office:string-value="战吼;圣盾;风怒;嘲讽;" calcext:value-type="string">
            <text:p>战吼;圣盾;风怒;嘲讽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增益目标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青玉之灵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3"/>
          <table:table-cell table:content-validation-name="val1" table:formula="of:=COM.MICROSOFT.CONCAT([.J687:.N687])" office:value-type="string" office:string-value="战吼;青玉魔像;" calcext:value-type="string">
            <text:p>战吼;青玉魔像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人气选手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88:.N68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战吼随从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瑞文戴尔男爵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689:.N689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亡语召唤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赛场医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90:.N690])">
            <text:p/>
          </table:table-cell>
          <table:table-cell table:style-name="ce72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number-columns-repeated="2" table:style-name="ce17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森金持盾卫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691:.N691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施法者克星X-21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692:.N692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魔免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style-name="ce17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9" office:value-type="string" calcext:value-type="string">
            <text:p>嘲讽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石腭穴居人壮汉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693:.N693])">
            <text:p/>
          </table:table-cell>
          <table:table-cell table:style-name="ce72" office:value-type="string" calcext:value-type="string">
            <text:p>被动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9" office:value-type="string" calcext:value-type="string">
            <text:p>被动</text:p>
          </table:table-cell>
          <table:table-cell table:style-name="ce70" office:value-type="string" calcext:value-type="string">
            <text:p>被动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食人魔法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4"/>
          <table:table-cell table:content-validation-name="val1" table:formula="of:=COM.MICROSOFT.CONCAT([.J694:.N694])" office:value-type="string" office:string-value="法术伤害;" calcext:value-type="string">
            <text:p>法术伤害;</text:p>
          </table:table-cell>
          <table:table-cell table:style-name="ce72" office:value-type="string" calcext:value-type="string">
            <text:p>法强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70" office:value-type="string" calcext:value-type="string">
            <text:p>法强</text:p>
          </table:table-cell>
          <table:table-cell table:style-name="ce17" office:value-type="string" calcext:value-type="string">
            <text:p>法强</text:p>
          </table:table-cell>
          <table:table-cell office:value-type="string" calcext:value-type="string">
            <text:p>法伤（法强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无面蹒跚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695:.N695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0" office:value-type="string" calcext:value-type="string">
            <text:p>战吼</text:p>
          </table:table-cell>
          <table:table-cell table:style-name="ce22"/>
          <table:table-cell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午夜噩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696:.N69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22"/>
          <table:table-cell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小个子法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3" table:content-validation-name="val8" table:number-columns-repeated="4"/>
          <table:table-cell table:content-validation-name="val1" table:formula="of:=COM.MICROSOFT.CONCAT([.J697:.N697])" office:value-type="string" office:string-value="法术伤害;" calcext:value-type="string">
            <text:p>法术伤害;</text:p>
          </table:table-cell>
          <table:table-cell table:style-name="ce72" office:value-type="string" calcext:value-type="string">
            <text:p>法强</text:p>
          </table:table-cell>
          <table:table-cell table:style-name="ce9" office:value-type="string" calcext:value-type="string">
            <text:p>潜行</text:p>
          </table:table-cell>
          <table:table-cell table:number-columns-repeated="2" table:style-name="ce17" office:value-type="string" calcext:value-type="string">
            <text:p>法强</text:p>
          </table:table-cell>
          <table:table-cell table:style-name="ce2"/>
          <table:table-cell table:style-name="ce17" office:value-type="string" calcext:value-type="string">
            <text:p>潜行</text:p>
          </table:table-cell>
          <table:table-cell office:value-type="string" calcext:value-type="string">
            <text:p>法伤（法强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灵拷问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698:.N698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嘲讽</text:p>
          </table:table-cell>
          <table:table-cell table:style-name="ce2"/>
          <table:table-cell table:style-name="ce17" office:value-type="string" calcext:value-type="string">
            <text:p>嘲讽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雪地狗头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4"/>
          <table:table-cell table:content-validation-name="val1" table:formula="of:=COM.MICROSOFT.CONCAT([.J699:.N699])" office:value-type="string" office:string-value="法术伤害;" calcext:value-type="string">
            <text:p>法术伤害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法强</text:p>
          </table:table-cell>
          <table:table-cell table:style-name="ce2"/>
          <table:table-cell table:style-name="ce13" office:value-type="string" calcext:value-type="string">
            <text:p>法强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野猪骑士塔纳利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table:number-columns-repeated="3"/>
          <table:table-cell table:content-validation-name="val1" table:formula="of:=COM.MICROSOFT.CONCAT([.J700:.N700])" office:value-type="string" office:string-value="战吼;冲锋;" calcext:value-type="string">
            <text:p>战吼;冲锋;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伊莉斯·逐星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01:.N701])" office:value-type="string" office:string-value="战吼;" calcext:value-type="string">
            <text:p>战吼;</text:p>
          </table:table-cell>
          <table:table-cell table:style-name="ce2"/>
          <table:table-cell table:number-columns-repeated="2"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月城卫兵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702:.N702])" office:value-type="string" office:string-value="圣盾;" calcext:value-type="string">
            <text:p>圣盾;</text:p>
          </table:table-cell>
          <table:table-cell table:style-name="ce2"/>
          <table:table-cell table:style-name="ce13" office:value-type="string" calcext:value-type="string">
            <text:p>圣盾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圣盾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勇敢的记者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703:.N703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远古暗影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04:.N70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载人收割机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705:.N70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number-columns-repeated="3" table:style-name="ce13" office:value-type="string" calcext:value-type="string">
            <text:p>亡语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重甲战马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冲锋;</text:p>
          </table:table-cell>
          <table:table-cell table:style-name="ce61" table:content-validation-name="val8" table:number-columns-repeated="3"/>
          <table:table-cell table:content-validation-name="val1" table:formula="of:=COM.MICROSOFT.CONCAT([.J706:.N706])" office:value-type="string" office:string-value="战吼;冲锋;" calcext:value-type="string">
            <text:p>战吼;冲锋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17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套牌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侏儒发明家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07:.N707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紫罗兰教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08:.N708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17" office:value-type="string" calcext:value-type="string">
            <text:p>触发</text:p>
          </table:table-cell>
          <table:table-cell office:value-type="string" calcext:value-type="string">
            <text:p>低费法术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4" calcext:value-type="float">
            <text:p>4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诅咒教派领袖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09:.N709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7" office:value-type="string" calcext:value-type="string">
            <text:p>触发</text:p>
          </table:table-cell>
          <table:table-cell table:style-name="ce22"/>
          <table:table-cell table:style-name="ce17" office:value-type="string" calcext:value-type="string">
            <text:p>触发</text:p>
          </table:table-cell>
          <table:table-cell table:style-name="ce2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尖牙德鲁伊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10:.N71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野兽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利爪德鲁伊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抉择;</text:p>
          </table:table-cell>
          <table:table-cell table:style-name="ce61" table:content-validation-name="val8" office:value-type="string" calcext:value-type="string">
            <text:p>冲锋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2"/>
          <table:table-cell table:content-validation-name="val1" table:formula="of:=COM.MICROSOFT.CONCAT([.J711:.N711])" office:value-type="string" office:string-value="抉择;冲锋;嘲讽;" calcext:value-type="string">
            <text:p>抉择;冲锋;嘲讽;</text:p>
          </table:table-cell>
          <table:table-cell table:style-name="ce70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兔妖教头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712:.N71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野兽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新月视界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713:.N713])">
            <text:p/>
          </table:table-cell>
          <table:table-cell table:number-columns-repeated="3" table:style-name="ce13" office:value-type="string" calcext:value-type="string">
            <text:p>抽牌</text:p>
          </table:table-cell>
          <table:table-cell table:number-columns-repeated="3" table:style-name="ce9" office:value-type="string" calcext:value-type="string">
            <text:p>抽牌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星辰坠落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14:.N714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 office:value-type="string" calcext:value-type="string">
            <text:p>法强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滋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15:.N715])">
            <text:p/>
          </table:table-cell>
          <table:table-cell table:style-name="ce70" office:value-type="string" calcext:value-type="string">
            <text:p>抽牌</text:p>
          </table:table-cell>
          <table:table-cell table:number-columns-repeated="3" table:style-name="ce9" office:value-type="string" calcext:value-type="string">
            <text:p>抽牌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自然之力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16:.N716])">
            <text:p/>
          </table:table-cell>
          <table:table-cell table:style-name="ce72" office:value-type="string" calcext:value-type="string">
            <text:p>召唤</text:p>
          </table:table-cell>
          <table:table-cell table:style-name="ce70" office:value-type="string" calcext:value-type="string">
            <text:p>召唤</text:p>
          </table:table-cell>
          <table:table-cell table:style-name="ce72" office:value-type="string" calcext:value-type="string">
            <text:p>召唤</text:p>
          </table:table-cell>
          <table:table-cell table:style-name="ce81" office:value-type="string" calcext:value-type="string">
            <text:p>召唤</text:p>
          </table:table-cell>
          <table:table-cell table:style-name="ce2" table:number-columns-repeated="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凛风巫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冻结;</text:p>
          </table:table-cell>
          <table:table-cell table:style-name="ce63" table:content-validation-name="val8" table:number-columns-repeated="3"/>
          <table:table-cell table:content-validation-name="val1" table:formula="of:=COM.MICROSOFT.CONCAT([.J717:.N717])" office:value-type="string" office:string-value="战吼;冻结;" calcext:value-type="string">
            <text:p>战吼;冻结;</text:p>
          </table:table-cell>
          <table:table-cell table:style-name="ce70" office:value-type="string" calcext:value-type="string">
            <text:p>战吼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龙息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18:.N718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法伤</text:p>
          </table:table-cell>
          <table:table-cell table:style-name="ce17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72" office:value-type="string" calcext:value-type="string">
            <text:p>减费</text:p>
          </table:table-cell>
          <table:table-cell table:style-name="ce17" office:value-type="string" calcext:value-type="string">
            <text:p>法伤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秘法宝典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19:.N719])">
            <text:p/>
          </table:table-cell>
          <table:table-cell table:style-name="ce13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 table:number-columns-repeated="2"/>
          <table:table-cell table:style-name="ce13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灵巫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发现;</text:p>
          </table:table-cell>
          <table:table-cell table:style-name="ce61" table:content-validation-name="val8" table:number-columns-repeated="3"/>
          <table:table-cell table:content-validation-name="val1" table:formula="of:=COM.MICROSOFT.CONCAT([.J720:.N720])" office:value-type="string" office:string-value="战吼;发现;" calcext:value-type="string">
            <text:p>战吼;发现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炎枪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21:.N721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2"/>
          <table:table-cell table:number-columns-repeated="2" table:style-name="ce70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尤格-萨隆的仆从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22:.N722])" office:value-type="string" office:string-value="战吼;" calcext:value-type="string">
            <text:p>战吼;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 office:value-type="string" calcext:value-type="string">
            <text:p>人品（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百兽之王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723:.N723])" office:value-type="string" office:string-value="嘲讽;战吼;" calcext:value-type="string">
            <text:p>嘲讽;战吼;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嘲讽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 office:value-type="string" calcext:value-type="string">
            <text:p>野兽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暴躁的牧羊人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24:.N724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野兽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爆炸射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25:.N725])">
            <text:p/>
          </table:table-cell>
          <table:table-cell table:style-name="ce70" office:value-type="string" calcext:value-type="string">
            <text:p>法伤</text:p>
          </table:table-cell>
          <table:table-cell table:style-name="ce22"/>
          <table:table-cell table:style-name="ce2"/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 table:number-columns-repeated="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哈霍兰公主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726:.N726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2" office:value-type="string" calcext:value-type="string">
            <text:p>亡语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饥饿的秃鹫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727:.N727])">
            <text:p/>
          </table:table-cell>
          <table:table-cell table:style-name="ce2"/>
          <table:table-cell table:style-name="ce22"/>
          <table:table-cell table:style-name="ce24" table:number-columns-repeated="2"/>
          <table:table-cell table:style-name="ce70" office:value-type="string" calcext:value-type="string">
            <text:p>触发</text:p>
          </table:table-cell>
          <table:table-cell table:style-name="ce24"/>
          <table:table-cell table:style-name="ce2" office:value-type="string" calcext:value-type="string">
            <text:p>野兽(触发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金手指卡努克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728:.N728])">
            <text:p/>
          </table:table-cell>
          <table:table-cell table:style-name="ce72" office:value-type="string" calcext:value-type="string">
            <text:p>特殊</text:p>
          </table:table-cell>
          <table:table-cell table:style-name="ce72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特殊</text:p>
          </table:table-cell>
          <table:table-cell table:number-columns-repeated="2" table:style-name="ce72" office:value-type="string" calcext:value-type="string">
            <text:p>特殊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食人鱼喷枪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729:.N729])">
            <text:p/>
          </table:table-cell>
          <table:table-cell table:style-name="ce70" office:value-type="string" calcext:value-type="string">
            <text:p>触发 </text:p>
          </table:table-cell>
          <table:table-cell table:number-columns-repeated="2" table:style-name="ce70" office:value-type="string" calcext:value-type="string">
            <text:p>武器</text:p>
          </table:table-cell>
          <table:table-cell/>
          <table:table-cell table:style-name="ce72" office:value-type="string" calcext:value-type="string">
            <text:p>触发 </text:p>
          </table:table-cell>
          <table:table-cell table:style-name="ce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苔原犀牛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冲锋;</text:p>
          </table:table-cell>
          <table:table-cell table:style-name="ce61" table:content-validation-name="val8" table:number-columns-repeated="4"/>
          <table:table-cell table:content-validation-name="val1" table:formula="of:=COM.MICROSOFT.CONCAT([.J730:.N730])" office:value-type="string" office:string-value="冲锋;" calcext:value-type="string">
            <text:p>冲锋;</text:p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冲锋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冲锋</text:p>
          </table:table-cell>
          <table:table-cell table:style-name="ce2" office:value-type="string" calcext:value-type="string">
            <text:p>野兽(触发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眼镜蛇射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31:.N731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金教窃歌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沉默;</text:p>
          </table:table-cell>
          <table:table-cell table:style-name="ce63" table:content-validation-name="val8" table:number-columns-repeated="3"/>
          <table:table-cell table:content-validation-name="val1" table:formula="of:=COM.MICROSOFT.CONCAT([.J732:.N732])" office:value-type="string" office:string-value="战吼;沉默;" calcext:value-type="string">
            <text:p>战吼;沉默;</text:p>
          </table:table-cell>
          <table:table-cell table:style-name="ce13" office:value-type="string" calcext:value-type="string">
            <text:p>沉默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沉默</text:p>
          </table:table-cell>
          <table:table-cell table:style-name="ce13" office:value-type="string" calcext:value-type="string">
            <text:p>沉默</text:p>
          </table:table-cell>
          <table:table-cell table:style-name="ce22" table:number-columns-repeated="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缚链者拉兹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733:.N733])" office:value-type="string" office:string-value="战吼;" calcext:value-type="string">
            <text:p>战吼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高级修理机器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34:.N734])">
            <text:p/>
          </table:table-cell>
          <table:table-cell table:style-name="ce72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机械（增益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极恶之咒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35:.N735])">
            <text:p/>
          </table:table-cell>
          <table:table-cell table:style-name="ce2"/>
          <table:table-cell table:style-name="ce22" table:number-columns-repeated="2"/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龙人侦测者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发现;</text:p>
          </table:table-cell>
          <table:table-cell table:style-name="ce63" table:content-validation-name="val8" table:number-columns-repeated="3"/>
          <table:table-cell table:content-validation-name="val1" table:formula="of:=COM.MICROSOFT.CONCAT([.J736:.N736])" office:value-type="string" office:string-value="战吼;发现;" calcext:value-type="string">
            <text:p>战吼;发现;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龙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玛瑙主教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37:.N73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"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暮光暗愈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38:.N73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 office:value-type="string" calcext:value-type="string">
            <text:p>克苏恩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圣新星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39:.N739])">
            <text:p/>
          </table:table-cell>
          <table:table-cell table:style-name="ce70" office:value-type="string" calcext:value-type="string">
            <text:p>恢复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11" office:value-type="string" calcext:value-type="string">
            <text:p>恢复</text:p>
          </table:table-cell>
          <table:table-cell table:style-name="ce9" office:value-type="string" calcext:value-type="string">
            <text:p>法伤</text:p>
          </table:table-cell>
          <table:table-cell/>
          <table:table-cell table:style-name="ce2" office:value-type="string" calcext:value-type="string">
            <text:p>恢复目标（恢复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沃金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40:.N740])">
            <text:p/>
          </table:table-cell>
          <table:table-cell table:style-name="ce11" office:value-type="string" calcext:value-type="string">
            <text:p>身材</text:p>
          </table:table-cell>
          <table:table-cell table:style-name="ce18" office:value-type="string" calcext:value-type="string">
            <text:p>战吼</text:p>
          </table:table-cell>
          <table:table-cell/>
          <table:table-cell table:style-name="ce11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9" office:value-type="string" calcext:value-type="string">
            <text:p>法伤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夜色镇炼金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41:.N74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真言术：触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42:.N742])">
            <text:p/>
          </table:table-cell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/>
          <table:table-cell table:style-name="ce2"/>
          <table:table-cell table:style-name="ce9" office:value-type="string" calcext:value-type="string">
            <text:p>增益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影施法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43:.N743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61" table:number-columns-repeated="2"/>
          <table:table-cell table:style-name="ce70" office:value-type="string" calcext:value-type="string">
            <text:p>战吼</text:p>
          </table:table-cell>
          <table:table-cell table:style-name="ce61" table:number-columns-repeated="3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刺客之刃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44:.N744])">
            <text:p/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2" table:number-columns-repeated="2"/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刺杀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45:.N745])">
            <text:p/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number-columns-repeated="2" table:style-name="ce72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铁潜藏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46:.N74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食人魔忍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47:.N747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灵商人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748:.N74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2" office:value-type="string" calcext:value-type="string">
            <text:p>搭配卡（战吼需求 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影踪骁骑兵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749:.N749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连击</text:p>
          </table:table-cell>
          <table:table-cell table:style-name="ce13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玉莲帮刺客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4"/>
          <table:table-cell table:content-validation-name="val1" table:formula="of:=COM.MICROSOFT.CONCAT([.J750:.N750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触发 </text:p>
          </table:table-cell>
          <table:table-cell table:style-name="ce70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潜行</text:p>
          </table:table-cell>
          <table:table-cell table:style-name="ce70" office:value-type="string" calcext:value-type="string">
            <text:p>触发 </text:p>
          </table:table-cell>
          <table:table-cell table:style-name="ce70" office:value-type="string" calcext:value-type="string">
            <text:p>潜行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白眼大侠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751:.N751])" office:value-type="string" office:string-value="嘲讽;亡语;" calcext:value-type="string">
            <text:p>嘲讽;亡语;</text:p>
          </table:table-cell>
          <table:table-cell table:style-name="ce13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嘲讽</text:p>
          </table:table-cell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毁灭之锤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4"/>
          <table:table-cell table:content-validation-name="val1" table:formula="of:=COM.MICROSOFT.CONCAT([.J752:.N752])" office:value-type="string" office:string-value="过载;" calcext:value-type="string">
            <text:p>过载;</text:p>
          </table:table-cell>
          <table:table-cell table:style-name="ce70" office:value-type="string" calcext:value-type="string">
            <text:p>风怒</text:p>
          </table:table-cell>
          <table:table-cell table:style-name="ce13" office:value-type="string" calcext:value-type="string">
            <text:p>武器</text:p>
          </table:table-cell>
          <table:table-cell table:number-columns-repeated="2"/>
          <table:table-cell table:style-name="ce70" office:value-type="string" calcext:value-type="string">
            <text:p>风怒</text:p>
          </table:table-cell>
          <table:table-cell table:style-name="ce13" office:value-type="string" calcext:value-type="string">
            <text:p>风怒</text:p>
          </table:table-cell>
          <table:table-cell table:style-name="ce2" office:value-type="string" calcext:value-type="string">
            <text:p>搭配牌(风怒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雷霆崖勇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53:.N753])">
            <text:p/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style-name="ce13" office:value-type="string" calcext:value-type="string">
            <text:p>激励</text:p>
          </table:table-cell>
          <table:table-cell table:style-name="ce72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暮光神锤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754:.N754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武器</text:p>
          </table:table-cell>
          <table:table-cell table:number-columns-repeated="2"/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武器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升腾者海纳泽尔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55:.N755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72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 office:value-type="string" calcext:value-type="string">
            <text:p>法伤(触发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嗜血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56:.N756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/>
          <table:table-cell table:style-name="ce72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土元素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过载;</text:p>
          </table:table-cell>
          <table:table-cell table:style-name="ce61" table:content-validation-name="val8" table:number-columns-repeated="3"/>
          <table:table-cell table:content-validation-name="val1" table:formula="of:=COM.MICROSOFT.CONCAT([.J757:.N757])" office:value-type="string" office:string-value="嘲讽;过载;" calcext:value-type="string">
            <text:p>嘲讽;过载;</text:p>
          </table:table-cell>
          <table:table-cell table:style-name="ce70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嘲讽</text:p>
          </table:table-cell>
          <table:table-cell table:style-name="ce70" office:value-type="string" calcext:value-type="string">
            <text:p>嘲讽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伯瓦尔·弗塔根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58:.N758])">
            <text:p/>
          </table:table-cell>
          <table:table-cell table:number-columns-repeated="4" table:style-name="ce11" office:value-type="string" calcext:value-type="string">
            <text:p>触发</text:p>
          </table:table-cell>
          <table:table-cell table:style-name="ce18" office:value-type="string" calcext:value-type="string">
            <text:p>触发</text:p>
          </table:table-cell>
          <table:table-cell table:style-name="ce11" office:value-type="string" calcext:value-type="string">
            <text:p>触发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惩黑除恶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59:.N759])">
            <text:p/>
          </table:table-cell>
          <table:table-cell table:style-name="ce61" table:number-columns-repeated="2"/>
          <table:table-cell table:number-columns-repeated="2" table:style-name="ce18" office:value-type="string" calcext:value-type="string">
            <text:p>触发</text:p>
          </table:table-cell>
          <table:table-cell table:style-name="ce61" table:number-columns-repeated="4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钴制卫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760:.N760])" office:value-type="string" office:string-value="圣盾;" calcext:value-type="string">
            <text:p>圣盾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触发</text:p>
          </table:table-cell>
          <table:table-cell table:style-name="ce2"/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机械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海象人龟骑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61:.N76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 office:value-type="string" calcext:value-type="string">
            <text:p>搭配套牌(战吼需求);人品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军需官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62:.N762])" office:value-type="string" office:string-value="战吼;" calcext:value-type="string">
            <text:p>战吼;</text:p>
          </table:table-cell>
          <table:table-cell table:style-name="ce18" office:value-type="string" calcext:value-type="string">
            <text:p>战吼</text:p>
          </table:table-cell>
          <table:table-cell table:style-name="ce11" office:value-type="string" calcext:value-type="string">
            <text:p>战吼</text:p>
          </table:table-cell>
          <table:table-cell table:style-name="ce61" table:number-columns-repeated="2"/>
          <table:table-cell table:number-columns-repeated="2" table:style-name="ce11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龙王配偶</text:p>
          </table:table-cell>
          <table:table-cell table:style-name="ce61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63:.N763])" office:value-type="string" office:string-value="战吼;" calcext:value-type="string">
            <text:p>战吼;</text:p>
          </table:table-cell>
          <table:table-cell table:style-name="ce11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2" table:style-name="ce11" office:value-type="string" calcext:value-type="string">
            <text:p>战吼</text:p>
          </table:table-cell>
          <table:table-cell table:style-name="ce2" office:value-type="string" calcext:value-type="string">
            <text:p>龙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圣愤怒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64:.N764])">
            <text:p/>
          </table:table-cell>
          <table:table-cell table:style-name="ce72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70" office:value-type="string" calcext:value-type="string">
            <text:p>抽牌</text:p>
          </table:table-cell>
          <table:table-cell table:style-name="ce13" office:value-type="string" calcext:value-type="string">
            <text:p>法伤</text:p>
          </table:table-cell>
          <table:table-cell table:style-name="ce2" office:value-type="string" calcext:value-type="string">
            <text:p>人品（法伤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受祝福的勇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65:.N765])">
            <text:p/>
          </table:table-cell>
          <table:table-cell table:style-name="ce81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61" table:number-columns-repeated="2"/>
          <table:table-cell table:style-name="ce2"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手街惩罚者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766:.N766])">
            <text:p/>
          </table:table-cell>
          <table:table-cell table:number-columns-repeated="6" table:style-name="ce13" office:value-type="string" calcext:value-type="string">
            <text:p>持续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严正警戒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67:.N767])">
            <text:p/>
          </table:table-cell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抽牌</text:p>
          </table:table-cell>
          <table:table-cell table:style-name="ce61" table:number-columns-repeated="2"/>
          <table:table-cell table:style-name="ce72" office:value-type="string" calcext:value-type="string">
            <text:p>减费</text:p>
          </table:table-cell>
          <table:table-cell table:style-name="ce70" office:value-type="string" calcext:value-type="string">
            <text:p>抽牌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渡魂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68:.N768])">
            <text:p/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身材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恶魔之心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69:.N769])">
            <text:p/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number-columns-repeated="2" table:style-name="ce17" office:value-type="string" calcext:value-type="string">
            <text:p>增益</text:p>
          </table:table-cell>
          <table:table-cell table:style-name="ce70" office:value-type="string" calcext:value-type="string">
            <text:p>增益</text:p>
          </table:table-cell>
          <table:table-cell table:style-name="ce13" office:value-type="string" calcext:value-type="string">
            <text:p>增益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附灵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70:.N770])">
            <text:p/>
          </table:table-cell>
          <table:table-cell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number-columns-repeated="3" table:style-name="ce9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末日守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771:.N771])" office:value-type="string" office:string-value="冲锋;战吼;" calcext:value-type="string">
            <text:p>冲锋;战吼;</text:p>
          </table:table-cell>
          <table:table-cell table:style-name="ce70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table:style-name="ce72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末日灾祸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72:.N772])">
            <text:p/>
          </table:table-cell>
          <table:table-cell table:style-name="ce70" office:value-type="string" calcext:value-type="string">
            <text:p>召唤</text:p>
          </table:table-cell>
          <table:table-cell table:number-columns-repeated="3" table:style-name="ce9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召唤</text:p>
          </table:table-cell>
          <table:table-cell table:style-name="ce2" office:value-type="string" calcext:value-type="string">
            <text:p>人品(召唤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漂浮观察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73:.N773])">
            <text:p/>
          </table:table-cell>
          <table:table-cell table:number-columns-repeated="2" table:style-name="ce70" office:value-type="string" calcext:value-type="string">
            <text:p>触发</text:p>
          </table:table-cell>
          <table:table-cell table:number-columns-repeated="2" table:style-name="ce17" office:value-type="string" calcext:value-type="string">
            <text:p>触发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2" office:value-type="string" calcext:value-type="string">
            <text:p>自伤(触发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奥金斧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74:.N774])">
            <text:p/>
          </table:table-cell>
          <table:table-cell table:style-name="ce2"/>
          <table:table-cell table:number-columns-repeated="2" table:style-name="ce13" office:value-type="string" calcext:value-type="string">
            <text:p>武器</text:p>
          </table:table-cell>
          <table:table-cell table:number-columns-repeated="3" table:style-name="ce9" office:value-type="string" calcext:value-type="string">
            <text:p>武器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钢铁触须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775:.N775])" office:value-type="string" office:string-value="亡语;" calcext:value-type="string">
            <text:p>亡语;</text:p>
          </table:table-cell>
          <table:table-cell table:style-name="ce15"/>
          <table:table-cell table:number-columns-repeated="2" table:style-name="ce9" office:value-type="string" calcext:value-type="string">
            <text:p>武器</text:p>
          </table:table-cell>
          <table:table-cell table:style-name="ce17" office:value-type="string" calcext:value-type="string">
            <text:p>武器</text:p>
          </table:table-cell>
          <table:table-cell table:style-name="ce15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绝命乱斗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76:.N776])">
            <text:p/>
          </table:table-cell>
          <table:table-cell table:style-name="ce70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15"/>
          <table:table-cell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72" office:value-type="string" calcext:value-type="string">
            <text:p>消灭</text:p>
          </table:table-cell>
          <table:table-cell office:value-type="string" calcext:value-type="string">
            <text:p>希尔瓦娜斯·风行者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兽人铸甲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777:.N777])" office:value-type="string" office:string-value="嘲讽;" calcext:value-type="string">
            <text:p>嘲讽;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style-name="ce72" office:value-type="string" calcext:value-type="string">
            <text:p>身材</text:p>
          </table:table-cell>
          <table:table-cell table:style-name="ce72" office:value-type="string" calcext:value-type="string">
            <text:p>嘲讽</text:p>
          </table:table-cell>
          <table:table-cell table:number-columns-repeated="2" table:style-name="ce70" office:value-type="string" calcext:value-type="string">
            <text:p>触发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铁炉堡传送门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78:.N778])">
            <text:p/>
          </table:table-cell>
          <table:table-cell table:style-name="ce70" office:value-type="string" calcext:value-type="string">
            <text:p>恢复</text:p>
          </table:table-cell>
          <table:table-cell table:style-name="ce24"/>
          <table:table-cell table:style-name="ce15" table:number-columns-repeated="2"/>
          <table:table-cell table:style-name="ce72" office:value-type="string" calcext:value-type="string">
            <text:p>恢复</text:p>
          </table:table-cell>
          <table:table-cell table:style-name="ce17" office:value-type="string" calcext:value-type="string">
            <text:p>召唤</text:p>
          </table:table-cell>
          <table:table-cell office:value-type="string" calcext:value-type="string">
            <text:p>人品(召唤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愚者之灾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79:.N779])">
            <text:p/>
          </table:table-cell>
          <table:table-cell table:style-name="ce15"/>
          <table:table-cell table:style-name="ce24"/>
          <table:table-cell table:style-name="ce15"/>
          <table:table-cell table:style-name="ce17" office:value-type="string" calcext:value-type="string">
            <text:p>武器</text:p>
          </table:table-cell>
          <table:table-cell table:style-name="ce9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重型攻城战车</text:p>
          </table:table-cell>
          <table:table-cell table:style-name="ce61" table:content-validation-name="val7"/>
          <table:table-cell table:style-name="ce63" table:content-validation-name="val8" table:number-columns-repeated="5"/>
          <table:table-cell table:content-validation-name="val1" table:formula="of:=COM.MICROSOFT.CONCAT([.J780:.N780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护甲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努比斯哨兵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781:.N781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/>
          <table:table-cell table:style-name="ce72" office:value-type="string" calcext:value-type="string">
            <text:p>亡语</text:p>
          </table:table-cell>
          <table:table-cell table:style-name="ce2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1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鳞治愈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82:.N78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number-columns-repeated="2"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白银之手骑士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83:.N78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3"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爆破小队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784:.N784])" office:value-type="string" office:string-value="战吼;亡语;" calcext:value-type="string">
            <text:p>战吼;亡语;</text:p>
          </table:table-cell>
          <table:table-cell table:style-name="ce13" office:value-type="string" calcext:value-type="string">
            <text:p>战吼</text:p>
          </table:table-cell>
          <table:table-cell/>
          <table:table-cell table:style-name="ce22"/>
          <table:table-cell table:style-name="ce2" table:number-columns-repeated="3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碧蓝幼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法术伤害;</text:p>
          </table:table-cell>
          <table:table-cell table:style-name="ce61" table:content-validation-name="val8" table:number-columns-repeated="3"/>
          <table:table-cell table:content-validation-name="val1" table:formula="of:=COM.MICROSOFT.CONCAT([.J785:.N785])" office:value-type="string" office:string-value="战吼;法术伤害;" calcext:value-type="string">
            <text:p>战吼;法术伤害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office:value-type="string" calcext:value-type="string">
            <text:p>法伤（法强需求） 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布林顿3000型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86:.N786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人品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藏宝海湾保镖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787:.N787])" office:value-type="string" office:string-value="嘲讽;" calcext:value-type="string">
            <text:p>嘲讽;</text:p>
          </table:table-cell>
          <table:table-cell table:style-name="ce2"/>
          <table:table-cell table:style-name="ce22" table:number-columns-repeated="3"/>
          <table:table-cell table:number-columns-repeated="2" table:style-name="ce17" office:value-type="string" calcext:value-type="string">
            <text:p>嘲讽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恶毒铁匠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怒;</text:p>
          </table:table-cell>
          <table:table-cell table:style-name="ce61" table:content-validation-name="val8" table:number-columns-repeated="4"/>
          <table:table-cell table:content-validation-name="val1" table:formula="of:=COM.MICROSOFT.CONCAT([.J788:.N788])" office:value-type="string" office:string-value="激怒;" calcext:value-type="string">
            <text:p>激怒;</text:p>
          </table:table-cell>
          <table:table-cell table:style-name="ce72" office:value-type="string" calcext:value-type="string">
            <text:p>激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怒</text:p>
          </table:table-cell>
          <table:table-cell table:style-name="ce72" office:value-type="string" calcext:value-type="string">
            <text:p>激怒</text:p>
          </table:table-cell>
          <table:table-cell table:style-name="ce13" office:value-type="string" calcext:value-type="string">
            <text:p>激怒</text:p>
          </table:table-cell>
          <table:table-cell office:value-type="string" calcext:value-type="string">
            <text:p>武器（激怒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二流打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789:.N789])" office:value-type="string" office:string-value="嘲讽;" calcext:value-type="string">
            <text:p>嘲讽;</text:p>
          </table:table-cell>
          <table:table-cell table:style-name="ce13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9" office:value-type="string" calcext:value-type="string">
            <text:p>嘲讽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发条骑士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90:.N790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机械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飞火流星·芬杰</text:p>
          </table:table-cell>
          <table:table-cell table:style-name="ce63" table:content-validation-name="val7" office:value-type="string" calcext:value-type="string">
            <text:p>鱼人</text:p>
          </table:table-cell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4"/>
          <table:table-cell table:content-validation-name="val1" table:formula="of:=COM.MICROSOFT.CONCAT([.J791:.N791])" office:value-type="string" office:string-value="潜行;" calcext:value-type="string">
            <text:p>潜行;</text:p>
          </table:table-cell>
          <table:table-cell table:number-columns-repeated="3" table:style-name="ce13" office:value-type="string" calcext:value-type="string">
            <text:p>触发</text:p>
          </table:table-cell>
          <table:table-cell/>
          <table:table-cell table:style-name="ce12"/>
          <table:table-cell/>
          <table:table-cell office:value-type="string" calcext:value-type="string">
            <text:p>搭配卡组（触发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费尔根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792:.N792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1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风险投资公司雇佣兵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93:.N793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疯狂爆破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794:.N79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疯狂的信徒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795:.N795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克苏恩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腐化治疗机器人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796:.N79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17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72" office:value-type="string" calcext:value-type="string">
            <text:p>亡语</text:p>
          </table:table-cell>
          <table:table-cell office:value-type="string" calcext:value-type="string">
            <text:p>搭配卡组（身材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格斗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97:.N797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功夫大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风怒;</text:p>
          </table:table-cell>
          <table:table-cell table:style-name="ce63" table:content-validation-name="val8" table:number-columns-repeated="4"/>
          <table:table-cell table:content-validation-name="val1" table:formula="of:=COM.MICROSOFT.CONCAT([.J798:.N798])" office:value-type="string" office:string-value="风怒;" calcext:value-type="string">
            <text:p>风怒;</text:p>
          </table:table-cell>
          <table:table-cell table:style-name="ce13" office:value-type="string" calcext:value-type="string">
            <text:p>风怒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风怒</text:p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风怒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古拉巴什狂暴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799:.N799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9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2" table:number-columns-repeated="2"/>
          <table:table-cell office:value-type="string" calcext:value-type="string">
            <text:p>伤害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鬼灵骑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00:.N800])">
            <text:p/>
          </table:table-cell>
          <table:table-cell table:style-name="ce72" office:value-type="string" calcext:value-type="string">
            <text:p>魔免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魔免</text:p>
          </table:table-cell>
          <table:table-cell table:style-name="ce2"/>
          <table:table-cell table:style-name="ce13" office:value-type="string" calcext:value-type="string">
            <text:p>魔免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哈里森·琼斯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01:.N8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赫密特·奈辛瓦里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02:.N80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17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暗低语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03:.N80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翼腐蚀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04:.N80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龙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回收机器人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805:.N805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机械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车王里诺艾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冲锋;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806:.N806])" office:value-type="string" office:string-value="冲锋;战吼;" calcext:value-type="string">
            <text:p>冲锋;战吼;</text:p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冲锋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冲锋</text:p>
          </table:table-cell>
          <table:table-cell office:value-type="string" calcext:value-type="string">
            <text:p>暗影步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集合石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07:.N807])">
            <text:p/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table:number-columns-repeated="2" table:style-name="ce17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office:value-type="string" calcext:value-type="string">
            <text:p>法术（触发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街头调查员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潜行;</text:p>
          </table:table-cell>
          <table:table-cell table:style-name="ce63" table:content-validation-name="val8" table:number-columns-repeated="3"/>
          <table:table-cell table:content-validation-name="val1" table:formula="of:=COM.MICROSOFT.CONCAT([.J808:.N808])" office:value-type="string" office:string-value="战吼;潜行;" calcext:value-type="string">
            <text:p>战吼;潜行;</text:p>
          </table:table-cell>
          <table:table-cell/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荆棘谷猛虎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潜行;</text:p>
          </table:table-cell>
          <table:table-cell table:style-name="ce61" table:content-validation-name="val8" table:number-columns-repeated="4"/>
          <table:table-cell table:content-validation-name="val1" table:formula="of:=COM.MICROSOFT.CONCAT([.J809:.N809])" office:value-type="string" office:string-value="潜行;" calcext:value-type="string">
            <text:p>潜行;</text:p>
          </table:table-cell>
          <table:table-cell table:style-name="ce70" office:value-type="string" calcext:value-type="string">
            <text:p>潜行</text:p>
          </table:table-cell>
          <table:table-cell table:style-name="ce13" office:value-type="string" calcext:value-type="string">
            <text:p>潜行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潜行</text:p>
          </table:table-cell>
          <table:table-cell office:value-type="string" calcext:value-type="string">
            <text:p>野兽相关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奖励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精英牛头人酋长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10:.N810])" office:value-type="string" office:string-value="战吼;" calcext:value-type="string">
            <text:p>战吼;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克瓦迪尔劫掠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励;</text:p>
          </table:table-cell>
          <table:table-cell table:style-name="ce61" table:content-validation-name="val8" table:number-columns-repeated="4"/>
          <table:table-cell table:content-validation-name="val1" table:formula="of:=COM.MICROSOFT.CONCAT([.J811:.N811])" office:value-type="string" office:string-value="激励;" calcext:value-type="string">
            <text:p>激励;</text:p>
          </table:table-cell>
          <table:table-cell table:style-name="ce2"/>
          <table:table-cell table:style-name="ce13" office:value-type="string" calcext:value-type="string">
            <text:p>激励</text:p>
          </table:table-cell>
          <table:table-cell table:number-columns-repeated="2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恐怖的奴隶主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12:.N81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61" table:number-columns-repeated="2"/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office:value-type="string" calcext:value-type="string">
            <text:p>激怒相关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狂奔科多兽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13:.N81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老式治疗机器人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14:.N81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侏儒变形师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雷矛特种兵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15:.N81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9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榴弹投手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16:.N816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/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洛欧塞布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17:.N81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搭配卡（特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绿皮船长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18:.N818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武器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马克扎尔王子</text:p>
          </table:table-cell>
          <table:table-cell table:style-name="ce63" table:content-validation-name="val7" office:value-type="string" calcext:value-type="string">
            <text:p>恶魔</text:p>
          </table:table-cell>
          <table:table-cell table:style-name="ce63" table:content-validation-name="val8" office:value-type="string" calcext:value-type="string">
            <text:p>传说;</text:p>
          </table:table-cell>
          <table:table-cell table:style-name="ce61" table:content-validation-name="val8" table:number-columns-repeated="4"/>
          <table:table-cell table:content-validation-name="val1" table:formula="of:=COM.MICROSOFT.CONCAT([.J819:.N819])" office:value-type="string" office:string-value="传说;" calcext:value-type="string">
            <text:p>传说;</text:p>
          </table:table-cell>
          <table:table-cell table:style-name="ce61"/>
          <table:table-cell table:number-columns-repeated="4" table:style-name="ce13" office:value-type="string" calcext:value-type="string">
            <text:p>身材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魅影歹徒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20:.N820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增益（战吼需求 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米米尔隆的头部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21:.N821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2" table:number-columns-repeated="2"/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机械（特殊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魔能机甲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822:.N822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81" office:value-type="string" calcext:value-type="string">
            <text:p>弃牌</text:p>
          </table:table-cell>
          <table:table-cell table:style-name="ce13" office:value-type="string" calcext:value-type="string">
            <text:p>身材</text:p>
          </table:table-cell>
          <table:table-cell office:value-type="string" calcext:value-type="string">
            <text:p>风怒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末日践行者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23:.N823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2" table:style-name="ce9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穆克拉的勇士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激励;</text:p>
          </table:table-cell>
          <table:table-cell table:style-name="ce61" table:content-validation-name="val8" table:number-columns-repeated="4"/>
          <table:table-cell table:content-validation-name="val1" table:formula="of:=COM.MICROSOFT.CONCAT([.J824:.N824])" office:value-type="string" office:string-value="激励;" calcext:value-type="string">
            <text:p>激励;</text:p>
          </table:table-cell>
          <table:table-cell table:style-name="ce72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number-columns-repeated="2" table:style-name="ce17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office:value-type="string" calcext:value-type="string">
            <text:p>增益目标（激励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纳迦海巫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25:.N825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闹闹机器人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table:number-columns-repeated="3"/>
          <table:table-cell table:content-validation-name="val1" table:formula="of:=COM.MICROSOFT.CONCAT([.J826:.N826])" office:value-type="string" office:string-value="嘲讽;圣盾;" calcext:value-type="string">
            <text:p>嘲讽;圣盾;</text:p>
          </table:table-cell>
          <table:table-cell table:style-name="ce72" office:value-type="string" calcext:value-type="string">
            <text:p>圣盾</text:p>
          </table:table-cell>
          <table:table-cell table:number-columns-repeated="3" table:style-name="ce13" office:value-type="string" calcext:value-type="string">
            <text:p>圣盾</text:p>
          </table:table-cell>
          <table:table-cell table:style-name="ce2"/>
          <table:table-cell table:style-name="ce9" office:value-type="string" calcext:value-type="string">
            <text:p>圣盾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鸟禽守护者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2"/>
          <table:table-cell table:content-validation-name="val1" table:formula="of:=COM.MICROSOFT.CONCAT([.J827:.N827])" office:value-type="string" office:string-value="战吼;奥秘;嘲讽;" calcext:value-type="string">
            <text:p>战吼;奥秘;嘲讽;</text:p>
          </table:table-cell>
          <table:table-cell table:number-columns-repeated="6" table:style-name="ce13" office:value-type="string" calcext:value-type="string">
            <text:p>战吼</text:p>
          </table:table-cell>
          <table:table-cell office:value-type="string" calcext:value-type="string">
            <text:p>奥秘（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熟练的水手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28:.N828])">
            <text:p/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22"/>
          <table:table-cell office:value-type="string" calcext:value-type="string">
            <text:p>海盗相关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霜狼督军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29:.N82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牌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斯塔拉格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830:.N83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亡语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搭配卡（亡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王牌猎人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31:.N83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70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无面操纵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32:.N83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西风灯神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33:.N833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office:value-type="string" calcext:value-type="string">
            <text:p>增益（特殊需求）</text:p>
          </table:table-cell>
          <table:table-cell table:number-columns-repeated="1002"/>
        </table:table-row>
        <table:table-row table:style-name="ro4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邪教药剂师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34:.N83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猩红法力浮龙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35:.N835])">
            <text:p/>
          </table:table-cell>
          <table:table-cell table:number-columns-repeated="2" table:style-name="ce13" office:value-type="string" calcext:value-type="string">
            <text:p>触发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number-columns-repeated="2" table:style-name="ce13" office:value-type="string" calcext:value-type="string">
            <text:p>触发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灵勇士萨兰德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励;</text:p>
          </table:table-cell>
          <table:table-cell table:style-name="ce61" table:content-validation-name="val8" table:number-columns-repeated="4"/>
          <table:table-cell table:content-validation-name="val1" table:formula="of:=COM.MICROSOFT.CONCAT([.J836:.N836])" office:value-type="string" office:string-value="激励;" calcext:value-type="string">
            <text:p>激励;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穴居人强盗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37:.N837])">
            <text:p/>
          </table:table-cell>
          <table:table-cell table:style-name="ce9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9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野猪骑士斯派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table:number-columns-repeated="2"/>
          <table:table-cell table:content-validation-name="val1" table:formula="of:=COM.MICROSOFT.CONCAT([.J838:.N838])" office:value-type="string" office:string-value="战吼;嘲讽;冲锋;" calcext:value-type="string">
            <text:p>战吼;嘲讽;冲锋;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夜刃刺客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39:.N839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激励</text:p>
          </table:table-cell>
          <table:table-cell table:style-name="ce9" office:value-type="string" calcext:value-type="string">
            <text:p>战吼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淤泥喷射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840:.N840])" office:value-type="string" office:string-value="嘲讽;亡语;" calcext:value-type="string">
            <text:p>嘲讽;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玉莲帮密探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发现;</text:p>
          </table:table-cell>
          <table:table-cell table:style-name="ce63" table:content-validation-name="val8" table:number-columns-repeated="3"/>
          <table:table-cell table:content-validation-name="val1" table:formula="of:=COM.MICROSOFT.CONCAT([.J841:.N841])" office:value-type="string" office:string-value="战吼;发现;" calcext:value-type="string">
            <text:p>战吼;发现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憎恶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842:.N842])" office:value-type="string" office:string-value="嘲讽;亡语;" calcext:value-type="string">
            <text:p>嘲讽;亡语;</text:p>
          </table:table-cell>
          <table:table-cell table:style-name="ce81" office:value-type="string" calcext:value-type="string">
            <text:p>亡语</text:p>
          </table:table-cell>
          <table:table-cell table:number-columns-repeated="3" table:style-name="ce9" office:value-type="string" calcext:value-type="string">
            <text:p>亡语</text:p>
          </table:table-cell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展览馆法师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43:.N843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61" table:number-columns-repeated="2"/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卡组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沼泽爬行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844:.N844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5" calcext:value-type="float">
            <text:p>5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征募官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励;</text:p>
          </table:table-cell>
          <table:table-cell table:style-name="ce61" table:content-validation-name="val8" table:number-columns-repeated="4"/>
          <table:table-cell table:content-validation-name="val1" table:formula="of:=COM.MICROSOFT.CONCAT([.J845:.N845])" office:value-type="string" office:string-value="激励;" calcext:value-type="string">
            <text:p>激励;</text:p>
          </table:table-cell>
          <table:table-cell table:style-name="ce2"/>
          <table:table-cell table:style-name="ce13" office:value-type="string" calcext:value-type="string">
            <text:p>激励</text:p>
          </table:table-cell>
          <table:table-cell table:style-name="ce22" table:number-columns-repeated="2"/>
          <table:table-cell table:style-name="ce70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黑暗私语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抉择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846:.N846])" office:value-type="string" office:string-value="抉择;嘲讽;" calcext:value-type="string">
            <text:p>抉择;嘲讽;</text:p>
          </table:table-cell>
          <table:table-cell table:style-name="ce72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 table:style-name="ce22" table:number-columns-repeated="2"/>
          <table:table-cell table:style-name="ce20"/>
          <table:table-cell table:style-name="ce9" office:value-type="string" calcext:value-type="string">
            <text:p>抉择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暗鸦人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3"/>
          <table:table-cell table:content-validation-name="val1" table:formula="of:=COM.MICROSOFT.CONCAT([.J847:.N847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嘲讽</text:p>
          </table:table-cell>
          <table:table-cell table:style-name="ce72" office:value-type="string" calcext:value-type="string">
            <text:p>身材</text:p>
          </table:table-cell>
          <table:table-cell table:style-name="ce81" office:value-type="string" calcext:value-type="string">
            <text:p>身材</text:p>
          </table:table-cell>
          <table:table-cell table:number-columns-repeated="2" table:style-name="ce70" office:value-type="string" calcext:value-type="string">
            <text:p>嘲讽</text:p>
          </table:table-cell>
          <table:table-cell table:style-name="ce72" office:value-type="string" calcext:value-type="string">
            <text:p>战吼</text:p>
          </table:table-cell>
          <table:table-cell table:style-name="ce2" office:value-type="string" calcext:value-type="string">
            <text:p>克苏恩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回收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48:.N848])">
            <text:p/>
          </table:table-cell>
          <table:table-cell table:style-name="ce70" office:value-type="string" calcext:value-type="string">
            <text:p>变形</text:p>
          </table:table-cell>
          <table:table-cell table:style-name="ce13" office:value-type="string" calcext:value-type="string">
            <text:p>变形</text:p>
          </table:table-cell>
          <table:table-cell table:number-columns-repeated="2" table:style-name="ce9" office:value-type="string" calcext:value-type="string">
            <text:p>变形</text:p>
          </table:table-cell>
          <table:table-cell table:style-name="ce20"/>
          <table:table-cell table:style-name="ce13" office:value-type="string" calcext:value-type="string">
            <text:p>变形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机械野兽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table:number-columns-repeated="5"/>
          <table:table-cell table:content-validation-name="val1" table:formula="of:=COM.MICROSOFT.CONCAT([.J849:.N849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style-name="ce70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青玉巨兽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2"/>
          <table:table-cell table:content-validation-name="val1" table:formula="of:=COM.MICROSOFT.CONCAT([.J850:.N850])" office:value-type="string" office:string-value="嘲讽;战吼;青玉魔像;" calcext:value-type="string">
            <text:p>嘲讽;战吼;青玉魔像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身材</text:p>
          </table:table-cell>
          <table:table-cell table:style-name="ce20"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嘲讽</text:p>
          </table:table-cell>
          <table:table-cell office:value-type="string" calcext:value-type="string">
            <text:p>青玉魔像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星火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51:.N851])">
            <text:p/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13" office:value-type="string" calcext:value-type="string">
            <text:p>抽牌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月光林地传送门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52:.N852])">
            <text:p/>
          </table:table-cell>
          <table:table-cell table:style-name="ce12"/>
          <table:table-cell table:style-name="ce13" office:value-type="string" calcext:value-type="string">
            <text:p>召唤</text:p>
          </table:table-cell>
          <table:table-cell/>
          <table:table-cell table:number-columns-repeated="3" table:style-name="ce13" office:value-type="string" calcext:value-type="string">
            <text:p>恢复</text:p>
          </table:table-cell>
          <table:table-cell table:style-name="ce2" office:value-type="string" calcext:value-type="string">
            <text:p>人品（召唤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展览馆守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53:.N853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金教水晶侍女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奥秘;</text:p>
          </table:table-cell>
          <table:table-cell table:style-name="ce63" table:content-validation-name="val8" table:number-columns-repeated="4"/>
          <table:table-cell table:content-validation-name="val1" table:formula="of:=COM.MICROSOFT.CONCAT([.J854:.N854])" office:value-type="string" office:string-value="奥秘;" calcext:value-type="string">
            <text:p>奥秘;</text:p>
          </table:table-cell>
          <table:table-cell table:number-columns-repeated="4" table:style-name="ce70" office:value-type="string" calcext:value-type="string">
            <text:p>减费</text:p>
          </table:table-cell>
          <table:table-cell table:style-name="ce12"/>
          <table:table-cell/>
          <table:table-cell office:value-type="string" calcext:value-type="string">
            <text:p>奥秘（减费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暴风雪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冻结;</text:p>
          </table:table-cell>
          <table:table-cell table:style-name="ce63" table:content-validation-name="val8" table:number-columns-repeated="4"/>
          <table:table-cell table:content-validation-name="val1" table:formula="of:=COM.MICROSOFT.CONCAT([.J855:.N855])" office:value-type="string" office:string-value="冻结;" calcext:value-type="string">
            <text:p>冻结;</text:p>
          </table:table-cell>
          <table:table-cell table:style-name="ce70" office:value-type="string" calcext:value-type="string">
            <text:p>冻结</text:p>
          </table:table-cell>
          <table:table-cell table:style-name="ce9" office:value-type="string" calcext:value-type="string">
            <text:p>冻结</text:p>
          </table:table-cell>
          <table:table-cell/>
          <table:table-cell table:style-name="ce72" office:value-type="string" calcext:value-type="string">
            <text:p>冻结</text:p>
          </table:table-cell>
          <table:table-cell table:style-name="ce70" office:value-type="string" calcext:value-type="string">
            <text:p>冻结</text:p>
          </table:table-cell>
          <table:table-cell table:style-name="ce72" office:value-type="string" calcext:value-type="string">
            <text:p>冻结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考达拉幼龙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56:.N856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number-columns-repeated="2" table:style-name="ce17" office:value-type="string" calcext:value-type="string">
            <text:p>特殊</text:p>
          </table:table-cell>
          <table:table-cell table:style-name="ce72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 office:value-type="string" calcext:value-type="string">
            <text:p>搭配套牌(特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无面召唤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57:.N857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天降蛛群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58:.N858])">
            <text:p/>
          </table:table-cell>
          <table:table-cell table:number-columns-repeated="2" table:style-name="ce70" office:value-type="string" calcext:value-type="string">
            <text:p>召唤</text:p>
          </table:table-cell>
          <table:table-cell table:style-name="ce2" table:number-columns-repeated="2"/>
          <table:table-cell table:number-columns-repeated="2" table:style-name="ce70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长鬃草原狮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859:.N859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number-columns-repeated="3" table:style-name="ce13" office:value-type="string" calcext:value-type="string">
            <text:p>亡语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传令官沃拉兹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60:.N86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龙息药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61:.N861])">
            <text:p/>
          </table:table-cell>
          <table:table-cell table:number-columns-repeated="2" table:style-name="ce13" office:value-type="string" calcext:value-type="string">
            <text:p>法伤</text:p>
          </table:table-cell>
          <table:table-cell table:style-name="ce22"/>
          <table:table-cell table:number-columns-repeated="2"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埋葬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62:.N862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22"/>
          <table:table-cell table:number-columns-repeated="2" table:style-name="ce13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 office:value-type="string" calcext:value-type="string">
            <text:p>特殊（需求环境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秘教暗影祭司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63:.N86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61"/>
          <table:table-cell table:style-name="ce2" office:value-type="string" calcext:value-type="string">
            <text:p>算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神圣之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64:.N864])">
            <text:p/>
          </table:table-cell>
          <table:table-cell table:style-name="ce70" office:value-type="string" calcext:value-type="string">
            <text:p>恢复</text:p>
          </table:table-cell>
          <table:table-cell table:style-name="ce13" office:value-type="string" calcext:value-type="string">
            <text:p>法伤</text:p>
          </table:table-cell>
          <table:table-cell table:number-columns-repeated="2" table:style-name="ce9" office:value-type="string" calcext:value-type="string">
            <text:p>法伤</text:p>
          </table:table-cell>
          <table:table-cell table:style-name="ce13" office:value-type="string" calcext:value-type="string">
            <text:p>恢复</text:p>
          </table:table-cell>
          <table:table-cell table:style-name="ce9" office:value-type="string" calcext:value-type="string">
            <text:p>法伤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圣殿执行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65:.N86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61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圣光炸弹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66:.N866])">
            <text:p/>
          </table:table-cell>
          <table:table-cell table:style-name="ce70" office:value-type="string" calcext:value-type="string">
            <text:p>法伤</text:p>
          </table:table-cell>
          <table:table-cell table:style-name="ce13" office:value-type="string" calcext:value-type="string">
            <text:p>法伤</text:p>
          </table:table-cell>
          <table:table-cell table:style-name="ce61"/>
          <table:table-cell table:style-name="ce9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里维克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67:.N867])">
            <text:p/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触发</text:p>
          </table:table-cell>
          <table:table-cell table:style-name="ce81" office:value-type="string" calcext:value-type="string">
            <text:p>被动</text:p>
          </table:table-cell>
          <table:table-cell table:style-name="ce13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劫持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连击;</text:p>
          </table:table-cell>
          <table:table-cell table:style-name="ce61" table:content-validation-name="val8" table:number-columns-repeated="4"/>
          <table:table-cell table:content-validation-name="val1" table:formula="of:=COM.MICROSOFT.CONCAT([.J868:.N868])" office:value-type="string" office:string-value="连击;" calcext:value-type="string">
            <text:p>连击;</text:p>
          </table:table-cell>
          <table:table-cell table:style-name="ce70" office:value-type="string" calcext:value-type="string">
            <text:p>连击</text:p>
          </table:table-cell>
          <table:table-cell table:style-name="ce22" table:number-columns-repeated="3"/>
          <table:table-cell table:style-name="ce2"/>
          <table:table-cell table:style-name="ce72" office:value-type="string" calcext:value-type="string">
            <text:p>连击</text:p>
          </table:table-cell>
          <table:table-cell table:style-name="ce2" office:value-type="string" calcext:value-type="string">
            <text:p>搭配牌(连击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菊花茶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69:.N869])">
            <text:p/>
          </table:table-cell>
          <table:table-cell/>
          <table:table-cell table:style-name="ce22" table:number-columns-repeated="3"/>
          <table:table-cell table:style-name="ce70" office:value-type="string" calcext:value-type="string">
            <text:p>抽牌</text:p>
          </table:table-cell>
          <table:table-cell table:style-name="ce72" office:value-type="string" calcext:value-type="string">
            <text:p>抽牌</text:p>
          </table:table-cell>
          <table:table-cell table:style-name="ce2" office:value-type="string" calcext:value-type="string">
            <text:p>搭配卡组(抽牌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土地精海盗</text:p>
          </table:table-cell>
          <table:table-cell table:style-name="ce63" table:content-validation-name="val7" office:value-type="string" calcext:value-type="string">
            <text:p>海盗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70:.N870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消失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71:.N871])">
            <text:p/>
          </table:table-cell>
          <table:table-cell table:style-name="ce70" office:value-type="string" calcext:value-type="string">
            <text:p>回手</text:p>
          </table:table-cell>
          <table:table-cell table:style-name="ce22"/>
          <table:table-cell table:number-columns-repeated="2" table:style-name="ce72" office:value-type="string" calcext:value-type="string">
            <text:p>回手</text:p>
          </table:table-cell>
          <table:table-cell table:style-name="ce2"/>
          <table:table-cell table:style-name="ce22"/>
          <table:table-cell table:style-name="ce2" office:value-type="string" calcext:value-type="string">
            <text:p>回收目标(回收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唤雾者伊戈瓦尔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72:.N872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/>
          <table:table-cell table:number-columns-repeated="2" table:style-name="ce70" office:value-type="string" calcext:value-type="string">
            <text:p>战吼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元素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73:.N87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number-columns-repeated="3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深渊魔物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874:.N874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减费</text:p>
          </table:table-cell>
          <table:table-cell table:number-columns-repeated="3"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" office:value-type="string" calcext:value-type="string">
            <text:p>图腾(减费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复仇之怒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75:.N875])">
            <text:p/>
          </table:table-cell>
          <table:table-cell table:style-name="ce81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精英对决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76:.N876])">
            <text:p/>
          </table:table-cell>
          <table:table-cell table:style-name="ce72" office:value-type="string" calcext:value-type="string">
            <text:p>消灭</text:p>
          </table:table-cell>
          <table:table-cell table:style-name="ce22"/>
          <table:table-cell table:number-columns-repeated="2" table:style-name="ce72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神秘挑战者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奥秘;</text:p>
          </table:table-cell>
          <table:table-cell table:style-name="ce61" table:content-validation-name="val8" table:number-columns-repeated="3"/>
          <table:table-cell table:content-validation-name="val1" table:formula="of:=COM.MICROSOFT.CONCAT([.J877:.N877])" office:value-type="string" office:string-value="战吼;奥秘;" calcext:value-type="string">
            <text:p>战吼;奥秘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 office:value-type="string" calcext:value-type="string">
            <text:p>奥秘(战吼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象牙骑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发现;</text:p>
          </table:table-cell>
          <table:table-cell table:style-name="ce63" table:content-validation-name="val8" table:number-columns-repeated="3"/>
          <table:table-cell table:content-validation-name="val1" table:formula="of:=COM.MICROSOFT.CONCAT([.J878:.N878])" office:value-type="string" office:string-value="战吼;发现;" calcext:value-type="string">
            <text:p>战吼;发现;</text:p>
          </table:table-cell>
          <table:table-cell table:number-columns-repeated="6" table:style-name="ce70" office:value-type="string" calcext:value-type="string">
            <text:p>战吼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暗金教恶魔商贩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79:.N879])">
            <text:p/>
          </table:table-cell>
          <table:table-cell table:number-columns-repeated="2" table:style-name="ce70" office:value-type="string" calcext:value-type="string">
            <text:p>持续</text:p>
          </table:table-cell>
          <table:table-cell table:number-columns-repeated="2" table:style-name="ce72" office:value-type="string" calcext:value-type="string">
            <text:p>持续</text:p>
          </table:table-cell>
          <table:table-cell table:number-columns-repeated="2" table:style-name="ce70" office:value-type="string" calcext:value-type="string">
            <text:p>持续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黑暗契约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80:.N880])">
            <text:p/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number-columns-repeated="4" table:style-name="ce72" office:value-type="string" calcext:value-type="string">
            <text:p>消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恐惧地狱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81:.N88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灵魂虹吸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82:.N882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/>
          <table:table-cell table:style-name="ce13" office:value-type="string" calcext:value-type="string">
            <text:p>消灭</text:p>
          </table:table-cell>
          <table:table-cell table:style-name="ce72" office:value-type="string" calcext:value-type="string">
            <text:p>消灭</text:p>
          </table:table-cell>
          <table:table-cell table:style-name="ce9" office:value-type="string" calcext:value-type="string">
            <text:p>消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威尔弗雷德·菲兹班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83:.N883])">
            <text:p/>
          </table:table-cell>
          <table:table-cell table:style-name="ce72" office:value-type="string" calcext:value-type="string">
            <text:p>触发</text:p>
          </table:table-cell>
          <table:table-cell table:style-name="ce9" office:value-type="string" calcext:value-type="string">
            <text:p>触发</text:p>
          </table:table-cell>
          <table:table-cell table:number-columns-repeated="2" table:style-name="ce17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 office:value-type="string" calcext:value-type="string">
            <text:p>搭配牌(触发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邪火药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84:.N884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number-columns-repeated="2"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81" office:value-type="string" calcext:value-type="string">
            <text:p>法伤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心能魔像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885:.N885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7" office:value-type="string" calcext:value-type="string">
            <text:p>身材</text:p>
          </table:table-cell>
          <table:table-cell table:number-columns-repeated="2"/>
          <table:table-cell table:style-name="ce81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空碾压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86:.N886])">
            <text:p/>
          </table:table-cell>
          <table:table-cell table:style-name="ce72" office:value-type="string" calcext:value-type="string">
            <text:p>激励</text:p>
          </table:table-cell>
          <table:table-cell table:number-columns-repeated="3" table:style-name="ce9" office:value-type="string" calcext:value-type="string">
            <text:p>激励</text:p>
          </table:table-cell>
          <table:table-cell table:style-name="ce70" office:value-type="string" calcext:value-type="string">
            <text:p>激励</text:p>
          </table:table-cell>
          <table:table-cell table:style-name="ce9" office:value-type="string" calcext:value-type="string">
            <text:p>激励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盾甲侍女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87:.N88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钢铁战蝎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888:.N888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2" table:number-columns-repeated="2"/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人品(战吼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破海者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89:.N889])">
            <text:p/>
          </table:table-cell>
          <table:table-cell table:style-name="ce72" office:value-type="string" calcext:value-type="string">
            <text:p>特殊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number-columns-repeated="2" table:style-name="ce70" office:value-type="string" calcext:value-type="string">
            <text:p>特殊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艾露恩的女祭司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90:.N89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22" table:number-columns-repeated="3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艾雅·黑掌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table:number-columns-repeated="2"/>
          <table:table-cell table:content-validation-name="val1" table:formula="of:=COM.MICROSOFT.CONCAT([.J891:.N891])" office:value-type="string" office:string-value="战吼;亡语;青玉魔像;" calcext:value-type="string">
            <text:p>战吼;亡语;青玉魔像;</text:p>
          </table:table-cell>
          <table:table-cell table:number-columns-repeated="6" table:style-name="ce13" office:value-type="string" calcext:value-type="string">
            <text:p>亡语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比斯巨兽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892:.N892])" office:value-type="string" office:string-value="亡语;" calcext:value-type="string">
            <text:p>亡语;</text:p>
          </table:table-cell>
          <table:table-cell table:number-columns-repeated="4" table:style-name="ce70" office:value-type="string" calcext:value-type="string">
            <text:p>身材</text:p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冰霜元素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93:.N89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2" table:number-columns-repeated="2"/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博尔夫·碎盾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94:.N894])">
            <text:p/>
          </table:table-cell>
          <table:table-cell table:style-name="ce72" office:value-type="string" calcext:value-type="string">
            <text:p>特殊</text:p>
          </table:table-cell>
          <table:table-cell table:style-name="ce22" table:number-columns-repeated="3"/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裁决者图哈特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895:.N89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2" table:number-columns-repeated="2"/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大法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896:.N896])">
            <text:p/>
          </table:table-cell>
          <table:table-cell table:style-name="ce72" office:value-type="string" calcext:value-type="string">
            <text:p>法强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法强</text:p>
          </table:table-cell>
          <table:table-cell table:style-name="ce2"/>
          <table:table-cell table:style-name="ce9" office:value-type="string" calcext:value-type="string">
            <text:p>法强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大师级枪骑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2"/>
          <table:table-cell table:content-validation-name="val1" table:formula="of:=COM.MICROSOFT.CONCAT([.J897:.N897])" office:value-type="string" office:string-value="战吼;嘲讽;圣盾;" calcext:value-type="string">
            <text:p>战吼;嘲讽;圣盾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套牌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迪菲亚清道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沉默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2"/>
          <table:table-cell table:content-validation-name="val1" table:formula="of:=COM.MICROSOFT.CONCAT([.J898:.N898])" office:value-type="string" office:string-value="战吼;沉默;亡语;" calcext:value-type="string">
            <text:p>战吼;沉默;亡语;</text:p>
          </table:table-cell>
          <table:table-cell table:number-columns-repeated="2" table:style-name="ce13" office:value-type="string" calcext:value-type="string">
            <text:p>沉默</text:p>
          </table:table-cell>
          <table:table-cell table:number-columns-repeated="2" table:style-name="ce9" office:value-type="string" calcext:value-type="string">
            <text:p>沉默</text:p>
          </table:table-cell>
          <table:table-cell table:number-columns-repeated="2" table:style-name="ce13" office:value-type="string" calcext:value-type="string">
            <text:p>沉默</text:p>
          </table:table-cell>
          <table:table-cell office:value-type="string" calcext:value-type="string">
            <text:p>环境（沉默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发条强盗机器人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table:number-columns-repeated="5"/>
          <table:table-cell table:content-validation-name="val1" table:formula="of:=COM.MICROSOFT.CONCAT([.J899:.N899])">
            <text:p/>
          </table:table-cell>
          <table:table-cell table:number-columns-repeated="2"/>
          <table:table-cell table:number-columns-repeated="2" table:style-name="ce9" office:value-type="string" calcext:value-type="string">
            <text:p>触发</text:p>
          </table:table-cell>
          <table:table-cell/>
          <table:table-cell table:style-name="ce9" office:value-type="string" calcext:value-type="string">
            <text:p>触发</text:p>
          </table:table-cell>
          <table:table-cell table:number-columns-repeated="1003"/>
        </table:table-row>
        <table:table-row table:style-name="ro10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犯罪高手 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00:.N900])" office:value-type="string" office:string-value="战吼;" calcext:value-type="string">
            <text:p>战吼;</text:p>
          </table:table-cell>
          <table:table-cell table:number-columns-repeated="5" table:style-name="ce9" office:value-type="string" calcext:value-type="string">
            <text:p>战吼</text:p>
          </table:table-cell>
          <table:table-cell table:number-columns-repeated="1004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风怒鹰身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01:.N901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风怒</text:p>
          </table:table-cell>
          <table:table-cell table:style-name="ce2"/>
          <table:table-cell table:style-name="ce17" office:value-type="string" calcext:value-type="string">
            <text:p>风怒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腐化先知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02:.N902])" office:value-type="string" office:string-value="战吼;" calcext:value-type="string">
            <text:p>战吼;</text:p>
          </table:table-cell>
          <table:table-cell table:style-name="ce2"/>
          <table:table-cell table:style-name="ce22"/>
          <table:table-cell table:number-columns-repeated="2" table:style-name="ce9" office:value-type="string" calcext:value-type="string">
            <text:p>战吼</text:p>
          </table:table-cell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奖励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格尔宾·梅卡托克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03:.N903])" office:value-type="string" office:string-value="战吼;" calcext:value-type="string">
            <text:p>战吼;</text:p>
          </table:table-cell>
          <table:table-cell table:style-name="ce81" office:value-type="string" calcext:value-type="string">
            <text:p>战吼</text:p>
          </table:table-cell>
          <table:table-cell table:number-columns-repeated="3" table:style-name="ce17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沟渠潜伏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904:.N904])" office:value-type="string" office:string-value="战吼;亡语;" calcext:value-type="string">
            <text:p>战吼;亡语;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22"/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搭配牌（亡语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郭雅夫人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05:.N905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number-columns-repeated="2" table:style-name="ce9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office:value-type="string" calcext:value-type="string">
            <text:p>人品（战吼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骑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906:.N906])" office:value-type="string" office:string-value="战吼;嘲讽;" calcext:value-type="string">
            <text:p>战吼;嘲讽;</text:p>
          </table:table-cell>
          <table:table-cell table:style-name="ce81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山幼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table:number-columns-repeated="5"/>
          <table:table-cell table:content-validation-name="val1" table:formula="of:=COM.MICROSOFT.CONCAT([.J907:.N907])">
            <text:p/>
          </table:table-cell>
          <table:table-cell table:style-name="ce70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2" table:number-columns-repeated="2"/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霍格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908:.N908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2"/>
          <table:table-cell table:style-name="ce9" office:value-type="string" calcext:value-type="string">
            <text:p>持续</text:p>
          </table:table-cell>
          <table:table-cell table:style-name="ce17" office:value-type="string" calcext:value-type="string">
            <text:p>持续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基森拍卖师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09:.N909])">
            <text:p/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触发</text:p>
          </table:table-cell>
          <table:table-cell table:style-name="ce70" office:value-type="string" calcext:value-type="string">
            <text:p>触发</text:p>
          </table:table-cell>
          <table:table-cell table:style-name="ce22"/>
          <table:table-cell office:value-type="string" calcext:value-type="string">
            <text:p>隐藏;低费法术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兹鲁维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10:.N910])">
            <text:p/>
          </table:table-cell>
          <table:table-cell table:style-name="ce72" office:value-type="string" calcext:value-type="string">
            <text:p>触发</text:p>
          </table:table-cell>
          <table:table-cell table:number-columns-repeated="3"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office:value-type="string" calcext:value-type="string">
            <text:p>1费法术（触发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竞技场主宰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911:.N911])" office:value-type="string" office:string-value="嘲讽;" calcext:value-type="string">
            <text:p>嘲讽;</text:p>
          </table:table-cell>
          <table:table-cell table:style-name="ce2"/>
          <table:table-cell table:style-name="ce22"/>
          <table:table-cell table:number-columns-repeated="2" table:style-name="ce17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竞技推广员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12:.N912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/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凯恩·血蹄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913:.N913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 table:number-columns-repeated="2"/>
          <table:table-cell table:style-name="ce2"/>
          <table:table-cell table:style-name="ce9" office:value-type="string" calcext:value-type="string">
            <text:p>亡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科多兽骑手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14:.N914])">
            <text:p/>
          </table:table-cell>
          <table:table-cell table:style-name="ce2"/>
          <table:table-cell table:number-columns-repeated="3" table:style-name="ce9" office:value-type="string" calcext:value-type="string">
            <text:p>激励</text:p>
          </table:table-cell>
          <table:table-cell table:style-name="ce2"/>
          <table:table-cell table:style-name="ce13" office:value-type="string" calcext:value-type="string">
            <text:p>激励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骷髅骑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915:.N915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 table:number-columns-repeated="2" table:style-name="ce17" office:value-type="string" calcext:value-type="string">
            <text:p>身材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office:value-type="string" calcext:value-type="string">
            <text:p>搭配套牌（亡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拉希奥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3"/>
          <table:table-cell table:content-validation-name="val1" table:formula="of:=COM.MICROSOFT.CONCAT([.J916:.N916])" office:value-type="string" office:string-value="嘲讽;战吼;" calcext:value-type="string">
            <text:p>嘲讽;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雷诺·杰克逊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17:.N91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卡组（战吼需求）;后期卡组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烈日行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3"/>
          <table:table-cell table:content-validation-name="val1" table:formula="of:=COM.MICROSOFT.CONCAT([.J918:.N918])" office:value-type="string" office:string-value="嘲讽;圣盾;" calcext:value-type="string">
            <text:p>嘲讽;圣盾;</text:p>
          </table:table-cell>
          <table:table-cell table:style-name="ce61"/>
          <table:table-cell table:style-name="ce13" office:value-type="string" calcext:value-type="string">
            <text:p>嘲讽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61"/>
          <table:table-cell table:style-name="ce9" office:value-type="string" calcext:value-type="string">
            <text:p>圣盾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龙人打击者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19:.N91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鲁莽火箭兵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20:.N920])">
            <text:p/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13" office:value-type="string" calcext:value-type="string">
            <text:p>冲锋</text:p>
          </table:table-cell>
          <table:table-cell table:number-columns-repeated="3" table:style-name="ce17" office:value-type="string" calcext:value-type="string">
            <text:p>冲锋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迈克斯纳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921:.N921])">
            <text:p/>
          </table:table-cell>
          <table:table-cell table:style-name="ce70" office:value-type="string" calcext:value-type="string">
            <text:p>毒伤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毒伤</text:p>
          </table:table-cell>
          <table:table-cell table:style-name="ce70" office:value-type="string" calcext:value-type="string">
            <text:p>毒伤</text:p>
          </table:table-cell>
          <table:table-cell table:style-name="ce9" office:value-type="string" calcext:value-type="string">
            <text:p>毒伤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梦魇之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table:number-columns-repeated="5"/>
          <table:table-cell table:content-validation-name="val1" table:formula="of:=COM.MICROSOFT.CONCAT([.J922:.N922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穆戈尔的勇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23:.N923])">
            <text:p/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3"/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山谷之王穆克拉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24:.N92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61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上古之神先驱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25:.N925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61" table:number-columns-repeated="2"/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office:value-type="string" calcext:value-type="string">
            <text:p>搭配卡（持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十字军统领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26:.N926])" office:value-type="string" office:string-value="战吼;" calcext:value-type="string">
            <text:p>战吼;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"/>
          <table:table-cell table:style-name="ce70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石拳食人魔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27:.N927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17" office:value-type="string" calcext:value-type="string">
            <text:p>身材</text:p>
          </table:table-cell>
          <table:table-cell table:style-name="ce70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食人魔勇士穆戈尔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28:.N928])">
            <text:p/>
          </table:table-cell>
          <table:table-cell table:style-name="ce70" office:value-type="string" calcext:value-type="string">
            <text:p>身材</text:p>
          </table:table-cell>
          <table:table-cell table:style-name="ce17" office:value-type="string" calcext:value-type="string">
            <text:p>特殊</text:p>
          </table:table-cell>
          <table:table-cell table:number-columns-repeated="3" table:style-name="ce72" office:value-type="string" calcext:value-type="string">
            <text:p>特殊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书卷之龙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29:.N929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战吼</text:p>
          </table:table-cell>
          <table:table-cell office:value-type="string" calcext:value-type="string">
            <text:p>龙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斯科拉姆狂热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30:.N93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身材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72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克苏恩（战吼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索瑞森大帝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31:.N93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"/>
          <table:table-cell table:style-name="ce13" office:value-type="string" calcext:value-type="string">
            <text:p>持续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office:value-type="string" calcext:value-type="string">
            <text:p>搭配卡组（持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托什雷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office:value-type="string" calcext:value-type="string">
            <text:p>零件;</text:p>
          </table:table-cell>
          <table:table-cell table:style-name="ce61" table:content-validation-name="val8" table:number-columns-repeated="2"/>
          <table:table-cell table:content-validation-name="val1" table:formula="of:=COM.MICROSOFT.CONCAT([.J932:.N932])" office:value-type="string" office:string-value="战吼;亡语;零件;" calcext:value-type="string">
            <text:p>战吼;亡语;零件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希尔瓦娜斯·风行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933:.N93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"/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7" office:value-type="string" calcext:value-type="string">
            <text:p>亡语</text:p>
          </table:table-cell>
          <table:table-cell office:value-type="string" calcext:value-type="string">
            <text:p>绝命乱斗;转生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摇摆的俾格米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934:.N934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 table:number-columns-repeated="2"/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野猪骑士雷瑟兰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table:number-columns-repeated="3"/>
          <table:table-cell table:content-validation-name="val1" table:formula="of:=COM.MICROSOFT.CONCAT([.J935:.N935])" office:value-type="string" office:string-value="战吼;冲锋;" calcext:value-type="string">
            <text:p>战吼;冲锋;</text:p>
          </table:table-cell>
          <table:table-cell table:number-columns-repeated="4"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office:value-type="string" calcext:value-type="string">
            <text:p>环境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伊利丹·怒风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36:.N93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色指挥官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冲锋;</text:p>
          </table:table-cell>
          <table:table-cell table:style-name="ce61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3"/>
          <table:table-cell table:content-validation-name="val1" table:formula="of:=COM.MICROSOFT.CONCAT([.J937:.N937])" office:value-type="string" office:string-value="冲锋;圣盾;" calcext:value-type="string">
            <text:p>冲锋;圣盾;</text:p>
          </table:table-cell>
          <table:table-cell table:style-name="ce70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9" office:value-type="string" calcext:value-type="string">
            <text:p>冲锋</text:p>
          </table:table-cell>
          <table:table-cell table:style-name="ce13" office:value-type="string" calcext:value-type="string">
            <text:p>圣盾</text:p>
          </table:table-cell>
          <table:table-cell table:style-name="ce9" office:value-type="string" calcext:value-type="string">
            <text:p>冲锋</text:p>
          </table:table-cell>
          <table:table-cell table:style-name="ce17" office:value-type="string" calcext:value-type="string">
            <text:p>冲锋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远古之树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938:.N938])" office:value-type="string" office:string-value="嘲讽;" calcext:value-type="string">
            <text:p>嘲讽;</text:p>
          </table:table-cell>
          <table:table-cell/>
          <table:table-cell table:style-name="ce9" office:value-type="string" calcext:value-type="string">
            <text:p>身材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杂耍吞法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39:.N93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" table:number-columns-repeated="3"/>
          <table:table-cell table:style-name="ce9" office:value-type="string" calcext:value-type="string">
            <text:p>特殊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载人飞天魔像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940:.N940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6" calcext:value-type="float">
            <text:p>6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蛛魔先知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41:.N94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70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 table:number-columns-repeated="2"/>
          <table:table-cell office:value-type="string" calcext:value-type="string">
            <text:p>人品（持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荒野骑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42:.N942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2"/>
          <table:table-cell table:style-name="ce2" office:value-type="string" calcext:value-type="string">
            <text:p>野兽(减费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玛洛恩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943:.N943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身材</text:p>
          </table:table-cell>
          <table:table-cell table:style-name="ce22"/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style-name="ce13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上古之神的小精灵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44:.N944])">
            <text:p/>
          </table:table-cell>
          <table:table-cell table:style-name="ce12"/>
          <table:table-cell/>
          <table:table-cell table:style-name="ce9" office:value-type="string" calcext:value-type="string">
            <text:p>抉择</text:p>
          </table:table-cell>
          <table:table-cell table:number-columns-repeated="2"/>
          <table:table-cell table:style-name="ce13" office:value-type="string" calcext:value-type="string">
            <text:p>抉择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战争古树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抉择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945:.N945])" office:value-type="string" office:string-value="抉择;嘲讽;" calcext:value-type="string">
            <text:p>抉择;嘲讽;</text:p>
          </table:table-cell>
          <table:table-cell table:style-name="ce70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/>
          <table:table-cell table:number-columns-repeated="2" table:style-name="ce70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知识古树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46:.N946])">
            <text:p/>
          </table:table-cell>
          <table:table-cell table:style-name="ce81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/>
          <table:table-cell table:style-name="ce9" office:value-type="string" calcext:value-type="string">
            <text:p>抉择</text:p>
          </table:table-cell>
          <table:table-cell table:style-name="ce70" office:value-type="string" calcext:value-type="string">
            <text:p>抉择</text:p>
          </table:table-cell>
          <table:table-cell table:style-name="ce9" office:value-type="string" calcext:value-type="string">
            <text:p>抉择</text:p>
          </table:table-cell>
          <table:table-cell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大法师安东尼达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47:.N947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/>
          <table:table-cell table:number-columns-repeated="2"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火焰之地传送门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48:.N948])">
            <text:p/>
          </table:table-cell>
          <table:table-cell table:number-columns-repeated="2"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70" office:value-type="string" calcext:value-type="string">
            <text:p>法伤</text:p>
          </table:table-cell>
          <table:table-cell table:style-name="ce72" office:value-type="string" calcext:value-type="string">
            <text:p>法伤</text:p>
          </table:table-cell>
          <table:table-cell table:style-name="ce2" table:number-columns-repeated="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烈焰风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49:.N949])">
            <text:p/>
          </table:table-cell>
          <table:table-cell table:style-name="ce70" office:value-type="string" calcext:value-type="string">
            <text:p>群伤</text:p>
          </table:table-cell>
          <table:table-cell table:style-name="ce9" office:value-type="string" calcext:value-type="string">
            <text:p>群伤</text:p>
          </table:table-cell>
          <table:table-cell/>
          <table:table-cell table:style-name="ce72" office:value-type="string" calcext:value-type="string">
            <text:p>群伤</text:p>
          </table:table-cell>
          <table:table-cell table:style-name="ce70" office:value-type="string" calcext:value-type="string">
            <text:p>群伤</text:p>
          </table:table-cell>
          <table:table-cell table:style-name="ce72" office:value-type="string" calcext:value-type="string">
            <text:p>群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烈焰巨兽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50:.N950])">
            <text:p/>
          </table:table-cell>
          <table:table-cell table:style-name="ce81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/>
          <table:table-cell table:style-name="ce9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/>
          <table:table-cell table:style-name="ce2" office:value-type="string" calcext:value-type="string">
            <text:p>人品（特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墨水大师索莉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51:.N951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number-columns-repeated="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office:value-type="string" calcext:value-type="string">
            <text:p>搭配卡组（减费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强能奥术飞弹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52:.N952])">
            <text:p/>
          </table:table-cell>
          <table:table-cell table:number-columns-repeated="2" table:style-name="ce72" office:value-type="string" calcext:value-type="string">
            <text:p>法伤</text:p>
          </table:table-cell>
          <table:table-cell/>
          <table:table-cell table:number-columns-repeated="2" table:style-name="ce72" office:value-type="string" calcext:value-type="string">
            <text:p>法伤</text:p>
          </table:table-cell>
          <table:table-cell table:number-columns-repeated="1004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兹瑞拉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953:.N953])">
            <text:p/>
          </table:table-cell>
          <table:table-cell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13" office:value-type="string" calcext:value-type="string">
            <text:p>触发 </text:p>
          </table:table-cell>
          <table:table-cell table:style-name="ce13" office:value-type="string" calcext:value-type="string">
            <text:p>身材</text:p>
          </table:table-cell>
          <table:table-cell table:style-name="ce2" office:value-type="string" calcext:value-type="string">
            <text:p>搭配牌(触发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角斗士的长弓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免疫;</text:p>
          </table:table-cell>
          <table:table-cell table:style-name="ce61" table:content-validation-name="val8" table:number-columns-repeated="4"/>
          <table:table-cell table:content-validation-name="val1" table:formula="of:=COM.MICROSOFT.CONCAT([.J954:.N954])" office:value-type="string" office:string-value="免疫;" calcext:value-type="string">
            <text:p>免疫;</text:p>
          </table:table-cell>
          <table:table-cell table:style-name="ce70" office:value-type="string" calcext:value-type="string">
            <text:p>恢复</text:p>
          </table:table-cell>
          <table:table-cell table:style-name="ce9" office:value-type="string" calcext:value-type="string">
            <text:p>武器</text:p>
          </table:table-cell>
          <table:table-cell table:number-columns-repeated="3" table:style-name="ce70" office:value-type="string" calcext:value-type="string">
            <text:p>恢复</text:p>
          </table:table-cell>
          <table:table-cell table:style-name="ce26" office:value-type="string" calcext:value-type="string">
            <text:p>武器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酸喉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955:.N955])">
            <text:p/>
          </table:table-cell>
          <table:table-cell table:style-name="ce2"/>
          <table:table-cell table:style-name="ce22"/>
          <table:table-cell table:style-name="ce24" table:number-columns-repeated="2"/>
          <table:table-cell table:style-name="ce2"/>
          <table:table-cell table:style-name="ce72" office:value-type="string" calcext:value-type="string">
            <text:p>触发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先知维伦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56:.N956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17" office:value-type="string" calcext:value-type="string">
            <text:p>特殊</text:p>
          </table:table-cell>
          <table:table-cell table:style-name="ce9" office:value-type="string" calcext:value-type="string">
            <text:p>身材</text:p>
          </table:table-cell>
          <table:table-cell table:style-name="ce72" office:value-type="string" calcext:value-type="string">
            <text:p>特殊</text:p>
          </table:table-cell>
          <table:table-cell table:style-name="ce70" office:value-type="string" calcext:value-type="string">
            <text:p>特殊</text:p>
          </table:table-cell>
          <table:table-cell table:style-name="ce2" office:value-type="string" calcext:value-type="string">
            <text:p>搭配牌（特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银色神官帕尔崔丝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激励;</text:p>
          </table:table-cell>
          <table:table-cell table:style-name="ce61" table:content-validation-name="val8" table:number-columns-repeated="4"/>
          <table:table-cell table:content-validation-name="val1" table:formula="of:=COM.MICROSOFT.CONCAT([.J957:.N957])" office:value-type="string" office:string-value="激励;" calcext:value-type="string">
            <text:p>激励;</text:p>
          </table:table-cell>
          <table:table-cell table:style-name="ce70" office:value-type="string" calcext:value-type="string">
            <text:p>激励</text:p>
          </table:table-cell>
          <table:table-cell table:style-name="ce13" office:value-type="string" calcext:value-type="string">
            <text:p>激励</text:p>
          </table:table-cell>
          <table:table-cell table:style-name="ce61"/>
          <table:table-cell table:style-name="ce70" office:value-type="string" calcext:value-type="string">
            <text:p>激励</text:p>
          </table:table-cell>
          <table:table-cell table:number-columns-repeated="2" table:style-name="ce72" office:value-type="string" calcext:value-type="string">
            <text:p>激励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疾跑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58:.N958])">
            <text:p/>
          </table:table-cell>
          <table:table-cell table:style-name="ce70" office:value-type="string" calcext:value-type="string">
            <text:p>抽卡</text:p>
          </table:table-cell>
          <table:table-cell table:style-name="ce9" office:value-type="string" calcext:value-type="string">
            <text:p>抽卡</text:p>
          </table:table-cell>
          <table:table-cell table:style-name="ce22" table:number-columns-repeated="2"/>
          <table:table-cell table:number-columns-repeated="2" table:style-name="ce70" office:value-type="string" calcext:value-type="string">
            <text:p>抽卡</text:p>
          </table:table-cell>
          <table:table-cell table:style-name="ce2" office:value-type="string" calcext:value-type="string">
            <text:p>伺机待发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耐普图隆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过载;</text:p>
          </table:table-cell>
          <table:table-cell table:style-name="ce63" table:content-validation-name="val8" table:number-columns-repeated="3"/>
          <table:table-cell table:content-validation-name="val1" table:formula="of:=COM.MICROSOFT.CONCAT([.J959:.N959])" office:value-type="string" office:string-value="战吼;过载;" calcext:value-type="string">
            <text:p>战吼;过载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青玉酋长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青玉魔像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3"/>
          <table:table-cell table:content-validation-name="val1" table:formula="of:=COM.MICROSOFT.CONCAT([.J960:.N960])" office:value-type="string" office:string-value="青玉魔像;嘲讽;" calcext:value-type="string">
            <text:p>青玉魔像;嘲讽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战吼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鱼人恩典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61:.N961])">
            <text:p/>
          </table:table-cell>
          <table:table-cell table:style-name="ce72" office:value-type="string" calcext:value-type="string">
            <text:p>增益</text:p>
          </table:table-cell>
          <table:table-cell table:style-name="ce9" office:value-type="string" calcext:value-type="string">
            <text:p>增益</text:p>
          </table:table-cell>
          <table:table-cell table:number-columns-repeated="2"/>
          <table:table-cell table:style-name="ce15"/>
          <table:table-cell table:style-name="ce9" office:value-type="string" calcext:value-type="string">
            <text:p>增益</text:p>
          </table:table-cell>
          <table:table-cell table:style-name="ce2" office:value-type="string" calcext:value-type="string">
            <text:p>鱼人(增益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纯洁者耶德瑞克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62:.N962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61" table:number-columns-repeated="3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列王守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63:.N963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61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污手街守护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table:number-columns-repeated="2"/>
          <table:table-cell table:content-validation-name="val1" table:formula="of:=COM.MICROSOFT.CONCAT([.J964:.N964])" office:value-type="string" office:string-value="战吼;嘲讽;圣盾;" calcext:value-type="string">
            <text:p>战吼;嘲讽;圣盾;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number-columns-repeated="2" table:style-name="ce9" office:value-type="string" calcext:value-type="string">
            <text:p>嘲讽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古加尔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65:.N965])" office:value-type="string" office:string-value="战吼;" calcext:value-type="string">
            <text:p>战吼;</text:p>
          </table:table-cell>
          <table:table-cell table:style-name="ce9" office:value-type="string" calcext:value-type="string">
            <text:p>身材</text:p>
          </table:table-cell>
          <table:table-cell table:number-columns-repeated="4"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恐怖末日守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66:.N966])">
            <text:p/>
          </table:table-cell>
          <table:table-cell table:style-name="ce70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number-columns-repeated="2" table:style-name="ce17" office:value-type="string" calcext:value-type="string">
            <text:p>身材</text:p>
          </table:table-cell>
          <table:table-cell table:style-name="ce2"/>
          <table:table-cell table:style-name="ce72" office:value-type="string" calcext:value-type="string">
            <text:p>身材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渊狱惩击者</text:p>
          </table:table-cell>
          <table:table-cell table:style-name="ce63" table:content-validation-name="val7" office:value-type="string" calcext:value-type="string">
            <text:p>恶魔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67:.N967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/>
          <table:table-cell table:style-name="ce72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number-columns-repeated="1004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曜石毁灭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968:.N968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"/>
          <table:table-cell table:style-name="ce13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/>
          <table:table-cell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马尔考罗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69:.N96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17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2" table:number-columns-repeated="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上古之神守卫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70:.N970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4"/>
          <table:table-cell table:style-name="ce9" office:value-type="string" calcext:value-type="string">
            <text:p>战吼</text:p>
          </table:table-cell>
          <table:table-cell table:number-columns-repeated="2" table:style-name="ce70" office:value-type="string" calcext:value-type="string">
            <text:p>战吼</text:p>
          </table:table-cell>
          <table:table-cell office:value-type="string" calcext:value-type="string">
            <text:p>搭配卡组(战吼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武器</text:p>
          </table:table-cell>
          <table:table-cell table:style-name="ce65" table:content-validation-name="val6" office:value-type="string" calcext:value-type="string">
            <text:p>血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71:.N971])">
            <text:p/>
          </table:table-cell>
          <table:table-cell table:style-name="ce72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number-columns-repeated="2" table:style-name="ce72" office:value-type="string" calcext:value-type="string">
            <text:p>武器</text:p>
          </table:table-cell>
          <table:table-cell table:style-name="ce70" office:value-type="string" calcext:value-type="string">
            <text:p>武器</text:p>
          </table:table-cell>
          <table:table-cell table:style-name="ce13" office:value-type="string" calcext:value-type="string">
            <text:p>武器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重碾</text:p>
          </table:table-cell>
          <table:table-cell table:style-name="ce63" table:content-validation-name="val7"/>
          <table:table-cell table:style-name="ce61" table:content-validation-name="val8" table:number-columns-repeated="5"/>
          <table:table-cell table:content-validation-name="val1" table:formula="of:=COM.MICROSOFT.CONCAT([.J972:.N972])">
            <text:p/>
          </table:table-cell>
          <table:table-cell table:number-columns-repeated="2" table:style-name="ce70" office:value-type="string" calcext:value-type="string">
            <text:p>消灭</text:p>
          </table:table-cell>
          <table:table-cell table:style-name="ce24"/>
          <table:table-cell table:style-name="ce70" office:value-type="string" calcext:value-type="string">
            <text:p>消灭</text:p>
          </table:table-cell>
          <table:table-cell table:style-name="ce24" table:number-columns-repeated="2"/>
          <table:table-cell office:value-type="string" calcext:value-type="string">
            <text:p>搭配卡组（消灭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艾尔文灾星霍格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973:.N973])" office:value-type="string" office:string-value="嘲讽;" calcext:value-type="string">
            <text:p>嘲讽;</text:p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"/>
          <table:table-cell table:style-name="ce13" office:value-type="string" calcext:value-type="string">
            <text:p>触发</text:p>
          </table:table-cell>
          <table:table-cell table:style-name="ce2" table:number-columns-repeated="2"/>
          <table:table-cell office:value-type="string" calcext:value-type="string">
            <text:p>搭配卡（触发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暴风城勇士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74:.N974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光环</text:p>
          </table:table-cell>
          <table:table-cell table:style-name="ce2"/>
          <table:table-cell table:style-name="ce13" office:value-type="string" calcext:value-type="string">
            <text:p>光环</text:p>
          </table:table-cell>
          <table:table-cell table:number-columns-repeated="2" table:style-name="ce17" office:value-type="string" calcext:value-type="string">
            <text:p>光环</text:p>
          </table:table-cell>
          <table:table-cell office:value-type="string" calcext:value-type="string">
            <text:p><text:s text:c="2"/>搭配牌（光环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冰喉</text:p>
          </table:table-cell>
          <table:table-cell table:style-name="ce61" table:content-validation-name="val7" office:value-type="string" calcext:value-type="string">
            <text:p>龙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3"/>
          <table:table-cell table:content-validation-name="val1" table:formula="of:=COM.MICROSOFT.CONCAT([.J975:.N975])" office:value-type="string" office:string-value="嘲讽;亡语;" calcext:value-type="string">
            <text:p>嘲讽;亡语;</text:p>
          </table:table-cell>
          <table:table-cell table:style-name="ce81" office:value-type="string" calcext:value-type="string">
            <text:p>亡语</text:p>
          </table:table-cell>
          <table:table-cell table:style-name="ce22"/>
          <table:table-cell table:style-name="ce2" table:number-columns-repeated="2"/>
          <table:table-cell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office:value-type="string" calcext:value-type="string">
            <text:p>龙（亡语需求）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颤地者特罗格佐尔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76:.N976])">
            <text:p/>
          </table:table-cell>
          <table:table-cell table:style-name="ce81" office:value-type="string" calcext:value-type="string">
            <text:p>被动</text:p>
          </table:table-cell>
          <table:table-cell table:style-name="ce17" office:value-type="string" calcext:value-type="string">
            <text:p>被动</text:p>
          </table:table-cell>
          <table:table-cell table:style-name="ce2"/>
          <table:table-cell table:number-columns-repeated="2" table:style-name="ce70" office:value-type="string" calcext:value-type="string">
            <text:p>被动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毒沼爬行者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977:.N977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嘲讽</text:p>
          </table:table-cell>
          <table:table-cell table:style-name="ce2"/>
          <table:table-cell table:style-name="ce13" office:value-type="string" calcext:value-type="string">
            <text:p>嘲讽</text:p>
          </table:table-cell>
          <table:table-cell table:style-name="ce72" office:value-type="string" calcext:value-type="string">
            <text:p>嘲讽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俘获的冰虫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978:.N978])">
            <text:p/>
          </table:table-cell>
          <table:table-cell table:style-name="ce72" office:value-type="string" calcext:value-type="string">
            <text:p>身材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style-name="ce9" office:value-type="string" calcext:value-type="string">
            <text:p>身材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馆长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3"/>
          <table:table-cell table:content-validation-name="val1" table:formula="of:=COM.MICROSOFT.CONCAT([.J979:.N979])" office:value-type="string" office:string-value="嘲讽;战吼;" calcext:value-type="string">
            <text:p>嘲讽;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72" office:value-type="string" calcext:value-type="string">
            <text:p>嘲讽</text:p>
          </table:table-cell>
          <table:table-cell table:style-name="ce13" office:value-type="string" calcext:value-type="string">
            <text:p>战吼</text:p>
          </table:table-cell>
          <table:table-cell table:style-name="ce13" office:value-type="string" calcext:value-type="string">
            <text:p>嘲讽</text:p>
          </table:table-cell>
          <table:table-cell table:style-name="ce13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畸变的龙鹰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980:.N980])">
            <text:p/>
          </table:table-cell>
          <table:table-cell table:style-name="ce2"/>
          <table:table-cell table:style-name="ce22" table:number-columns-repeated="2"/>
          <table:table-cell table:style-name="ce17" office:value-type="string" calcext:value-type="string">
            <text:p>风怒</text:p>
          </table:table-cell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迦顿男爵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81:.N98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2"/>
          <table:table-cell table:style-name="ce13" office:value-type="string" calcext:value-type="string">
            <text:p>持续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拉文霍德刺客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82:.N982])">
            <text:p/>
          </table:table-cell>
          <table:table-cell table:style-name="ce70" office:value-type="string" calcext:value-type="string">
            <text:p>潜行</text:p>
          </table:table-cell>
          <table:table-cell table:style-name="ce13" office:value-type="string" calcext:value-type="string">
            <text:p>潜行</text:p>
          </table:table-cell>
          <table:table-cell table:style-name="ce9" office:value-type="string" calcext:value-type="string">
            <text:p>潜行</text:p>
          </table:table-cell>
          <table:table-cell table:style-name="ce22"/>
          <table:table-cell table:style-name="ce2"/>
          <table:table-cell table:style-name="ce13" office:value-type="string" calcext:value-type="string">
            <text:p>潜行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雷德·黑手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传说;</text:p>
          </table:table-cell>
          <table:table-cell table:style-name="ce61" table:content-validation-name="val8" table:number-columns-repeated="3"/>
          <table:table-cell table:content-validation-name="val1" table:formula="of:=COM.MICROSOFT.CONCAT([.J983:.N983])" office:value-type="string" office:string-value="战吼;传说;" calcext:value-type="string">
            <text:p>战吼;传说;</text:p>
          </table:table-cell>
          <table:table-cell table:style-name="ce70" office:value-type="string" calcext:value-type="string">
            <text:p>身材</text:p>
          </table:table-cell>
          <table:table-cell table:style-name="ce22" table:number-columns-repeated="2"/>
          <table:table-cell table:number-columns-repeated="2" table:style-name="ce72" office:value-type="string" calcext:value-type="string">
            <text:p>战吼</text:p>
          </table:table-cell>
          <table:table-cell table:style-name="ce2"/>
          <table:table-cell office:value-type="string" calcext:value-type="string">
            <text:p>龙（战吼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砰砰博士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984:.N984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number-columns-repeated="3"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熔火恶犬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table:number-columns-repeated="5"/>
          <table:table-cell table:content-validation-name="val1" table:formula="of:=COM.MICROSOFT.CONCAT([.J985:.N985])">
            <text:p/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/>
          <table:table-cell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唐·汉古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986:.N986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number-columns-repeated="2"/>
          <table:table-cell table:number-columns-repeated="2" table:style-name="ce13" office:value-type="string" calcext:value-type="string">
            <text:p>战吼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天空上尉库拉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87:.N987])">
            <text:p/>
          </table:table-cell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冲锋</text:p>
          </table:table-cell>
          <table:table-cell table:style-name="ce13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2"/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海盗（减费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维克洛尔大帝</text:p>
          </table:table-cell>
          <table:table-cell table:style-name="ce63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3"/>
          <table:table-cell table:content-validation-name="val1" table:formula="of:=COM.MICROSOFT.CONCAT([.J988:.N988])" office:value-type="string" office:string-value="嘲讽;战吼;" calcext:value-type="string">
            <text:p>嘲讽;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作战傀儡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89:.N989])">
            <text:p/>
          </table:table-cell>
          <table:table-cell table:style-name="ce2"/>
          <table:table-cell table:style-name="ce22"/>
          <table:table-cell table:style-name="ce2"/>
          <table:table-cell table:style-name="ce72" office:value-type="string" calcext:value-type="string">
            <text:p>身材</text:p>
          </table:table-cell>
          <table:table-cell table:style-name="ce2"/>
          <table:table-cell table:style-name="ce2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埃隆巴克守护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990:.N990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 table:number-columns-repeated="2"/>
          <table:table-cell table:style-name="ce72" office:value-type="string" calcext:value-type="string">
            <text:p>嘲讽</text:p>
          </table:table-cell>
          <table:table-cell table:style-name="ce81" office:value-type="string" calcext:value-type="string">
            <text:p>嘲讽</text:p>
          </table:table-cell>
          <table:table-cell table:style-name="ce61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诺玛鲁斯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991:.N991])" office:value-type="string" office:string-value="亡语;" calcext:value-type="string">
            <text:p>亡语;</text:p>
          </table:table-cell>
          <table:table-cell table:number-columns-repeated="1009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罗宁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992:.N992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/>
          <table:table-cell table:number-columns-repeated="2" table:style-name="ce70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巨型沙虫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3" table:content-validation-name="val8" table:number-columns-repeated="5"/>
          <table:table-cell table:content-validation-name="val1" table:formula="of:=COM.MICROSOFT.CONCAT([.J993:.N993])">
            <text:p/>
          </table:table-cell>
          <table:table-cell table:style-name="ce70" office:value-type="string" calcext:value-type="string">
            <text:p>触发 </text:p>
          </table:table-cell>
          <table:table-cell table:number-columns-repeated="3" table:style-name="ce72" office:value-type="string" calcext:value-type="string">
            <text:p>触发</text:p>
          </table:table-cell>
          <table:table-cell table:style-name="ce70" office:value-type="string" calcext:value-type="string">
            <text:p>触发 </text:p>
          </table:table-cell>
          <table:table-cell table:style-name="ce2" table:number-columns-repeated="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风领主奥拉基尔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风怒;</text:p>
          </table:table-cell>
          <table:table-cell table:style-name="ce63" table:content-validation-name="val8" office:value-type="string" calcext:value-type="string">
            <text:p>冲锋;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/>
          <table:table-cell table:content-validation-name="val1" table:formula="of:=COM.MICROSOFT.CONCAT([.J994:.N994])" office:value-type="string" office:string-value="风怒;冲锋;圣盾;嘲讽;" calcext:value-type="string">
            <text:p>风怒;冲锋;圣盾;嘲讽;</text:p>
          </table:table-cell>
          <table:table-cell table:style-name="ce15"/>
          <table:table-cell table:style-name="ce13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table:style-name="ce15"/>
          <table:table-cell table:style-name="ce9" office:value-type="string" calcext:value-type="string">
            <text:p>风怒</text:p>
          </table:table-cell>
          <table:table-cell table:style-name="ce2" office:value-type="string" calcext:value-type="string">
            <text:p>增益(风怒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光耀之主拉格纳罗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95:.N995])">
            <text:p/>
          </table:table-cell>
          <table:table-cell table:number-columns-repeated="6" table:style-name="ce70" office:value-type="string" calcext:value-type="string">
            <text:p>持续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圣疗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996:.N996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style-name="ce61" table:number-columns-repeated="2"/>
          <table:table-cell table:number-columns-repeated="2" table:style-name="ce70" office:value-type="string" calcext:value-type="string">
            <text:p>抽牌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提里奥·弗丁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圣盾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2"/>
          <table:table-cell table:content-validation-name="val1" table:formula="of:=COM.MICROSOFT.CONCAT([.J997:.N997])" office:value-type="string" office:string-value="圣盾;嘲讽;亡语;" calcext:value-type="string">
            <text:p>圣盾;嘲讽;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2" table:style-name="ce13" office:value-type="string" calcext:value-type="string">
            <text:p>嘲讽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扭曲虚空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998:.N998])">
            <text:p/>
          </table:table-cell>
          <table:table-cell table:style-name="ce70" office:value-type="string" calcext:value-type="string">
            <text:p>消灭</text:p>
          </table:table-cell>
          <table:table-cell table:style-name="ce13" office:value-type="string" calcext:value-type="string">
            <text:p>消灭</text:p>
          </table:table-cell>
          <table:table-cell table:number-columns-repeated="2" table:style-name="ce9" office:value-type="string" calcext:value-type="string">
            <text:p>消灭</text:p>
          </table:table-cell>
          <table:table-cell table:style-name="ce70" office:value-type="string" calcext:value-type="string">
            <text:p>消灭</text:p>
          </table:table-cell>
          <table:table-cell table:style-name="ce22"/>
          <table:table-cell table:style-name="ce2" office:value-type="string" calcext:value-type="string">
            <text:p>环境(消灭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格罗玛什·地狱咆哮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激怒;</text:p>
          </table:table-cell>
          <table:table-cell table:style-name="ce63" table:content-validation-name="val8" table:number-columns-repeated="4"/>
          <table:table-cell table:content-validation-name="val1" table:formula="of:=COM.MICROSOFT.CONCAT([.J999:.N999])" office:value-type="string" office:string-value="激怒;" calcext:value-type="string">
            <text:p>激怒;</text:p>
          </table:table-cell>
          <table:table-cell table:style-name="ce70" office:value-type="string" calcext:value-type="string">
            <text:p>激怒</text:p>
          </table:table-cell>
          <table:table-cell table:style-name="ce13" office:value-type="string" calcext:value-type="string">
            <text:p>激怒</text:p>
          </table:table-cell>
          <table:table-cell table:style-name="ce72" office:value-type="string" calcext:value-type="string">
            <text:p>冲锋</text:p>
          </table:table-cell>
          <table:table-cell table:style-name="ce70" office:value-type="string" calcext:value-type="string">
            <text:p>冲锋</text:p>
          </table:table-cell>
          <table:table-cell table:number-columns-repeated="2" table:style-name="ce9" office:value-type="string" calcext:value-type="string">
            <text:p>冲锋</text:p>
          </table:table-cell>
          <table:table-cell office:value-type="string" calcext:value-type="string">
            <text:p>搭配牌（激怒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波戈蒙斯塔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00:.N1000])">
            <text:p/>
          </table:table-cell>
          <table:table-cell table:style-name="ce2"/>
          <table:table-cell table:style-name="ce22"/>
          <table:table-cell table:number-columns-repeated="2" table:style-name="ce72" office:value-type="string" calcext:value-type="string">
            <text:p>触发</text:p>
          </table:table-cell>
          <table:table-cell table:style-name="ce2"/>
          <table:table-cell table:style-name="ce9" office:value-type="string" calcext:value-type="string">
            <text:p>触发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厄运召唤者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01:.N100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72" office:value-type="string" calcext:value-type="string">
            <text:p>身材</text:p>
          </table:table-cell>
          <table:table-cell table:style-name="ce2" table:number-columns-repeated="2"/>
          <table:table-cell office:value-type="string" calcext:value-type="string">
            <text:p>克苏恩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格鲁尔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02:.N1002])">
            <text:p/>
          </table:table-cell>
          <table:table-cell table:style-name="ce2"/>
          <table:table-cell table:style-name="ce22"/>
          <table:table-cell table:style-name="ce81" office:value-type="string" calcext:value-type="string">
            <text:p>持续</text:p>
          </table:table-cell>
          <table:table-cell table:style-name="ce72" office:value-type="string" calcext:value-type="string">
            <text:p>持续</text:p>
          </table:table-cell>
          <table:table-cell table:style-name="ce2"/>
          <table:table-cell table:style-name="ce22"/>
          <table:table-cell office:value-type="string" calcext:value-type="string">
            <text:p><text:s/>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惊骇恐魔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03:.N1003])">
            <text:p/>
          </table:table-cell>
          <table:table-cell table:style-name="ce72" office:value-type="string" calcext:value-type="string">
            <text:p>身材</text:p>
          </table:table-cell>
          <table:table-cell table:style-name="ce13" office:value-type="string" calcext:value-type="string">
            <text:p>身材</text:p>
          </table:table-cell>
          <table:table-cell table:style-name="ce22"/>
          <table:table-cell table:style-name="ce9" office:value-type="string" calcext:value-type="string">
            <text:p>身材</text:p>
          </table:table-cell>
          <table:table-cell table:style-name="ce2" table:number-columns-repeated="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63" table:content-validation-name="val3" office:value-type="string" calcext:value-type="string">
            <text:p>纳克萨玛斯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克尔苏加德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04:.N1004])">
            <text:p/>
          </table:table-cell>
          <table:table-cell table:style-name="ce70" office:value-type="string" calcext:value-type="string">
            <text:p>特殊</text:p>
          </table:table-cell>
          <table:table-cell table:style-name="ce9" office:value-type="string" calcext:value-type="string">
            <text:p>特殊</text:p>
          </table:table-cell>
          <table:table-cell table:style-name="ce22"/>
          <table:table-cell table:style-name="ce70" office:value-type="string" calcext:value-type="string">
            <text:p>特殊</text:p>
          </table:table-cell>
          <table:table-cell table:style-name="ce2"/>
          <table:table-cell table:style-name="ce9" office:value-type="string" calcext:value-type="string">
            <text:p>特殊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克洛玛古斯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table:number-columns-repeated="5"/>
          <table:table-cell table:content-validation-name="val1" table:formula="of:=COM.MICROSOFT.CONCAT([.J1005:.N1005])">
            <text:p/>
          </table:table-cell>
          <table:table-cell table:style-name="ce72" office:value-type="string" calcext:value-type="string">
            <text:p>触发</text:p>
          </table:table-cell>
          <table:table-cell table:style-name="ce13" office:value-type="string" calcext:value-type="string">
            <text:p>触发</text:p>
          </table:table-cell>
          <table:table-cell table:style-name="ce22"/>
          <table:table-cell table:number-columns-repeated="2" table:style-name="ce70" office:value-type="string" calcext:value-type="string">
            <text:p>触发</text:p>
          </table:table-cell>
          <table:table-cell table:style-name="ce72" office:value-type="string" calcext:value-type="string">
            <text:p>触发</text:p>
          </table:table-cell>
          <table:table-cell office:value-type="string" calcext:value-type="string">
            <text:p>抽卡（触发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麦迪文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06:.N1006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/>
          <table:table-cell table:style-name="ce13" office:value-type="string" calcext:value-type="string">
            <text:p>战吼</text:p>
          </table:table-cell>
          <table:table-cell table:style-name="ce2" table:number-columns-repeated="2"/>
          <table:table-cell office:value-type="string" calcext:value-type="string">
            <text:p>法术（战吼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强袭坦克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圣盾;</text:p>
          </table:table-cell>
          <table:table-cell table:style-name="ce61" table:content-validation-name="val8" table:number-columns-repeated="4"/>
          <table:table-cell table:content-validation-name="val1" table:formula="of:=COM.MICROSOFT.CONCAT([.J1007:.N1007])" office:value-type="string" office:string-value="圣盾;" calcext:value-type="string">
            <text:p>圣盾;</text:p>
          </table:table-cell>
          <table:table-cell table:style-name="ce72" office:value-type="string" calcext:value-type="string">
            <text:p>圣盾</text:p>
          </table:table-cell>
          <table:table-cell table:style-name="ce13" office:value-type="string" calcext:value-type="string">
            <text:p>圣盾</text:p>
          </table:table-cell>
          <table:table-cell table:style-name="ce22"/>
          <table:table-cell table:style-name="ce13" office:value-type="string" calcext:value-type="string">
            <text:p>圣盾</text:p>
          </table:table-cell>
          <table:table-cell table:style-name="ce2" table:number-columns-repeated="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石化魔暴龙</text:p>
          </table:table-cell>
          <table:table-cell table:style-name="ce63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1008:.N1008])" office:value-type="string" office:string-value="战吼;嘲讽;" calcext:value-type="string">
            <text:p>战吼;嘲讽;</text:p>
          </table:table-cell>
          <table:table-cell table:style-name="ce2"/>
          <table:table-cell table:style-name="ce22" table:number-columns-repeated="2"/>
          <table:table-cell table:style-name="ce2" table:number-columns-repeated="3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斯尼德的伐木机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009:.N1009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style-name="ce22" table:number-columns-repeated="2"/>
          <table:table-cell table:style-name="ce2"/>
          <table:table-cell table:style-name="ce13" office:value-type="string" calcext:value-type="string">
            <text:p>亡语</text:p>
          </table:table-cell>
          <table:table-cell office:value-type="string" calcext:value-type="string">
            <text:p>亡语相关:转生;…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死神4000型</text:p>
          </table:table-cell>
          <table:table-cell table:style-name="ce63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1010:.N1010])">
            <text:p/>
          </table:table-cell>
          <table:table-cell table:style-name="ce70" office:value-type="string" calcext:value-type="string">
            <text:p>溅射</text:p>
          </table:table-cell>
          <table:table-cell table:style-name="ce9" office:value-type="string" calcext:value-type="string">
            <text:p>身材</text:p>
          </table:table-cell>
          <table:table-cell table:style-name="ce22"/>
          <table:table-cell table:style-name="ce70" office:value-type="string" calcext:value-type="string">
            <text:p>溅射</text:p>
          </table:table-cell>
          <table:table-cell table:style-name="ce2"/>
          <table:table-cell table:style-name="ce21"/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8" calcext:value-type="float">
            <text:p>8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炎魔之王拉格纳罗斯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11:.N1011])">
            <text:p/>
          </table:table-cell>
          <table:table-cell table:style-name="ce70" office:value-type="string" calcext:value-type="string">
            <text:p>持续</text:p>
          </table:table-cell>
          <table:table-cell table:style-name="ce9" office:value-type="string" calcext:value-type="string">
            <text:p>持续</text:p>
          </table:table-cell>
          <table:table-cell table:style-name="ce21"/>
          <table:table-cell table:style-name="ce9" office:value-type="string" calcext:value-type="string">
            <text:p>持续</text:p>
          </table:table-cell>
          <table:table-cell table:style-name="ce13" office:value-type="string" calcext:value-type="string">
            <text:p>持续</text:p>
          </table:table-cell>
          <table:table-cell table:style-name="ce21"/>
          <table:table-cell table:style-name="ce25" office:value-type="string" calcext:value-type="string">
            <text:p>人品（持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艾维娜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12:.N1012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/>
          <table:table-cell table:style-name="ce12"/>
          <table:table-cell table:style-name="ce13" office:value-type="string" calcext:value-type="string">
            <text:p>减费</text:p>
          </table:table-cell>
          <table:table-cell table:style-name="ce2" office:value-type="string" calcext:value-type="string">
            <text:p>5费以上卡（减费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火山邪木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嘲讽;</text:p>
          </table:table-cell>
          <table:table-cell table:style-name="ce63" table:content-validation-name="val8" table:number-columns-repeated="4"/>
          <table:table-cell table:content-validation-name="val1" table:formula="of:=COM.MICROSOFT.CONCAT([.J1013:.N101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/>
          <table:table-cell table:style-name="ce2" office:value-type="string" calcext:value-type="string">
            <text:p>剧毒之种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塞纳留斯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抉择;</text:p>
          </table:table-cell>
          <table:table-cell table:style-name="ce63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3"/>
          <table:table-cell table:content-validation-name="val1" table:formula="of:=COM.MICROSOFT.CONCAT([.J1014:.N1014])" office:value-type="string" office:string-value="抉择;嘲讽;" calcext:value-type="string">
            <text:p>抉择;嘲讽;</text:p>
          </table:table-cell>
          <table:table-cell table:style-name="ce72" office:value-type="string" calcext:value-type="string">
            <text:p>抉择</text:p>
          </table:table-cell>
          <table:table-cell table:style-name="ce13" office:value-type="string" calcext:value-type="string">
            <text:p>抉择</text:p>
          </table:table-cell>
          <table:table-cell table:style-name="ce81" office:value-type="string" calcext:value-type="string">
            <text:p>增益</text:p>
          </table:table-cell>
          <table:table-cell table:style-name="ce70" office:value-type="string" calcext:value-type="string">
            <text:p>抉择</text:p>
          </table:table-cell>
          <table:table-cell table:style-name="ce72" office:value-type="string" calcext:value-type="string">
            <text:p>抉择</text:p>
          </table:table-cell>
          <table:table-cell table:style-name="ce70" office:value-type="string" calcext:value-type="string">
            <text:p>增益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生命之树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15:.N1015])">
            <text:p/>
          </table:table-cell>
          <table:table-cell table:style-name="ce72" office:value-type="string" calcext:value-type="string">
            <text:p>治疗</text:p>
          </table:table-cell>
          <table:table-cell table:style-name="ce22" table:number-columns-repeated="2"/>
          <table:table-cell table:style-name="ce81" office:value-type="string" calcext:value-type="string">
            <text:p>治疗</text:p>
          </table:table-cell>
          <table:table-cell table:style-name="ce72" office:value-type="string" calcext:value-type="string">
            <text:p>治疗</text:p>
          </table:table-cell>
          <table:table-cell table:style-name="ce70" office:value-type="string" calcext:value-type="string">
            <text:p>治疗</text:p>
          </table:table-cell>
          <table:table-cell table:style-name="ce2" office:value-type="string" calcext:value-type="string">
            <text:p>治疗目标(治疗需求)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暴龙王克鲁什</text:p>
          </table:table-cell>
          <table:table-cell table:style-name="ce61" table:content-validation-name="val7" office:value-type="string" calcext:value-type="string">
            <text:p>野兽</text:p>
          </table:table-cell>
          <table:table-cell table:style-name="ce61" table:content-validation-name="val8" office:value-type="string" calcext:value-type="string">
            <text:p>冲锋;</text:p>
          </table:table-cell>
          <table:table-cell table:style-name="ce61" table:content-validation-name="val8" table:number-columns-repeated="4"/>
          <table:table-cell table:content-validation-name="val1" table:formula="of:=COM.MICROSOFT.CONCAT([.J1016:.N1016])" office:value-type="string" office:string-value="冲锋;" calcext:value-type="string">
            <text:p>冲锋;</text:p>
          </table:table-cell>
          <table:table-cell table:style-name="ce70" office:value-type="string" calcext:value-type="string">
            <text:p>冲锋</text:p>
          </table:table-cell>
          <table:table-cell table:number-columns-repeated="3" table:style-name="ce13" office:value-type="string" calcext:value-type="string">
            <text:p>冲锋</text:p>
          </table:table-cell>
          <table:table-cell table:style-name="ce70" office:value-type="string" calcext:value-type="string">
            <text:p>冲锋</text:p>
          </table:table-cell>
          <table:table-cell table:style-name="ce13" office:value-type="string" calcext:value-type="string">
            <text:p>冲锋</text:p>
          </table:table-cell>
          <table:table-cell table:style-name="ce2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兽群呼唤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17:.N1017])">
            <text:p/>
          </table:table-cell>
          <table:table-cell table:number-columns-repeated="6" table:style-name="ce70" office:value-type="string" calcext:value-type="string">
            <text:p>召唤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奴巴拉克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018:.N1018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9" office:value-type="string" calcext:value-type="string">
            <text:p>亡语</text:p>
          </table:table-cell>
          <table:table-cell table:number-columns-repeated="2" table:style-name="ce9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亡语</text:p>
          </table:table-cell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克苏恩之刃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19:.N101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number-columns-repeated="2"/>
          <table:table-cell table:number-columns-repeated="2" table:style-name="ce70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唤魔者克鲁尔</text:p>
          </table:table-cell>
          <table:table-cell table:style-name="ce63" table:content-validation-name="val7" office:value-type="string" calcext:value-type="string">
            <text:p>恶魔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20:.N1020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/>
          <table:table-cell table:number-columns-repeated="3" table:style-name="ce70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加拉克苏斯大王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21:.N1021])" office:value-type="string" office:string-value="战吼;" calcext:value-type="string">
            <text:p>战吼;</text:p>
          </table:table-cell>
          <table:table-cell table:number-columns-repeated="2" table:style-name="ce13" office:value-type="string" calcext:value-type="string">
            <text:p>战吼</text:p>
          </table:table-cell>
          <table:table-cell table:style-name="ce22" table:number-columns-repeated="2"/>
          <table:table-cell table:number-columns-repeated="2" table:style-name="ce13" office:value-type="string" calcext:value-type="string">
            <text:p>战吼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玛尔加尼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22:.N1022])">
            <text:p/>
          </table:table-cell>
          <table:table-cell table:style-name="ce70" office:value-type="string" calcext:value-type="string">
            <text:p>光环</text:p>
          </table:table-cell>
          <table:table-cell table:style-name="ce13" office:value-type="string" calcext:value-type="string">
            <text:p>身材</text:p>
          </table:table-cell>
          <table:table-cell table:number-columns-repeated="3" table:style-name="ce72" office:value-type="string" calcext:value-type="string">
            <text:p>光环</text:p>
          </table:table-cell>
          <table:table-cell table:style-name="ce70" office:value-type="string" calcext:value-type="string">
            <text:p>光环</text:p>
          </table:table-cell>
          <table:table-cell table:style-name="ce2" office:value-type="string" calcext:value-type="string">
            <text:p>恶魔(光环需求)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阿莱克丝塔萨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1023:.N1023])" office:value-type="string" office:string-value="战吼;" calcext:value-type="string">
            <text:p>战吼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9" office:value-type="string" calcext:value-type="string">
            <text:p>身材</text:p>
          </table:table-cell>
          <table:table-cell table:style-name="ce21"/>
          <table:table-cell table:style-name="ce13" office:value-type="string" calcext:value-type="string">
            <text:p>战吼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妮克希亚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1024:.N1024])" office:value-type="string" office:string-value="战吼;" calcext:value-type="string">
            <text:p>战吼;</text:p>
          </table:table-cell>
          <table:table-cell table:style-name="ce21"/>
          <table:table-cell table:style-name="ce13" office:value-type="string" calcext:value-type="string">
            <text:p>身材</text:p>
          </table:table-cell>
          <table:table-cell table:style-name="ce21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1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北海海怪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1025:.N1025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13" office:value-type="string" calcext:value-type="string">
            <text:p>战吼</text:p>
          </table:table-cell>
          <table:table-cell table:style-name="ce21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冰吼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26:.N1026])">
            <text:p/>
          </table:table-cell>
          <table:table-cell table:style-name="ce70" office:value-type="string" calcext:value-type="string">
            <text:p>冲锋</text:p>
          </table:table-cell>
          <table:table-cell table:style-name="ce22"/>
          <table:table-cell table:number-columns-repeated="2" table:style-name="ce72" office:value-type="string" calcext:value-type="string">
            <text:p>冲锋</text:p>
          </table:table-cell>
          <table:table-cell table:style-name="ce72" office:value-type="string" calcext:value-type="string">
            <text:p>身材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管理者埃克索图斯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4"/>
          <table:table-cell table:content-validation-name="val1" table:formula="of:=COM.MICROSOFT.CONCAT([.J1027:.N1027])" office:value-type="string" office:string-value="亡语;" calcext:value-type="string">
            <text:p>亡语;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 table:number-columns-repeated="2" table:style-name="ce81" office:value-type="string" calcext:value-type="string">
            <text:p>亡语</text:p>
          </table:table-cell>
          <table:table-cell table:style-name="ce72" office:value-type="string" calcext:value-type="string">
            <text:p>亡语</text:p>
          </table:table-cell>
          <table:table-cell table:style-name="ce13" office:value-type="string" calcext:value-type="string">
            <text:p>亡语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玛里苟斯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table:number-columns-repeated="5"/>
          <table:table-cell table:content-validation-name="val1" table:formula="of:=COM.MICROSOFT.CONCAT([.J1028:.N1028])">
            <text:p/>
          </table:table-cell>
          <table:table-cell table:style-name="ce21"/>
          <table:table-cell table:style-name="ce13" office:value-type="string" calcext:value-type="string">
            <text:p>身材</text:p>
          </table:table-cell>
          <table:table-cell table:style-name="ce21"/>
          <table:table-cell table:number-columns-repeated="2" table:style-name="ce72" office:value-type="string" calcext:value-type="string">
            <text:p>法强</text:p>
          </table:table-cell>
          <table:table-cell table:style-name="ce13" office:value-type="string" calcext:value-type="string">
            <text:p>法强</text:p>
          </table:table-cell>
          <table:table-cell office:value-type="string" calcext:value-type="string">
            <text:p>法伤（法强需求） 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63" table:content-validation-name="val3" office:value-type="string" calcext:value-type="string">
            <text:p>黑石山的火焰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奈法利安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29:.N1029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70" office:value-type="string" calcext:value-type="string">
            <text:p>战吼</text:p>
          </table:table-cell>
          <table:table-cell table:number-columns-repeated="2" table:style-name="ce81" office:value-type="string" calcext:value-type="string">
            <text:p>战吼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诺格弗格市长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30:.N1030])">
            <text:p/>
          </table:table-cell>
          <table:table-cell table:number-columns-repeated="2" table:style-name="ce13" office:value-type="string" calcext:value-type="string">
            <text:p>特殊</text:p>
          </table:table-cell>
          <table:table-cell table:style-name="ce21"/>
          <table:table-cell table:number-columns-repeated="2" table:style-name="ce9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61" table:number-columns-repeated="2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诺滋多姆</text:p>
          </table:table-cell>
          <table:table-cell table:style-name="ce61" table:content-validation-name="val7" office:value-type="string" calcext:value-type="string">
            <text:p>龙</text:p>
          </table:table-cell>
          <table:table-cell table:style-name="ce61" table:content-validation-name="val8" table:number-columns-repeated="5"/>
          <table:table-cell table:content-validation-name="val1" table:formula="of:=COM.MICROSOFT.CONCAT([.J1031:.N1031])">
            <text:p/>
          </table:table-cell>
          <table:table-cell table:style-name="ce21"/>
          <table:table-cell table:style-name="ce13" office:value-type="string" calcext:value-type="string">
            <text:p>身材</text:p>
          </table:table-cell>
          <table:table-cell table:style-name="ce21" table:number-columns-repeated="2"/>
          <table:table-cell table:number-columns-repeated="2" table:style-name="ce9" office:value-type="string" calcext:value-type="string">
            <text:p>特殊</text:p>
          </table:table-cell>
          <table:table-cell office:value-type="string" calcext:value-type="string">
            <text:p>随机类效果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瑟玛普拉格</text:p>
          </table:table-cell>
          <table:table-cell table:style-name="ce61" table:content-validation-name="val7" office:value-type="string" calcext:value-type="string">
            <text:p>机械</text:p>
          </table:table-cell>
          <table:table-cell table:style-name="ce61" table:content-validation-name="val8" table:number-columns-repeated="5"/>
          <table:table-cell table:content-validation-name="val1" table:formula="of:=COM.MICROSOFT.CONCAT([.J1032:.N1032])">
            <text:p/>
          </table:table-cell>
          <table:table-cell table:style-name="ce70" office:value-type="string" calcext:value-type="string">
            <text:p>触发</text:p>
          </table:table-cell>
          <table:table-cell table:style-name="ce13" office:value-type="string" calcext:value-type="string">
            <text:p>身材</text:p>
          </table:table-cell>
          <table:table-cell table:style-name="ce21"/>
          <table:table-cell table:style-name="ce9" office:value-type="string" calcext:value-type="string">
            <text:p>触发</text:p>
          </table:table-cell>
          <table:table-cell table:style-name="ce21" table:number-columns-repeated="2"/>
          <table:table-cell table:style-name="ce61" table:number-columns-repeated="2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深渊滑行者索苟斯</text:p>
          </table:table-cell>
          <table:table-cell table:style-name="ce61" table:content-validation-name="val7"/>
          <table:table-cell table:style-name="ce61" table:content-validation-name="val8" office:value-type="string" calcext:value-type="string">
            <text:p>嘲讽;</text:p>
          </table:table-cell>
          <table:table-cell table:style-name="ce61" table:content-validation-name="val8" table:number-columns-repeated="4"/>
          <table:table-cell table:content-validation-name="val1" table:formula="of:=COM.MICROSOFT.CONCAT([.J1033:.N1033])" office:value-type="string" office:string-value="嘲讽;" calcext:value-type="string">
            <text:p>嘲讽;</text:p>
          </table:table-cell>
          <table:table-cell table:style-name="ce72" office:value-type="string" calcext:value-type="string">
            <text:p>嘲讽</text:p>
          </table:table-cell>
          <table:table-cell table:style-name="ce9" office:value-type="string" calcext:value-type="string">
            <text:p>身材</text:p>
          </table:table-cell>
          <table:table-cell table:style-name="ce2"/>
          <table:table-cell table:number-columns-repeated="3" table:style-name="ce13" office:value-type="string" calcext:value-type="string">
            <text:p>嘲讽</text:p>
          </table:table-cell>
          <table:table-cell table:style-name="ce25"/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虚灵大盗拉法姆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发现;</text:p>
          </table:table-cell>
          <table:table-cell table:style-name="ce63" table:content-validation-name="val8" table:number-columns-repeated="3"/>
          <table:table-cell table:content-validation-name="val1" table:formula="of:=COM.MICROSOFT.CONCAT([.J1034:.N1034])" office:value-type="string" office:string-value="战吼;发现;" calcext:value-type="string">
            <text:p>战吼;发现;</text:p>
          </table:table-cell>
          <table:table-cell table:style-name="ce72" office:value-type="string" calcext:value-type="string">
            <text:p>战吼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 table:style-name="ce2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伊瑟拉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table:number-columns-repeated="5"/>
          <table:table-cell table:content-validation-name="val1" table:formula="of:=COM.MICROSOFT.CONCAT([.J1035:.N1035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持续</text:p>
          </table:table-cell>
          <table:table-cell table:style-name="ce2" table:number-columns-repeated="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远古造物之血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36:.N1036])">
            <text:p/>
          </table:table-cell>
          <table:table-cell table:style-name="ce72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 table:style-name="ce2"/>
          <table:table-cell table:style-name="ce72" office:value-type="string" calcext:value-type="string">
            <text:p>身材</text:p>
          </table:table-cell>
          <table:table-cell table:style-name="ce2"/>
          <table:table-cell table:style-name="ce70" office:value-type="string" calcext:value-type="string">
            <text:p>特殊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63" table:content-validation-name="val3" office:value-type="string" calcext:value-type="string">
            <text:p>加基森</text:p>
          </table:table-cell>
          <table:table-cell table:style-name="ce65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3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遗忘之王库恩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抉择;</text:p>
          </table:table-cell>
          <table:table-cell table:style-name="ce63" table:content-validation-name="val8" table:number-columns-repeated="4"/>
          <table:table-cell table:content-validation-name="val1" table:formula="of:=COM.MICROSOFT.CONCAT([.J1037:.N1037])" office:value-type="string" office:string-value="抉择;" calcext:value-type="string">
            <text:p>抉择;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style-name="ce22"/>
          <table:table-cell table:style-name="ce70" office:value-type="string" calcext:value-type="string">
            <text:p>特殊</text:p>
          </table:table-cell>
          <table:table-cell table:number-columns-repeated="2" table:style-name="ce70" office:value-type="string" calcext:value-type="string">
            <text:p>抉择</text:p>
          </table:table-cell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炎爆术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38:.N1038])">
            <text:p/>
          </table:table-cell>
          <table:table-cell table:style-name="ce2"/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/>
          <table:table-cell table:style-name="ce13" office:value-type="string" calcext:value-type="string">
            <text:p>法伤</text:p>
          </table:table-cell>
          <table:table-cell table:style-name="ce9" office:value-type="string" calcext:value-type="string">
            <text:p>法伤</text:p>
          </table:table-cell>
          <table:table-cell table:style-name="ce2"/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基本</text:p>
          </table:table-cell>
          <table:table-cell table:style-name="ce65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精神控制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39:.N1039])">
            <text:p/>
          </table:table-cell>
          <table:table-cell table:style-name="ce70" office:value-type="string" calcext:value-type="string">
            <text:p>特殊</text:p>
          </table:table-cell>
          <table:table-cell table:style-name="ce13" office:value-type="string" calcext:value-type="string">
            <text:p>特殊</text:p>
          </table:table-cell>
          <table:table-cell table:style-name="ce61"/>
          <table:table-cell table:style-name="ce70" office:value-type="string" calcext:value-type="string">
            <text:p>特殊</text:p>
          </table:table-cell>
          <table:table-cell table:style-name="ce17" office:value-type="string" calcext:value-type="string">
            <text:p>特殊</text:p>
          </table:table-cell>
          <table:table-cell table:style-name="ce2"/>
          <table:table-cell table:style-name="ce2" office:value-type="string" calcext:value-type="string">
            <text:p>环境（特殊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63" table:content-validation-name="val3" office:value-type="string" calcext:value-type="string">
            <text:p>探险者协会</text:p>
          </table:table-cell>
          <table:table-cell table:style-name="ce65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亡者归来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40:.N1040])">
            <text:p/>
          </table:table-cell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61" table:number-columns-repeated="2"/>
          <table:table-cell table:style-name="ce70" office:value-type="string" calcext:value-type="string">
            <text:p>召唤</text:p>
          </table:table-cell>
          <table:table-cell table:style-name="ce13" office:value-type="string" calcext:value-type="string">
            <text:p>召唤</text:p>
          </table:table-cell>
          <table:table-cell table:style-name="ce2" office:value-type="string" calcext:value-type="string">
            <text:p>搭配卡组(召唤需求)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3" table:content-validation-name="val5" office:value-type="string" calcext:value-type="string">
            <text:p>法术</text:p>
          </table:table-cell>
          <table:table-cell table:style-name="ce65" table:content-validation-name="val6" office:value-type="string" calcext:value-type="string">
            <text:p>末日降临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41:.N1041])">
            <text:p/>
          </table:table-cell>
          <table:table-cell table:style-name="ce70" office:value-type="string" calcext:value-type="string">
            <text:p>抽牌</text:p>
          </table:table-cell>
          <table:table-cell table:style-name="ce9" office:value-type="string" calcext:value-type="string">
            <text:p>抽牌</text:p>
          </table:table-cell>
          <table:table-cell table:number-columns-repeated="2" table:style-name="ce72" office:value-type="string" calcext:value-type="string">
            <text:p>消灭</text:p>
          </table:table-cell>
          <table:table-cell table:number-columns-repeated="2" table:style-name="ce70" office:value-type="string" calcext:value-type="string">
            <text:p>抽牌</text:p>
          </table:table-cell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战士</text:p>
          </table:table-cell>
          <table:table-cell table:style-name="ce61"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瓦里安·乌瑞恩</text:p>
          </table:table-cell>
          <table:table-cell table:style-name="ce61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1042:.N1042])" office:value-type="string" office:string-value="战吼;" calcext:value-type="string">
            <text:p>战吼;</text:p>
          </table:table-cell>
          <table:table-cell table:number-columns-repeated="2" table:style-name="ce70" office:value-type="string" calcext:value-type="string">
            <text:p>战吼</text:p>
          </table:table-cell>
          <table:table-cell table:style-name="ce24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/>
          <table:table-cell office:value-type="string" calcext:value-type="string">
            <text:p>搭配套牌(战吼需求)</text:p>
          </table:table-cell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63" table:content-validation-name="val3" office:value-type="string" calcext:value-type="string">
            <text:p>冠军的试练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冰霜巨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43:.N1043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2"/>
          <table:table-cell table:style-name="ce9" office:value-type="string" calcext:value-type="string">
            <text:p>减费</text:p>
          </table:table-cell>
          <table:table-cell table:style-name="ce2" table:number-columns-repeated="2"/>
          <table:table-cell office:value-type="string" calcext:value-type="string">
            <text:p>搭配卡组（减费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恩佐斯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office:value-type="string" calcext:value-type="string">
            <text:p>亡语;</text:p>
          </table:table-cell>
          <table:table-cell table:style-name="ce63" table:content-validation-name="val8" table:number-columns-repeated="3"/>
          <table:table-cell table:content-validation-name="val1" table:formula="of:=COM.MICROSOFT.CONCAT([.J1044:.N1044])" office:value-type="string" office:string-value="战吼;亡语;" calcext:value-type="string">
            <text:p>战吼;亡语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style-name="ce2"/>
          <table:table-cell table:style-name="ce13" office:value-type="string" calcext:value-type="string">
            <text:p>战吼</text:p>
          </table:table-cell>
          <table:table-cell table:style-name="ce72" office:value-type="string" calcext:value-type="string">
            <text:p>战吼</text:p>
          </table:table-cell>
          <table:table-cell/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海巨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45:.N1045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72" office:value-type="string" calcext:value-type="string">
            <text:p>减费</text:p>
          </table:table-cell>
          <table:table-cell table:style-name="ce12"/>
          <table:table-cell/>
          <table:table-cell office:value-type="string" calcext:value-type="string">
            <text:p>搭配卡组（减费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黑龙领主死亡之翼</text:p>
          </table:table-cell>
          <table:table-cell table:style-name="ce63" table:content-validation-name="val7" office:value-type="string" calcext:value-type="string">
            <text:p>龙</text:p>
          </table:table-cell>
          <table:table-cell table:style-name="ce61" table:content-validation-name="val8" office:value-type="string" calcext:value-type="string">
            <text:p>亡语;</text:p>
          </table:table-cell>
          <table:table-cell table:style-name="ce61" table:content-validation-name="val8" table:number-columns-repeated="4"/>
          <table:table-cell table:content-validation-name="val1" table:formula="of:=COM.MICROSOFT.CONCAT([.J1046:.N1046])" office:value-type="string" office:string-value="亡语;" calcext:value-type="string">
            <text:p>亡语;</text:p>
          </table:table-cell>
          <table:table-cell table:style-name="ce70" office:value-type="string" calcext:value-type="string">
            <text:p>亡语</text:p>
          </table:table-cell>
          <table:table-cell table:style-name="ce13" office:value-type="string" calcext:value-type="string">
            <text:p>身材</text:p>
          </table:table-cell>
          <table:table-cell/>
          <table:table-cell table:style-name="ce70" office:value-type="string" calcext:value-type="string">
            <text:p>亡语</text:p>
          </table:table-cell>
          <table:table-cell table:style-name="ce12"/>
          <table:table-cell table:style-name="ce9" office:value-type="string" calcext:value-type="string">
            <text:p>亡语</text:p>
          </table:table-cell>
          <table:table-cell office:value-type="string" calcext:value-type="string">
            <text:p>搭配卡组（亡语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克苏恩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47:.N1047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/>
          <table:table-cell table:style-name="ce13" office:value-type="string" calcext:value-type="string">
            <text:p>战吼</text:p>
          </table:table-cell>
          <table:table-cell table:style-name="ce70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搭配卡组（战吼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死亡之翼</text:p>
          </table:table-cell>
          <table:table-cell table:style-name="ce61" table:content-validation-name="val7" office:value-type="string" calcext:value-type="string">
            <text:p>龙</text:p>
          </table:table-cell>
          <table:table-cell table:style-name="ce61" table:content-validation-name="val8" office:value-type="string" calcext:value-type="string">
            <text:p>战吼;</text:p>
          </table:table-cell>
          <table:table-cell table:style-name="ce61" table:content-validation-name="val8" table:number-columns-repeated="4"/>
          <table:table-cell table:content-validation-name="val1" table:formula="of:=COM.MICROSOFT.CONCAT([.J1048:.N1048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/>
          <table:table-cell table:style-name="ce13" office:value-type="string" calcext:value-type="string">
            <text:p>战吼</text:p>
          </table:table-cell>
          <table:table-cell table:style-name="ce81" office:value-type="string" calcext:value-type="string">
            <text:p>战吼</text:p>
          </table:table-cell>
          <table:table-cell table:style-name="ce22"/>
          <table:table-cell table:style-name="ce25"/>
          <table:table-cell table:style-name="ce61"/>
          <table:table-cell table:number-columns-repeated="1001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无面巨兽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49:.N1049])">
            <text:p/>
          </table:table-cell>
          <table:table-cell table:style-name="ce2"/>
          <table:table-cell table:style-name="ce13" office:value-type="string" calcext:value-type="string">
            <text:p>身材</text:p>
          </table:table-cell>
          <table:table-cell/>
          <table:table-cell table:style-name="ce72" office:value-type="string" calcext:value-type="string">
            <text:p>身材</text:p>
          </table:table-cell>
          <table:table-cell table:style-name="ce22" table:number-columns-repeated="2"/>
          <table:table-cell table:number-columns-repeated="1003"/>
        </table:table-row>
        <table:table-row table:style-name="ro6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亚煞极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50:.N1050])">
            <text:p/>
          </table:table-cell>
          <table:table-cell table:style-name="ce70" office:value-type="string" calcext:value-type="string">
            <text:p>持续</text:p>
          </table:table-cell>
          <table:table-cell table:style-name="ce13" office:value-type="string" calcext:value-type="string">
            <text:p>身材</text:p>
          </table:table-cell>
          <table:table-cell/>
          <table:table-cell table:style-name="ce70" office:value-type="string" calcext:value-type="string">
            <text:p>持续</text:p>
          </table:table-cell>
          <table:table-cell table:style-name="ce22"/>
          <table:table-cell table:style-name="ce13" office:value-type="string" calcext:value-type="string">
            <text:p>持续</text:p>
          </table:table-cell>
          <table:table-cell office:value-type="string" calcext:value-type="string">
            <text:p>搭配卡组（持续需求）</text:p>
          </table:table-cell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63" table:content-validation-name="val3" office:value-type="string" calcext:value-type="string">
            <text:p>上古之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尤格-萨隆</text:p>
          </table:table-cell>
          <table:table-cell table:style-name="ce63" table:content-validation-name="val7"/>
          <table:table-cell table:style-name="ce63" table:content-validation-name="val8" office:value-type="string" calcext:value-type="string">
            <text:p>战吼;</text:p>
          </table:table-cell>
          <table:table-cell table:style-name="ce63" table:content-validation-name="val8" table:number-columns-repeated="4"/>
          <table:table-cell table:content-validation-name="val1" table:formula="of:=COM.MICROSOFT.CONCAT([.J1051:.N1051])" office:value-type="string" office:string-value="战吼;" calcext:value-type="string">
            <text:p>战吼;</text:p>
          </table:table-cell>
          <table:table-cell table:style-name="ce70" office:value-type="string" calcext:value-type="string">
            <text:p>战吼</text:p>
          </table:table-cell>
          <table:table-cell table:style-name="ce13" office:value-type="string" calcext:value-type="string">
            <text:p>战吼</text:p>
          </table:table-cell>
          <table:table-cell table:number-columns-repeated="2"/>
          <table:table-cell table:style-name="ce72" office:value-type="string" calcext:value-type="string">
            <text:p>战吼</text:p>
          </table:table-cell>
          <table:table-cell table:style-name="ce9" office:value-type="string" calcext:value-type="string">
            <text:p>战吼</text:p>
          </table:table-cell>
          <table:table-cell office:value-type="string" calcext:value-type="string">
            <text:p>人品（战吼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63" table:content-validation-name="val3" office:value-type="string" calcext:value-type="string">
            <text:p>卡拉赞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奥术巨人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52:.N1052])">
            <text:p/>
          </table:table-cell>
          <table:table-cell table:number-columns-repeated="2" table:style-name="ce70" office:value-type="string" calcext:value-type="string">
            <text:p>减费</text:p>
          </table:table-cell>
          <table:table-cell/>
          <table:table-cell table:number-columns-repeated="3" table:style-name="ce72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63" table:content-validation-name="val3" office:value-type="string" calcext:value-type="string">
            <text:p>地精大战侏儒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发条巨人</text:p>
          </table:table-cell>
          <table:table-cell table:style-name="ce63" table:content-validation-name="val7"/>
          <table:table-cell table:style-name="ce63" table:content-validation-name="val8" table:number-columns-repeated="5"/>
          <table:table-cell table:content-validation-name="val1" table:formula="of:=COM.MICROSOFT.CONCAT([.J1053:.N1053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/>
          <table:table-cell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number-columns-repeated="1002"/>
        </table:table-row>
        <table:table-row table:style-name="ro6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12" calcext:value-type="float">
            <text:p>12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山岭巨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54:.N1054])">
            <text:p/>
          </table:table-cell>
          <table:table-cell table:style-name="ce72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2" table:style-name="ce72" office:value-type="string" calcext:value-type="string">
            <text:p>减费</text:p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office:value-type="string" calcext:value-type="string">
            <text:p>搭配卡组（减费需求）</text:p>
          </table:table-cell>
          <table:table-cell table:style-name="ce61"/>
          <table:table-cell table:number-columns-repeated="1001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63" table:content-validation-name="val3" office:value-type="string" calcext:value-type="string">
            <text:p>经典</text:p>
          </table:table-cell>
          <table:table-cell table:style-name="ce65" table:content-validation-name="val4" office:value-type="string" calcext:value-type="string">
            <text:p>中立</text:p>
          </table:table-cell>
          <table:table-cell table:style-name="ce61" table:number-columns-repeated="2"/>
          <table:table-cell table:style-name="ce2" office:value-type="float" office:value="20" calcext:value-type="float">
            <text:p>20</text:p>
          </table:table-cell>
          <table:table-cell table:style-name="ce65" table:content-validation-name="val5" office:value-type="string" calcext:value-type="string">
            <text:p>随从</text:p>
          </table:table-cell>
          <table:table-cell table:style-name="ce65" table:content-validation-name="val6" office:value-type="string" calcext:value-type="string">
            <text:p>熔核巨人</text:p>
          </table:table-cell>
          <table:table-cell table:style-name="ce61" table:content-validation-name="val7"/>
          <table:table-cell table:style-name="ce61" table:content-validation-name="val8" table:number-columns-repeated="5"/>
          <table:table-cell table:content-validation-name="val1" table:formula="of:=COM.MICROSOFT.CONCAT([.J1055:.N1055])">
            <text:p/>
          </table:table-cell>
          <table:table-cell table:style-name="ce70" office:value-type="string" calcext:value-type="string">
            <text:p>减费</text:p>
          </table:table-cell>
          <table:table-cell table:style-name="ce13" office:value-type="string" calcext:value-type="string">
            <text:p>减费</text:p>
          </table:table-cell>
          <table:table-cell table:number-columns-repeated="3" table:style-name="ce72" office:value-type="string" calcext:value-type="string">
            <text:p>减费</text:p>
          </table:table-cell>
          <table:table-cell table:style-name="ce9" office:value-type="string" calcext:value-type="string">
            <text:p>减费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61"/>
          <table:table-cell table:number-columns-repeated="1001"/>
        </table:table-row>
        <table:table-row table:style-name="ro2" table:number-rows-repeated="64481">
          <table:table-cell table:style-name="ce1" table:content-validation-name="val2"/>
          <table:table-cell table:style-name="ce63" table:content-validation-name="val3"/>
          <table:table-cell table:style-name="ce65" table:content-validation-name="val4"/>
          <table:table-cell table:number-columns-repeated="3"/>
          <table:table-cell table:style-name="ce63" table:content-validation-name="val5"/>
          <table:table-cell table:style-name="ce65" table:content-validation-name="val6"/>
          <table:table-cell table:style-name="ce63" table:content-validation-name="val7"/>
          <table:table-cell table:style-name="ce63" table:content-validation-name="val8" table:number-columns-repeated="5"/>
          <table:table-cell table:number-columns-repeated="1010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卡牌.$A$1" table:cell-range-address="$卡牌.$A$1:.$W$1055"/>
        </table:named-expressions>
      </table:table>
      <table:table table:name="其他" table:style-name="ta2">
        <office:forms form:automatic-focus="false" form:apply-design-mode="false"/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7">
          <table:table-cell table:style-name="ce28" office:value-type="string" calcext:value-type="string" table:number-columns-spanned="1" table:number-rows-spanned="2">
            <text:p>职业</text:p>
          </table:table-cell>
          <table:table-cell table:style-name="ce28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29"/>
          <table:table-cell table:style-name="ce28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7">
          <table:covered-table-cell table:style-name="ce29"/>
          <table:table-cell table:style-name="ce29" office:value-type="string" calcext:value-type="string">
            <text:p>卡差</text:p>
          </table:table-cell>
          <table:table-cell table:style-name="ce29" office:value-type="string" calcext:value-type="string">
            <text:p>场面</text:p>
          </table:table-cell>
          <table:table-cell table:style-name="ce29" office:value-type="string" calcext:value-type="string">
            <text:p>血量</text:p>
          </table:table-cell>
          <table:covered-table-cell table:style-name="ce29"/>
          <table:table-cell table:number-columns-repeated="1019"/>
        </table:table-row>
        <table:table-row table:style-name="ro7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7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7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29"/>
          <table:table-cell table:number-columns-repeated="1018"/>
        </table:table-row>
        <table:table-row table:style-name="ro7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7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29"/>
          <table:table-cell table:number-columns-repeated="1018"/>
        </table:table-row>
        <table:table-row table:style-name="ro7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7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2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弱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中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强</text:p>
          </table:table-cell>
          <table:table-cell table:number-columns-repeated="1023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竞技场优先级" table:style-name="ta3">
        <office:forms form:automatic-focus="false" form:apply-design-mode="false"/>
        <table:table-column table:style-name="co15" table:number-columns-repeated="1024" table:default-cell-style-name="Default"/>
        <table:table-row table:style-name="ro8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当前标准天梯主流" table:style-name="ta4">
        <office:forms form:automatic-focus="false" form:apply-design-mode="false"/>
        <table:table-column table:style-name="co15" table:number-columns-repeated="1024" table:default-cell-style-name="Default"/>
        <table:table-row table:style-name="ro8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W10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宋体" fo:font-family="宋体" fo:font-size="12pt" style:font-name-asian="宋体" style:font-family-asian="宋体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0c0c0c" fo:font-size="12pt" style:font-size-asian="12pt" style:font-size-complex="12pt"/>
    </style:style>
    <style:style style:name="ConditionalStyle_5f_3" style:display-name="ConditionalStyle_3" style:family="table-cell" style:parent-style-name="Default">
      <style:table-cell-properties fo:background-color="#ff0000"/>
      <style:text-properties fo:color="#ffffff" fo:font-size="12pt" style:font-size-asian="12pt" style:font-size-complex="12pt"/>
    </style:style>
    <style:style style:name="ConditionalStyle_5f_4" style:display-name="ConditionalStyle_4" style:family="table-cell" style:parent-style-name="Default">
      <style:table-cell-properties fo:background-color="#7030a0"/>
    </style:style>
    <style:style style:name="ConditionalStyle_5f_5" style:display-name="ConditionalStyle_5" style:family="table-cell" style:parent-style-name="Default">
      <style:table-cell-properties fo:background-color="#ff9900"/>
    </style:style>
    <style:style style:name="ConditionalStyle_5f_6" style:display-name="ConditionalStyle_6" style:family="table-cell" style:parent-style-name="Default">
      <style:table-cell-properties fo:background-color="#6699ff"/>
      <style:text-properties fo:color="#ffffff" fo:font-size="12pt" style:font-size-asian="12pt" style:font-size-complex="12pt"/>
    </style:style>
    <style:style style:name="ConditionalStyle_5f_7" style:display-name="ConditionalStyle_7" style:family="table-cell" style:parent-style-name="Default">
      <style:table-cell-properties fo:background-color="#333333"/>
      <style:text-properties fo:color="#ffffff" fo:font-size="12pt" style:font-size-asian="12pt" style:font-size-complex="12pt"/>
    </style:style>
    <style:style style:name="ConditionalStyle_5f_8" style:display-name="ConditionalStyle_8" style:family="table-cell" style:parent-style-name="Default">
      <style:table-cell-properties fo:background-color="#339966"/>
      <style:text-properties fo:color="#ffffff" fo:font-size="12pt" style:font-size-asian="12pt" style:font-size-complex="12pt"/>
    </style:style>
    <style:style style:name="ConditionalStyle_5f_9" style:display-name="ConditionalStyle_9" style:family="table-cell" style:parent-style-name="Default">
      <style:table-cell-properties fo:background-color="#993300"/>
      <style:text-properties fo:color="#ffffff" fo:font-size="12pt" style:font-size-asian="12pt" style:font-size-complex="12pt"/>
    </style:style>
    <style:style style:name="ConditionalStyle_5f_10" style:display-name="ConditionalStyle_10" style:family="table-cell" style:parent-style-name="Default">
      <style:table-cell-properties fo:background-color="#ccccff"/>
    </style:style>
    <style:style style:name="ConditionalStyle_5f_11" style:display-name="ConditionalStyle_11" style:family="table-cell" style:parent-style-name="Default">
      <style:table-cell-properties fo:background-color="#bfbfbf"/>
    </style:style>
    <style:style style:name="ConditionalStyle_5f_12" style:display-name="ConditionalStyle_12" style:family="table-cell" style:parent-style-name="Default">
      <style:table-cell-properties fo:background-color="#bfbfbf"/>
    </style:style>
    <style:style style:name="ConditionalStyle_5f_13" style:display-name="ConditionalStyle_13" style:family="table-cell" style:parent-style-name="Default">
      <style:text-properties fo:color="#993300" fo:font-size="12pt" style:font-size-asian="12pt" style:font-size-complex="12pt"/>
    </style:style>
    <style:style style:name="ConditionalStyle_5f_14" style:display-name="ConditionalStyle_14" style:family="table-cell" style:parent-style-name="Default">
      <style:table-cell-properties fo:background-color="#d8d8d8"/>
    </style:style>
    <style:style style:name="ConditionalStyle_5f_15" style:display-name="ConditionalStyle_15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00/00/00</text:date>, <text:time style:data-style-name="N2" text:time-value="21:51:50.978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3-08T21:56:58.551000000</dc:date>
    <meta:generator>LibreOffice/5.3.0.3$Windows_X86_64 LibreOffice_project/7074905676c47b82bbcfbea1aeefc84afe1c50e1</meta:generator>
    <meta:editing-duration>PT17M49S</meta:editing-duration>
    <meta:editing-cycles>3</meta:editing-cycles>
    <meta:document-statistic meta:table-count="4" meta:cell-count="13657" meta:object-count="0"/>
    <meta:user-defined meta:name="KSOProductBuildVer">2052-10.1.0.5973</meta:user-defined>
    <meta:user-defined meta:name="KSOReadingLayout" meta:value-type="boolean">true</meta:user-defined>
  </office:meta>
</office:document-meta>
</file>